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1.4091in"/>
    </style:style>
    <style:style style:name="co4" style:family="table-column">
      <style:table-column-properties fo:break-before="auto" style:column-width="1.007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ccff99"/>
    </style:style>
    <style:style style:name="ce2" style:family="table-cell" style:parent-style-name="Default">
      <style:table-cell-properties fo:background-color="#cfe7f5"/>
    </style:style>
    <style:style style:name="ce3" style:family="table-cell" style:parent-style-name="Default">
      <style:table-cell-properties fo:background-color="#ffcccc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 style:data-style-name="N121">
      <style:table-cell-properties fo:background-color="#ccff99"/>
    </style:style>
    <style:style style:name="ce6" style:family="table-cell" style:parent-style-name="Default" style:data-style-name="N121"/>
    <style:style style:name="ce7" style:family="table-cell" style:parent-style-name="Default" style:data-style-name="N121">
      <style:table-cell-properties fo:background-color="#cfe7f5"/>
    </style:style>
    <style:style style:name="ce8" style:family="table-cell" style:parent-style-name="Default" style:data-style-name="N121">
      <style:table-cell-properties fo:background-color="#ffcccc"/>
    </style:style>
    <style:style style:name="ce9" style:family="table-cell" style:parent-style-name="Default" style:data-style-name="N121">
      <style:table-cell-properties fo:background-color="#ffffff"/>
    </style:style>
    <style:style style:name="ce10" style:family="table-cell" style:parent-style-name="Default">
      <style:table-cell-properties fo:background-color="#ffcc99"/>
    </style:style>
    <style:style style:name="ce11" style:family="table-cell" style:parent-style-name="Default" style:data-style-name="N121">
      <style:table-cell-properties fo:background-color="#ffcc99"/>
    </style:style>
    <style:style style:name="ce12" style:family="table-cell" style:parent-style-name="Default">
      <style:table-cell-properties fo:background-color="#ffff99"/>
    </style:style>
    <style:style style:name="ce13" style:family="table-cell" style:parent-style-name="Default">
      <style:table-cell-properties fo:background-color="#e6e6ff"/>
    </style:style>
    <style:style style:name="ce14" style:family="table-cell" style:parent-style-name="Default" style:data-style-name="N121">
      <style:table-cell-properties fo:background-color="#ffff99"/>
    </style:style>
    <style:style style:name="ce15" style:family="table-cell" style:parent-style-name="Default" style:data-style-name="N121">
      <style:table-cell-properties fo:background-color="#e6e6ff"/>
    </style:style>
    <style:style style:name="ce16" style:family="table-cell" style:parent-style-name="Default">
      <style:table-cell-properties fo:background-color="#ccccff"/>
    </style:style>
    <style:style style:name="ce17" style:family="table-cell" style:parent-style-name="Default" style:data-style-name="N3"/>
    <style:style style:name="ce18" style:family="table-cell" style:parent-style-name="Default" style:data-style-name="N121">
      <style:table-cell-properties fo:background-color="#ccccff"/>
    </style:style>
  </office:automatic-styles>
  <office:body>
    <office:spreadsheet>
      <table:table table:name="SGD" table:style-name="ta1" table:print="false">
        <table:table-column table:style-name="co1" table:default-cell-style-name="ce1"/>
        <table:table-column table:style-name="co1" table:number-columns-repeated="8" table:default-cell-style-name="ce5"/>
        <table:table-column table:style-name="co1" table:number-columns-repeated="1015" table:default-cell-style-name="ce1"/>
        <table:table-row table:style-name="ro1">
          <table:table-cell office:value-type="string">
            <text:p>x</text:p>
          </table:table-cell>
          <table:table-cell office:value-type="float" office:value="1">
            <text:p>1.00000000</text:p>
          </table:table-cell>
          <table:table-cell table:formula="of:=[.B1]+[.B8]" office:value-type="float" office:value="0">
            <text:p>0.00000000</text:p>
          </table:table-cell>
          <table:table-cell table:formula="of:=[.C1]+[.C8]" office:value-type="float" office:value="0.16">
            <text:p>0.16000000</text:p>
          </table:table-cell>
          <table:table-cell table:formula="of:=[.D1]+[.D8]" office:value-type="float" office:value="0.032">
            <text:p>0.03200000</text:p>
          </table:table-cell>
          <table:table-cell table:formula="of:=[.E1]+[.E8]" office:value-type="float" office:value="0.032">
            <text:p>0.03200000</text:p>
          </table:table-cell>
          <table:table-cell table:formula="of:=[.F1]+[.F8]" office:value-type="float" office:value="0.01152">
            <text:p>0.01152000</text:p>
          </table:table-cell>
          <table:table-cell table:formula="of:=[.G1]+[.G8]" office:value-type="float" office:value="0.007424">
            <text:p>0.00742400</text:p>
          </table:table-cell>
          <table:table-cell table:formula="of:=[.H1]+[.H8]" office:value-type="float" office:value="0.003328">
            <text:p>0.00332800</text:p>
          </table:table-cell>
          <table:table-cell table:number-columns-repeated="1015"/>
        </table:table-row>
        <table:table-row table:style-name="ro1">
          <table:table-cell office:value-type="string">
            <text:p>y</text:p>
          </table:table-cell>
          <table:table-cell office:value-type="float" office:value="1">
            <text:p>1.00000000</text:p>
          </table:table-cell>
          <table:table-cell table:formula="of:=[.B2]+[.B9]" office:value-type="float" office:value="0.8">
            <text:p>0.80000000</text:p>
          </table:table-cell>
          <table:table-cell table:formula="of:=[.C2]+[.C9]" office:value-type="float" office:value="0.32">
            <text:p>0.32000000</text:p>
          </table:table-cell>
          <table:table-cell table:formula="of:=[.D2]+[.D9]" office:value-type="float" office:value="0.192">
            <text:p>0.19200000</text:p>
          </table:table-cell>
          <table:table-cell table:formula="of:=[.E2]+[.E9]" office:value-type="float" office:value="0.0896">
            <text:p>0.08960000</text:p>
          </table:table-cell>
          <table:table-cell table:formula="of:=[.F2]+[.F9]" office:value-type="float" office:value="0.04864">
            <text:p>0.04864000</text:p>
          </table:table-cell>
          <table:table-cell table:formula="of:=[.G2]+[.G9]" office:value-type="float" office:value="0.024064">
            <text:p>0.02406400</text:p>
          </table:table-cell>
          <table:table-cell table:formula="of:=[.H2]+[.H9]" office:value-type="float" office:value="0.0125952">
            <text:p>0.01259520</text:p>
          </table:table-cell>
          <table:table-cell table:number-columns-repeated="1015"/>
        </table:table-row>
        <table:table-row table:style-name="ro1">
          <table:table-cell office:value-type="string">
            <text:p>z</text:p>
          </table:table-cell>
          <table:table-cell office:value-type="float" office:value="1">
            <text:p>1.00000000</text:p>
          </table:table-cell>
          <table:table-cell table:formula="of:=[.B3]+[.B10]" office:value-type="float" office:value="0">
            <text:p>0.00000000</text:p>
          </table:table-cell>
          <table:table-cell table:formula="of:=[.C3]+[.C10]" office:value-type="float" office:value="0.16">
            <text:p>0.16000000</text:p>
          </table:table-cell>
          <table:table-cell table:formula="of:=[.D3]+[.D10]" office:value-type="float" office:value="0.032">
            <text:p>0.03200000</text:p>
          </table:table-cell>
          <table:table-cell table:formula="of:=[.E3]+[.E10]" office:value-type="float" office:value="0.032">
            <text:p>0.03200000</text:p>
          </table:table-cell>
          <table:table-cell table:formula="of:=[.F3]+[.F10]" office:value-type="float" office:value="0.01152">
            <text:p>0.01152000</text:p>
          </table:table-cell>
          <table:table-cell table:formula="of:=[.G3]+[.G10]" office:value-type="float" office:value="0.007424">
            <text:p>0.00742400</text:p>
          </table:table-cell>
          <table:table-cell table:formula="of:=[.H3]+[.H10]" office:value-type="float" office:value="0.003328">
            <text:p>0.00332800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f</text:p>
          </table:table-cell>
          <table:table-cell table:style-name="ce6" table:formula="of:=([.B1]+[.B2]+[.B3])*([.B1]+[.B2]+[.B3]) + 2*([.B1]-[.B2]+[.B3])*([.B1]-[.B2]+[.B3]) + 4*([.B1]-[.B3])*([.B1]-[.B3])" office:value-type="float" office:value="11">
            <text:p>11.00000000</text:p>
          </table:table-cell>
          <table:table-cell table:style-name="ce6" table:formula="of:=([.C1]+[.C2]+[.C3])*([.C1]+[.C2]+[.C3]) + 2*([.C1]-[.C2]+[.C3])*([.C1]-[.C2]+[.C3]) + 4*([.C1]-[.C3])*([.C1]-[.C3])" office:value-type="float" office:value="1.92">
            <text:p>1.92000000</text:p>
          </table:table-cell>
          <table:table-cell table:style-name="ce6" table:formula="of:=([.D1]+[.D2]+[.D3])*([.D1]+[.D2]+[.D3]) + 2*([.D1]-[.D2]+[.D3])*([.D1]-[.D2]+[.D3]) + 4*([.D1]-[.D3])*([.D1]-[.D3])" office:value-type="float" office:value="0.4096">
            <text:p>0.40960000</text:p>
          </table:table-cell>
          <table:table-cell table:style-name="ce6" table:formula="of:=([.E1]+[.E2]+[.E3])*([.E1]+[.E2]+[.E3]) + 2*([.E1]-[.E2]+[.E3])*([.E1]-[.E2]+[.E3]) + 4*([.E1]-[.E3])*([.E1]-[.E3])" office:value-type="float" office:value="0.0983039999999999">
            <text:p>0.09830400</text:p>
          </table:table-cell>
          <table:table-cell table:style-name="ce6" table:formula="of:=([.F1]+[.F2]+[.F3])*([.F1]+[.F2]+[.F3]) + 2*([.F1]-[.F2]+[.F3])*([.F1]-[.F2]+[.F3]) + 4*([.F1]-[.F3])*([.F1]-[.F3])" office:value-type="float" office:value="0.02490368">
            <text:p>0.02490368</text:p>
          </table:table-cell>
          <table:table-cell table:style-name="ce6" table:formula="of:=([.G1]+[.G2]+[.G3])*([.G1]+[.G2]+[.G3]) + 2*([.G1]-[.G2]+[.G3])*([.G1]-[.G2]+[.G3]) + 4*([.G1]-[.G3])*([.G1]-[.G3])" office:value-type="float" office:value="0.0064487424">
            <text:p>0.00644874</text:p>
          </table:table-cell>
          <table:table-cell table:style-name="ce6" table:formula="of:=([.H1]+[.H2]+[.H3])*([.H1]+[.H2]+[.H3]) + 2*([.H1]-[.H2]+[.H3])*([.H1]-[.H2]+[.H3]) + 4*([.H1]-[.H3])*([.H1]-[.H3])" office:value-type="float" office:value="0.001684013056">
            <text:p>0.00168401</text:p>
          </table:table-cell>
          <table:table-cell table:style-name="ce6" table:formula="of:=([.I1]+[.I2]+[.I3])*([.I1]+[.I2]+[.I3]) + 2*([.I1]-[.I2]+[.I3])*([.I1]-[.I2]+[.I3]) + 4*([.I1]-[.I3])*([.I1]-[.I3])" office:value-type="float" office:value="0.00044115689472">
            <text:p>0.00044116</text:p>
          </table:table-cell>
          <table:table-cell table:style-name="Default" table:number-columns-repeated="1015"/>
        </table:table-row>
        <table:table-row table:style-name="ro1">
          <table:table-cell table:style-name="ce2" office:value-type="string">
            <text:p>dfx</text:p>
          </table:table-cell>
          <table:table-cell table:style-name="ce7" table:formula="of:=2*([.B1]+[.B2]+[.B3]) + 4*([.B1]-[.B2]+[.B3]) + 8*([.B1]-[.B3])" office:value-type="float" office:value="10">
            <text:p>10.00000000</text:p>
          </table:table-cell>
          <table:table-cell table:style-name="ce7" table:formula="of:=2*([.C1]+[.C2]+[.C3]) + 4*([.C1]-[.C2]+[.C3]) + 8*([.C1]-[.C3])" office:value-type="float" office:value="-1.6">
            <text:p>-1.60000000</text:p>
          </table:table-cell>
          <table:table-cell table:style-name="ce7" table:formula="of:=2*([.D1]+[.D2]+[.D3]) + 4*([.D1]-[.D2]+[.D3]) + 8*([.D1]-[.D3])" office:value-type="float" office:value="1.28">
            <text:p>1.28000000</text:p>
          </table:table-cell>
          <table:table-cell table:style-name="ce7" table:formula="of:=2*([.E1]+[.E2]+[.E3]) + 4*([.E1]-[.E2]+[.E3]) + 8*([.E1]-[.E3])" office:value-type="float" office:value="0">
            <text:p>0.00000000</text:p>
          </table:table-cell>
          <table:table-cell table:style-name="ce7" table:formula="of:=2*([.F1]+[.F2]+[.F3]) + 4*([.F1]-[.F2]+[.F3]) + 8*([.F1]-[.F3])" office:value-type="float" office:value="0.2048">
            <text:p>0.20480000</text:p>
          </table:table-cell>
          <table:table-cell table:style-name="ce7" table:formula="of:=2*([.G1]+[.G2]+[.G3]) + 4*([.G1]-[.G2]+[.G3]) + 8*([.G1]-[.G3])" office:value-type="float" office:value="0.0409599999999999">
            <text:p>0.04096000</text:p>
          </table:table-cell>
          <table:table-cell table:style-name="ce7" table:formula="of:=2*([.H1]+[.H2]+[.H3]) + 4*([.H1]-[.H2]+[.H3]) + 8*([.H1]-[.H3])" office:value-type="float" office:value="0.04096">
            <text:p>0.04096000</text:p>
          </table:table-cell>
          <table:table-cell table:style-name="ce7" table:formula="of:=2*([.I1]+[.I2]+[.I3]) + 4*([.I1]-[.I2]+[.I3]) + 8*([.I1]-[.I3])" office:value-type="float" office:value="0.0147456">
            <text:p>0.01474560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dfy</text:p>
          </table:table-cell>
          <table:table-cell table:style-name="ce7" table:formula="of:=2*([.B1]+[.B2]+[.B3]) - 4*([.B1]-[.B2]+[.B3])" office:value-type="float" office:value="2">
            <text:p>2.00000000</text:p>
          </table:table-cell>
          <table:table-cell table:style-name="ce7" table:formula="of:=2*([.C1]+[.C2]+[.C3]) - 4*([.C1]-[.C2]+[.C3])" office:value-type="float" office:value="4.8">
            <text:p>4.80000000</text:p>
          </table:table-cell>
          <table:table-cell table:style-name="ce7" table:formula="of:=2*([.D1]+[.D2]+[.D3]) - 4*([.D1]-[.D2]+[.D3])" office:value-type="float" office:value="1.28">
            <text:p>1.28000000</text:p>
          </table:table-cell>
          <table:table-cell table:style-name="ce7" table:formula="of:=2*([.E1]+[.E2]+[.E3]) - 4*([.E1]-[.E2]+[.E3])" office:value-type="float" office:value="1.024">
            <text:p>1.02400000</text:p>
          </table:table-cell>
          <table:table-cell table:style-name="ce7" table:formula="of:=2*([.F1]+[.F2]+[.F3]) - 4*([.F1]-[.F2]+[.F3])" office:value-type="float" office:value="0.4096">
            <text:p>0.40960000</text:p>
          </table:table-cell>
          <table:table-cell table:style-name="ce7" table:formula="of:=2*([.G1]+[.G2]+[.G3]) - 4*([.G1]-[.G2]+[.G3])" office:value-type="float" office:value="0.24576">
            <text:p>0.24576000</text:p>
          </table:table-cell>
          <table:table-cell table:style-name="ce7" table:formula="of:=2*([.H1]+[.H2]+[.H3]) - 4*([.H1]-[.H2]+[.H3])" office:value-type="float" office:value="0.114688">
            <text:p>0.11468800</text:p>
          </table:table-cell>
          <table:table-cell table:style-name="ce7" table:formula="of:=2*([.I1]+[.I2]+[.I3]) - 4*([.I1]-[.I2]+[.I3])" office:value-type="float" office:value="0.0622592">
            <text:p>0.06225920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dfz</text:p>
          </table:table-cell>
          <table:table-cell table:style-name="ce7" table:formula="of:=2*([.B1]+[.B2]+[.B3]) +4*([.B1]-[.B2]+[.B3]) - 8*([.B1]-[.B3])" office:value-type="float" office:value="10">
            <text:p>10.00000000</text:p>
          </table:table-cell>
          <table:table-cell table:style-name="ce7" table:formula="of:=2*([.C1]+[.C2]+[.C3]) +4*([.C1]-[.C2]+[.C3]) - 8*([.C1]-[.C3])" office:value-type="float" office:value="-1.6">
            <text:p>-1.60000000</text:p>
          </table:table-cell>
          <table:table-cell table:style-name="ce7" table:formula="of:=2*([.D1]+[.D2]+[.D3]) +4*([.D1]-[.D2]+[.D3]) - 8*([.D1]-[.D3])" office:value-type="float" office:value="1.28">
            <text:p>1.28000000</text:p>
          </table:table-cell>
          <table:table-cell table:style-name="ce7" table:formula="of:=2*([.E1]+[.E2]+[.E3]) +4*([.E1]-[.E2]+[.E3]) - 8*([.E1]-[.E3])" office:value-type="float" office:value="0">
            <text:p>0.00000000</text:p>
          </table:table-cell>
          <table:table-cell table:style-name="ce7" table:formula="of:=2*([.F1]+[.F2]+[.F3]) +4*([.F1]-[.F2]+[.F3]) - 8*([.F1]-[.F3])" office:value-type="float" office:value="0.2048">
            <text:p>0.20480000</text:p>
          </table:table-cell>
          <table:table-cell table:style-name="ce7" table:formula="of:=2*([.G1]+[.G2]+[.G3]) +4*([.G1]-[.G2]+[.G3]) - 8*([.G1]-[.G3])" office:value-type="float" office:value="0.0409599999999999">
            <text:p>0.04096000</text:p>
          </table:table-cell>
          <table:table-cell table:style-name="ce7" table:formula="of:=2*([.H1]+[.H2]+[.H3]) +4*([.H1]-[.H2]+[.H3]) - 8*([.H1]-[.H3])" office:value-type="float" office:value="0.04096">
            <text:p>0.04096000</text:p>
          </table:table-cell>
          <table:table-cell table:style-name="ce7" table:formula="of:=2*([.I1]+[.I2]+[.I3]) +4*([.I1]-[.I2]+[.I3]) - 8*([.I1]-[.I3])" office:value-type="float" office:value="0.0147456">
            <text:p>0.01474560</text:p>
          </table:table-cell>
          <table:table-cell table:style-name="ce2" table:number-columns-repeated="1015"/>
        </table:table-row>
        <table:table-row table:style-name="ro1">
          <table:table-cell table:style-name="ce3" office:value-type="string">
            <text:p>dx</text:p>
          </table:table-cell>
          <table:table-cell table:style-name="ce8" table:formula="of:=-[.$B$12]*[.B5]" office:value-type="float" office:value="-1">
            <text:p>-1.00000000</text:p>
          </table:table-cell>
          <table:table-cell table:style-name="ce8" table:formula="of:=-[.$B$12]*[.C5]" office:value-type="float" office:value="0.16">
            <text:p>0.16000000</text:p>
          </table:table-cell>
          <table:table-cell table:style-name="ce8" table:formula="of:=-[.$B$12]*[.D5]" office:value-type="float" office:value="-0.128">
            <text:p>-0.12800000</text:p>
          </table:table-cell>
          <table:table-cell table:style-name="ce8" table:formula="of:=-[.$B$12]*[.E5]" office:value-type="float" office:value="-0">
            <text:p>0.00000000</text:p>
          </table:table-cell>
          <table:table-cell table:style-name="ce8" table:formula="of:=-[.$B$12]*[.F5]" office:value-type="float" office:value="-0.02048">
            <text:p>-0.02048000</text:p>
          </table:table-cell>
          <table:table-cell table:style-name="ce8" table:formula="of:=-[.$B$12]*[.G5]" office:value-type="float" office:value="-0.00409599999999999">
            <text:p>-0.00409600</text:p>
          </table:table-cell>
          <table:table-cell table:style-name="ce8" table:formula="of:=-[.$B$12]*[.H5]" office:value-type="float" office:value="-0.004096">
            <text:p>-0.00409600</text:p>
          </table:table-cell>
          <table:table-cell table:style-name="ce8" table:formula="of:=-[.$B$12]*[.I5]" office:value-type="float" office:value="-0.00147456">
            <text:p>-0.00147456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>
            <text:p>dy</text:p>
          </table:table-cell>
          <table:table-cell table:style-name="ce8" table:formula="of:=-[.$B$12]*[.B6]" office:value-type="float" office:value="-0.2">
            <text:p>-0.20000000</text:p>
          </table:table-cell>
          <table:table-cell table:style-name="ce8" table:formula="of:=-[.$B$12]*[.C6]" office:value-type="float" office:value="-0.48">
            <text:p>-0.48000000</text:p>
          </table:table-cell>
          <table:table-cell table:style-name="ce8" table:formula="of:=-[.$B$12]*[.D6]" office:value-type="float" office:value="-0.128">
            <text:p>-0.12800000</text:p>
          </table:table-cell>
          <table:table-cell table:style-name="ce8" table:formula="of:=-[.$B$12]*[.E6]" office:value-type="float" office:value="-0.1024">
            <text:p>-0.10240000</text:p>
          </table:table-cell>
          <table:table-cell table:style-name="ce8" table:formula="of:=-[.$B$12]*[.F6]" office:value-type="float" office:value="-0.04096">
            <text:p>-0.04096000</text:p>
          </table:table-cell>
          <table:table-cell table:style-name="ce8" table:formula="of:=-[.$B$12]*[.G6]" office:value-type="float" office:value="-0.024576">
            <text:p>-0.02457600</text:p>
          </table:table-cell>
          <table:table-cell table:style-name="ce8" table:formula="of:=-[.$B$12]*[.H6]" office:value-type="float" office:value="-0.0114688">
            <text:p>-0.01146880</text:p>
          </table:table-cell>
          <table:table-cell table:style-name="ce8" table:formula="of:=-[.$B$12]*[.I6]" office:value-type="float" office:value="-0.00622592">
            <text:p>-0.00622592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>
            <text:p>dz</text:p>
          </table:table-cell>
          <table:table-cell table:style-name="ce8" table:formula="of:=-[.$B$12]*[.B7]" office:value-type="float" office:value="-1">
            <text:p>-1.00000000</text:p>
          </table:table-cell>
          <table:table-cell table:style-name="ce8" table:formula="of:=-[.$B$12]*[.C7]" office:value-type="float" office:value="0.16">
            <text:p>0.16000000</text:p>
          </table:table-cell>
          <table:table-cell table:style-name="ce8" table:formula="of:=-[.$B$12]*[.D7]" office:value-type="float" office:value="-0.128">
            <text:p>-0.12800000</text:p>
          </table:table-cell>
          <table:table-cell table:style-name="ce8" table:formula="of:=-[.$B$12]*[.E7]" office:value-type="float" office:value="-0">
            <text:p>0.00000000</text:p>
          </table:table-cell>
          <table:table-cell table:style-name="ce8" table:formula="of:=-[.$B$12]*[.F7]" office:value-type="float" office:value="-0.02048">
            <text:p>-0.02048000</text:p>
          </table:table-cell>
          <table:table-cell table:style-name="ce8" table:formula="of:=-[.$B$12]*[.G7]" office:value-type="float" office:value="-0.00409599999999999">
            <text:p>-0.00409600</text:p>
          </table:table-cell>
          <table:table-cell table:style-name="ce8" table:formula="of:=-[.$B$12]*[.H7]" office:value-type="float" office:value="-0.004096">
            <text:p>-0.00409600</text:p>
          </table:table-cell>
          <table:table-cell table:style-name="ce8" table:formula="of:=-[.$B$12]*[.I7]" office:value-type="float" office:value="-0.00147456">
            <text:p>-0.00147456</text:p>
          </table:table-cell>
          <table:table-cell table:style-name="ce3" table:number-columns-repeated="1015"/>
        </table:table-row>
        <table:table-row table:style-name="ro1">
          <table:table-cell table:style-name="ce4"/>
          <table:table-cell table:style-name="ce9" table:formula="of:=[.B8]*[.B8]+[.B9]*[.B9]+[.B10]*[.B10]" office:value-type="float" office:value="2.04">
            <text:p>2.04000000</text:p>
          </table:table-cell>
          <table:table-cell table:style-name="ce9" table:formula="of:=[.C8]*[.C8]+[.C9]*[.C9]+[.C10]*[.C10]" office:value-type="float" office:value="0.2816">
            <text:p>0.28160000</text:p>
          </table:table-cell>
          <table:table-cell table:style-name="ce9" table:formula="of:=[.D8]*[.D8]+[.D9]*[.D9]+[.D10]*[.D10]" office:value-type="float" office:value="0.049152">
            <text:p>0.04915200</text:p>
          </table:table-cell>
          <table:table-cell table:style-name="ce9" table:formula="of:=[.E8]*[.E8]+[.E9]*[.E9]+[.E10]*[.E10]" office:value-type="float" office:value="0.01048576">
            <text:p>0.01048576</text:p>
          </table:table-cell>
          <table:table-cell table:style-name="ce9" table:formula="of:=[.F8]*[.F8]+[.F9]*[.F9]+[.F10]*[.F10]" office:value-type="float" office:value="0.0025165824">
            <text:p>0.00251658</text:p>
          </table:table-cell>
          <table:table-cell table:style-name="ce9" table:formula="of:=[.G8]*[.G8]+[.G9]*[.G9]+[.G10]*[.G10]" office:value-type="float" office:value="0.000637534208">
            <text:p>0.00063753</text:p>
          </table:table-cell>
          <table:table-cell table:style-name="ce9" table:formula="of:=[.H8]*[.H8]+[.H9]*[.H9]+[.H10]*[.H10]" office:value-type="float" office:value="0.00016508780544">
            <text:p>0.00016509</text:p>
          </table:table-cell>
          <table:table-cell table:style-name="ce9" table:formula="of:=[.I8]*[.I8]+[.I9]*[.I9]+[.I10]*[.I10]" office:value-type="float" office:value="0.0000431107342336">
            <text:p>0.00004311</text:p>
          </table:table-cell>
          <table:table-cell table:style-name="ce4" table:number-columns-repeated="1015"/>
        </table:table-row>
        <table:table-row table:style-name="ro1">
          <table:table-cell table:style-name="Default" office:value-type="string">
            <text:p>lr</text:p>
          </table:table-cell>
          <table:table-cell table:style-name="ce6" office:value-type="float" office:value="0.1">
            <text:p>0.10000000</text:p>
          </table:table-cell>
          <table:table-cell table:style-name="ce6" table:number-columns-repeated="7"/>
          <table:table-cell table:style-name="Default" table:number-columns-repeated="1015"/>
        </table:table-row>
      </table:table>
      <table:table table:name="Momentum" table:style-name="ta1" table:print="false">
        <table:table-column table:style-name="co1" table:default-cell-style-name="ce1"/>
        <table:table-column table:style-name="co1" table:default-cell-style-name="ce6"/>
        <table:table-column table:style-name="co1" table:number-columns-repeated="7" table:default-cell-style-name="ce5"/>
        <table:table-column table:style-name="co1" table:number-columns-repeated="1015" table:default-cell-style-name="Default"/>
        <table:table-row table:style-name="ro1">
          <table:table-cell office:value-type="string">
            <text:p>x</text:p>
          </table:table-cell>
          <table:table-cell table:style-name="ce5" office:value-type="float" office:value="1">
            <text:p>1.00000000</text:p>
          </table:table-cell>
          <table:table-cell table:formula="of:=[.B1]+[.C5]" office:value-type="float" office:value="0">
            <text:p>0.00000000</text:p>
          </table:table-cell>
          <table:table-cell table:formula="of:=[.C1]+[.D5]" office:value-type="float" office:value="-0.74">
            <text:p>-0.74000000</text:p>
          </table:table-cell>
          <table:table-cell table:formula="of:=[.D1]+[.E5]" office:value-type="float" office:value="-0.49">
            <text:p>-0.49000000</text:p>
          </table:table-cell>
          <table:table-cell table:formula="of:=[.E1]+[.F5]" office:value-type="float" office:value="0.1562">
            <text:p>0.15620000</text:p>
          </table:table-cell>
          <table:table-cell table:formula="of:=[.F1]+[.G5]" office:value-type="float" office:value="0.2691">
            <text:p>0.26910000</text:p>
          </table:table-cell>
          <table:table-cell table:formula="of:=[.G1]+[.H5]" office:value-type="float" office:value="-0.155206">
            <text:p>-0.15520600</text:p>
          </table:table-cell>
          <table:table-cell table:formula="of:=[.H1]+[.I5]" office:value-type="float" office:value="-0.340085">
            <text:p>-0.34008500</text:p>
          </table:table-cell>
          <table:table-cell table:style-name="ce1" table:number-columns-repeated="1015"/>
        </table:table-row>
        <table:table-row table:style-name="ro1">
          <table:table-cell office:value-type="string">
            <text:p>y</text:p>
          </table:table-cell>
          <table:table-cell table:style-name="ce5" office:value-type="float" office:value="1">
            <text:p>1.00000000</text:p>
          </table:table-cell>
          <table:table-cell table:formula="of:=[.B2]+[.C6]" office:value-type="float" office:value="0.8">
            <text:p>0.80000000</text:p>
          </table:table-cell>
          <table:table-cell table:formula="of:=[.C2]+[.D6]" office:value-type="float" office:value="0.14">
            <text:p>0.14000000</text:p>
          </table:table-cell>
          <table:table-cell table:formula="of:=[.D2]+[.E6]" office:value-type="float" office:value="-0.834">
            <text:p>-0.83400000</text:p>
          </table:table-cell>
          <table:table-cell table:formula="of:=[.E2]+[.F6]" office:value-type="float" office:value="-1.4062">
            <text:p>-1.40620000</text:p>
          </table:table-cell>
          <table:table-cell table:formula="of:=[.F2]+[.G6]" office:value-type="float" office:value="-1.01498">
            <text:p>-1.01498000</text:p>
          </table:table-cell>
          <table:table-cell table:formula="of:=[.G2]+[.H6]" office:value-type="float" office:value="0.0537460000000003">
            <text:p>0.05374600</text:p>
          </table:table-cell>
          <table:table-cell table:formula="of:=[.H2]+[.I6]" office:value-type="float" office:value="0.9212694">
            <text:p>0.92126940</text:p>
          </table:table-cell>
          <table:table-cell table:style-name="ce1" table:number-columns-repeated="1015"/>
        </table:table-row>
        <table:table-row table:style-name="ro1">
          <table:table-cell office:value-type="string">
            <text:p>z</text:p>
          </table:table-cell>
          <table:table-cell table:style-name="ce5" office:value-type="float" office:value="1">
            <text:p>1.00000000</text:p>
          </table:table-cell>
          <table:table-cell table:formula="of:=[.B3]+[.C7]" office:value-type="float" office:value="0">
            <text:p>0.00000000</text:p>
          </table:table-cell>
          <table:table-cell table:formula="of:=[.C3]+[.D7]" office:value-type="float" office:value="-0.74">
            <text:p>-0.74000000</text:p>
          </table:table-cell>
          <table:table-cell table:formula="of:=[.D3]+[.E7]" office:value-type="float" office:value="-0.49">
            <text:p>-0.49000000</text:p>
          </table:table-cell>
          <table:table-cell table:formula="of:=[.E3]+[.F7]" office:value-type="float" office:value="0.1562">
            <text:p>0.15620000</text:p>
          </table:table-cell>
          <table:table-cell table:formula="of:=[.F3]+[.G7]" office:value-type="float" office:value="0.2691">
            <text:p>0.26910000</text:p>
          </table:table-cell>
          <table:table-cell table:formula="of:=[.G3]+[.H7]" office:value-type="float" office:value="-0.155206">
            <text:p>-0.15520600</text:p>
          </table:table-cell>
          <table:table-cell table:formula="of:=[.H3]+[.I7]" office:value-type="float" office:value="-0.340085">
            <text:p>-0.34008500</text:p>
          </table:table-cell>
          <table:table-cell table:style-name="ce1" table:number-columns-repeated="1015"/>
        </table:table-row>
        <table:table-row table:style-name="ro1">
          <table:table-cell table:style-name="Default" office:value-type="string">
            <text:p>f</text:p>
          </table:table-cell>
          <table:table-cell table:formula="of:=([.B1]+[.B2]+[.B3])*([.B1]+[.B2]+[.B3]) + 2*([.B1]-[.B2]+[.B3])*([.B1]-[.B2]+[.B3]) + 4*([.B1]-[.B3])*([.B1]-[.B3])" office:value-type="float" office:value="11">
            <text:p>11.00000000</text:p>
          </table:table-cell>
          <table:table-cell table:style-name="ce6" table:formula="of:=([.C1]+[.C2]+[.C3])*([.C1]+[.C2]+[.C3]) + 2*([.C1]-[.C2]+[.C3])*([.C1]-[.C2]+[.C3]) + 4*([.C1]-[.C3])*([.C1]-[.C3])" office:value-type="float" office:value="1.92">
            <text:p>1.92000000</text:p>
          </table:table-cell>
          <table:table-cell table:style-name="ce6" table:formula="of:=([.D1]+[.D2]+[.D3])*([.D1]+[.D2]+[.D3]) + 2*([.D1]-[.D2]+[.D3])*([.D1]-[.D2]+[.D3]) + 4*([.D1]-[.D3])*([.D1]-[.D3])" office:value-type="float" office:value="7.0444">
            <text:p>7.04440000</text:p>
          </table:table-cell>
          <table:table-cell table:style-name="ce6" table:formula="of:=([.E1]+[.E2]+[.E3])*([.E1]+[.E2]+[.E3]) + 2*([.E1]-[.E2]+[.E3])*([.E1]-[.E2]+[.E3]) + 4*([.E1]-[.E3])*([.E1]-[.E3])" office:value-type="float" office:value="3.333228">
            <text:p>3.33322800</text:p>
          </table:table-cell>
          <table:table-cell table:style-name="ce6" table:formula="of:=([.F1]+[.F2]+[.F3])*([.F1]+[.F2]+[.F3]) + 2*([.F1]-[.F2]+[.F3])*([.F1]-[.F2]+[.F3]) + 4*([.F1]-[.F3])*([.F1]-[.F3])" office:value-type="float" office:value="7.10357036">
            <text:p>7.10357036</text:p>
          </table:table-cell>
          <table:table-cell table:style-name="ce6" table:formula="of:=([.G1]+[.G2]+[.G3])*([.G1]+[.G2]+[.G3]) + 2*([.G1]-[.G2]+[.G3])*([.G1]-[.G2]+[.G3]) + 4*([.G1]-[.G3])*([.G1]-[.G3])" office:value-type="float" office:value="5.0520553932">
            <text:p>5.05205539</text:p>
          </table:table-cell>
          <table:table-cell table:style-name="ce6" table:formula="of:=([.H1]+[.H2]+[.H3])*([.H1]+[.H2]+[.H3]) + 2*([.H1]-[.H2]+[.H3])*([.H1]-[.H2]+[.H3]) + 4*([.H1]-[.H3])*([.H1]-[.H3])" office:value-type="float" office:value="0.331099533484001">
            <text:p>0.33109953</text:p>
          </table:table-cell>
          <table:table-cell table:style-name="ce6" table:formula="of:=([.I1]+[.I2]+[.I3])*([.I1]+[.I2]+[.I3]) + 2*([.I1]-[.I2]+[.I3])*([.I1]-[.I2]+[.I3]) + 4*([.I1]-[.I3])*([.I1]-[.I3])" office:value-type="float" office:value="5.18734522442508">
            <text:p>5.18734522</text:p>
          </table:table-cell>
          <table:table-cell table:number-columns-repeated="1015"/>
        </table:table-row>
        <table:table-row table:style-name="ro1">
          <table:table-cell table:style-name="ce10" office:value-type="string">
            <text:p>mx</text:p>
          </table:table-cell>
          <table:table-cell table:style-name="ce11" office:value-type="float" office:value="0">
            <text:p>0.00000000</text:p>
          </table:table-cell>
          <table:table-cell table:style-name="ce11" table:formula="of:=[.$B$13]*[.B5] - [.$B$12] * [.B8]" office:value-type="float" office:value="-1">
            <text:p>-1.00000000</text:p>
          </table:table-cell>
          <table:table-cell table:style-name="ce11" table:formula="of:=[.$B$13]*[.C5] - [.$B$12] * [.C8]" office:value-type="float" office:value="-0.74">
            <text:p>-0.74000000</text:p>
          </table:table-cell>
          <table:table-cell table:style-name="ce11" table:formula="of:=[.$B$13]*[.D5] - [.$B$12] * [.D8]" office:value-type="float" office:value="0.25">
            <text:p>0.25000000</text:p>
          </table:table-cell>
          <table:table-cell table:style-name="ce11" table:formula="of:=[.$B$13]*[.E5] - [.$B$12] * [.E8]" office:value-type="float" office:value="0.6462">
            <text:p>0.64620000</text:p>
          </table:table-cell>
          <table:table-cell table:style-name="ce11" table:formula="of:=[.$B$13]*[.F5] - [.$B$12] * [.F8]" office:value-type="float" office:value="0.1129">
            <text:p>0.11290000</text:p>
          </table:table-cell>
          <table:table-cell table:style-name="ce11" table:formula="of:=[.$B$13]*[.G5] - [.$B$12] * [.G8]" office:value-type="float" office:value="-0.424306">
            <text:p>-0.42430600</text:p>
          </table:table-cell>
          <table:table-cell table:style-name="ce11" table:formula="of:=[.$B$13]*[.H5] - [.$B$12] * [.H8]" office:value-type="float" office:value="-0.184879">
            <text:p>-0.18487900</text:p>
          </table:table-cell>
          <table:table-cell table:style-name="ce10" table:number-columns-repeated="1015"/>
        </table:table-row>
        <table:table-row table:style-name="ro1">
          <table:table-cell table:style-name="ce10" office:value-type="string">
            <text:p>my</text:p>
          </table:table-cell>
          <table:table-cell table:style-name="ce11" office:value-type="float" office:value="0">
            <text:p>0.00000000</text:p>
          </table:table-cell>
          <table:table-cell table:style-name="ce11" table:formula="of:=[.$B$13]*[.B6] - [.$B$12] * [.B9]" office:value-type="float" office:value="-0.2">
            <text:p>-0.20000000</text:p>
          </table:table-cell>
          <table:table-cell table:style-name="ce11" table:formula="of:=[.$B$13]*[.C6] - [.$B$12] * [.C9]" office:value-type="float" office:value="-0.66">
            <text:p>-0.66000000</text:p>
          </table:table-cell>
          <table:table-cell table:style-name="ce11" table:formula="of:=[.$B$13]*[.D6] - [.$B$12] * [.D9]" office:value-type="float" office:value="-0.974">
            <text:p>-0.97400000</text:p>
          </table:table-cell>
          <table:table-cell table:style-name="ce11" table:formula="of:=[.$B$13]*[.E6] - [.$B$12] * [.E9]" office:value-type="float" office:value="-0.5722">
            <text:p>-0.57220000</text:p>
          </table:table-cell>
          <table:table-cell table:style-name="ce11" table:formula="of:=[.$B$13]*[.F6] - [.$B$12] * [.F9]" office:value-type="float" office:value="0.39122">
            <text:p>0.39122000</text:p>
          </table:table-cell>
          <table:table-cell table:style-name="ce11" table:formula="of:=[.$B$13]*[.G6] - [.$B$12] * [.G9]" office:value-type="float" office:value="1.068726">
            <text:p>1.06872600</text:p>
          </table:table-cell>
          <table:table-cell table:style-name="ce11" table:formula="of:=[.$B$13]*[.H6] - [.$B$12] * [.H9]" office:value-type="float" office:value="0.8675234">
            <text:p>0.86752340</text:p>
          </table:table-cell>
          <table:table-cell table:style-name="ce10" table:number-columns-repeated="1015"/>
        </table:table-row>
        <table:table-row table:style-name="ro1">
          <table:table-cell table:style-name="ce10" office:value-type="string">
            <text:p>mz</text:p>
          </table:table-cell>
          <table:table-cell table:style-name="ce11" office:value-type="float" office:value="0">
            <text:p>0.00000000</text:p>
          </table:table-cell>
          <table:table-cell table:style-name="ce11" table:formula="of:=[.$B$13]*[.B7] - [.$B$12] * [.B10]" office:value-type="float" office:value="-1">
            <text:p>-1.00000000</text:p>
          </table:table-cell>
          <table:table-cell table:style-name="ce11" table:formula="of:=[.$B$13]*[.C7] - [.$B$12] * [.C10]" office:value-type="float" office:value="-0.74">
            <text:p>-0.74000000</text:p>
          </table:table-cell>
          <table:table-cell table:style-name="ce11" table:formula="of:=[.$B$13]*[.D7] - [.$B$12] * [.D10]" office:value-type="float" office:value="0.25">
            <text:p>0.25000000</text:p>
          </table:table-cell>
          <table:table-cell table:style-name="ce11" table:formula="of:=[.$B$13]*[.E7] - [.$B$12] * [.E10]" office:value-type="float" office:value="0.6462">
            <text:p>0.64620000</text:p>
          </table:table-cell>
          <table:table-cell table:style-name="ce11" table:formula="of:=[.$B$13]*[.F7] - [.$B$12] * [.F10]" office:value-type="float" office:value="0.1129">
            <text:p>0.11290000</text:p>
          </table:table-cell>
          <table:table-cell table:style-name="ce11" table:formula="of:=[.$B$13]*[.G7] - [.$B$12] * [.G10]" office:value-type="float" office:value="-0.424306">
            <text:p>-0.42430600</text:p>
          </table:table-cell>
          <table:table-cell table:style-name="ce11" table:formula="of:=[.$B$13]*[.H7] - [.$B$12] * [.H10]" office:value-type="float" office:value="-0.184879">
            <text:p>-0.18487900</text:p>
          </table:table-cell>
          <table:table-cell table:style-name="ce10" table:number-columns-repeated="1015"/>
        </table:table-row>
        <table:table-row table:style-name="ro1">
          <table:table-cell table:style-name="ce2" office:value-type="string">
            <text:p>dfx</text:p>
          </table:table-cell>
          <table:table-cell table:style-name="ce7" table:formula="of:=2*([.B1]+[.B2]+[.B3]) + 4*([.B1]-[.B2]+[.B3]) + 8*([.B1]-[.B3])" office:value-type="float" office:value="10">
            <text:p>10.00000000</text:p>
          </table:table-cell>
          <table:table-cell table:style-name="ce7" table:formula="of:=2*([.C1]+[.C2]+[.C3]) + 4*([.C1]-[.C2]+[.C3]) + 8*([.C1]-[.C3])" office:value-type="float" office:value="-1.6">
            <text:p>-1.60000000</text:p>
          </table:table-cell>
          <table:table-cell table:style-name="ce7" table:formula="of:=2*([.D1]+[.D2]+[.D3]) + 4*([.D1]-[.D2]+[.D3]) + 8*([.D1]-[.D3])" office:value-type="float" office:value="-9.16">
            <text:p>-9.16000000</text:p>
          </table:table-cell>
          <table:table-cell table:style-name="ce7" table:formula="of:=2*([.E1]+[.E2]+[.E3]) + 4*([.E1]-[.E2]+[.E3]) + 8*([.E1]-[.E3])" office:value-type="float" office:value="-4.212">
            <text:p>-4.21200000</text:p>
          </table:table-cell>
          <table:table-cell table:style-name="ce7" table:formula="of:=2*([.F1]+[.F2]+[.F3]) + 4*([.F1]-[.F2]+[.F3]) + 8*([.F1]-[.F3])" office:value-type="float" office:value="4.6868">
            <text:p>4.68680000</text:p>
          </table:table-cell>
          <table:table-cell table:style-name="ce7" table:formula="of:=2*([.G1]+[.G2]+[.G3]) + 4*([.G1]-[.G2]+[.G3]) + 8*([.G1]-[.G3])" office:value-type="float" office:value="5.25916">
            <text:p>5.25916000</text:p>
          </table:table-cell>
          <table:table-cell table:style-name="ce7" table:formula="of:=2*([.H1]+[.H2]+[.H3]) + 4*([.H1]-[.H2]+[.H3]) + 8*([.H1]-[.H3])" office:value-type="float" office:value="-1.969964">
            <text:p>-1.96996400</text:p>
          </table:table-cell>
          <table:table-cell table:style-name="ce7" table:formula="of:=2*([.I1]+[.I2]+[.I3]) + 4*([.I1]-[.I2]+[.I3]) + 8*([.I1]-[.I3])" office:value-type="float" office:value="-5.9235588">
            <text:p>-5.92355880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dfy</text:p>
          </table:table-cell>
          <table:table-cell table:style-name="ce7" table:formula="of:=2*([.B1]+[.B2]+[.B3]) - 4*([.B1]-[.B2]+[.B3])" office:value-type="float" office:value="2">
            <text:p>2.00000000</text:p>
          </table:table-cell>
          <table:table-cell table:style-name="ce7" table:formula="of:=2*([.C1]+[.C2]+[.C3]) - 4*([.C1]-[.C2]+[.C3])" office:value-type="float" office:value="4.8">
            <text:p>4.80000000</text:p>
          </table:table-cell>
          <table:table-cell table:style-name="ce7" table:formula="of:=2*([.D1]+[.D2]+[.D3]) - 4*([.D1]-[.D2]+[.D3])" office:value-type="float" office:value="3.8">
            <text:p>3.80000000</text:p>
          </table:table-cell>
          <table:table-cell table:style-name="ce7" table:formula="of:=2*([.E1]+[.E2]+[.E3]) - 4*([.E1]-[.E2]+[.E3])" office:value-type="float" office:value="-3.044">
            <text:p>-3.04400000</text:p>
          </table:table-cell>
          <table:table-cell table:style-name="ce7" table:formula="of:=2*([.F1]+[.F2]+[.F3]) - 4*([.F1]-[.F2]+[.F3])" office:value-type="float" office:value="-9.062">
            <text:p>-9.06200000</text:p>
          </table:table-cell>
          <table:table-cell table:style-name="ce7" table:formula="of:=2*([.G1]+[.G2]+[.G3]) - 4*([.G1]-[.G2]+[.G3])" office:value-type="float" office:value="-7.16628">
            <text:p>-7.16628000</text:p>
          </table:table-cell>
          <table:table-cell table:style-name="ce7" table:formula="of:=2*([.H1]+[.H2]+[.H3]) - 4*([.H1]-[.H2]+[.H3])" office:value-type="float" office:value="0.943300000000003">
            <text:p>0.94330000</text:p>
          </table:table-cell>
          <table:table-cell table:style-name="ce7" table:formula="of:=2*([.I1]+[.I2]+[.I3]) - 4*([.I1]-[.I2]+[.I3])" office:value-type="float" office:value="6.8879564">
            <text:p>6.88795640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dfz</text:p>
          </table:table-cell>
          <table:table-cell table:style-name="ce7" table:formula="of:=2*([.B1]+[.B2]+[.B3]) +4*([.B1]-[.B2]+[.B3]) - 8*([.B1]-[.B3])" office:value-type="float" office:value="10">
            <text:p>10.00000000</text:p>
          </table:table-cell>
          <table:table-cell table:style-name="ce7" table:formula="of:=2*([.C1]+[.C2]+[.C3]) +4*([.C1]-[.C2]+[.C3]) - 8*([.C1]-[.C3])" office:value-type="float" office:value="-1.6">
            <text:p>-1.60000000</text:p>
          </table:table-cell>
          <table:table-cell table:style-name="ce7" table:formula="of:=2*([.D1]+[.D2]+[.D3]) +4*([.D1]-[.D2]+[.D3]) - 8*([.D1]-[.D3])" office:value-type="float" office:value="-9.16">
            <text:p>-9.16000000</text:p>
          </table:table-cell>
          <table:table-cell table:style-name="ce7" table:formula="of:=2*([.E1]+[.E2]+[.E3]) +4*([.E1]-[.E2]+[.E3]) - 8*([.E1]-[.E3])" office:value-type="float" office:value="-4.212">
            <text:p>-4.21200000</text:p>
          </table:table-cell>
          <table:table-cell table:style-name="ce7" table:formula="of:=2*([.F1]+[.F2]+[.F3]) +4*([.F1]-[.F2]+[.F3]) - 8*([.F1]-[.F3])" office:value-type="float" office:value="4.6868">
            <text:p>4.68680000</text:p>
          </table:table-cell>
          <table:table-cell table:style-name="ce7" table:formula="of:=2*([.G1]+[.G2]+[.G3]) +4*([.G1]-[.G2]+[.G3]) - 8*([.G1]-[.G3])" office:value-type="float" office:value="5.25916">
            <text:p>5.25916000</text:p>
          </table:table-cell>
          <table:table-cell table:style-name="ce7" table:formula="of:=2*([.H1]+[.H2]+[.H3]) +4*([.H1]-[.H2]+[.H3]) - 8*([.H1]-[.H3])" office:value-type="float" office:value="-1.969964">
            <text:p>-1.96996400</text:p>
          </table:table-cell>
          <table:table-cell table:style-name="ce7" table:formula="of:=2*([.I1]+[.I2]+[.I3]) +4*([.I1]-[.I2]+[.I3]) - 8*([.I1]-[.I3])" office:value-type="float" office:value="-5.9235588">
            <text:p>-5.92355880</text:p>
          </table:table-cell>
          <table:table-cell table:style-name="ce2" table:number-columns-repeated="1015"/>
        </table:table-row>
        <table:table-row table:style-name="ro1">
          <table:table-cell table:style-name="ce6"/>
          <table:table-cell/>
          <table:table-cell table:style-name="ce6" table:formula="of:=[.C5]*[.C5]+[.C6]*[.C6]+[.C7]*[.C7]" office:value-type="float" office:value="2.04">
            <text:p>2.04000000</text:p>
          </table:table-cell>
          <table:table-cell table:style-name="ce6" table:formula="of:=[.D5]*[.D5]+[.D6]*[.D6]+[.D7]*[.D7]" office:value-type="float" office:value="1.5308">
            <text:p>1.53080000</text:p>
          </table:table-cell>
          <table:table-cell table:style-name="ce6" table:formula="of:=[.E5]*[.E5]+[.E6]*[.E6]+[.E7]*[.E7]" office:value-type="float" office:value="1.073676">
            <text:p>1.07367600</text:p>
          </table:table-cell>
          <table:table-cell table:style-name="ce6" table:formula="of:=[.F5]*[.F5]+[.F6]*[.F6]+[.F7]*[.F7]" office:value-type="float" office:value="1.16256172">
            <text:p>1.16256172</text:p>
          </table:table-cell>
          <table:table-cell table:style-name="ce6" table:formula="of:=[.G5]*[.G5]+[.G6]*[.G6]+[.G7]*[.G7]" office:value-type="float" office:value="0.1785459084">
            <text:p>0.17854591</text:p>
          </table:table-cell>
          <table:table-cell table:style-name="ce6" table:formula="of:=[.H5]*[.H5]+[.H6]*[.H6]+[.H7]*[.H7]" office:value-type="float" office:value="1.502246426348">
            <text:p>1.50224643</text:p>
          </table:table-cell>
          <table:table-cell table:style-name="ce6" table:formula="of:=[.I5]*[.I5]+[.I6]*[.I6]+[.I7]*[.I7]" office:value-type="float" office:value="0.82095733882956">
            <text:p>0.82095734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lr</text:p>
          </table:table-cell>
          <table:table-cell office:value-type="float" office:value="0.1">
            <text:p>0.10000000</text:p>
          </table:table-cell>
          <table:table-cell table:style-name="ce6" table:number-columns-repeated="7"/>
          <table:table-cell table:number-columns-repeated="1015"/>
        </table:table-row>
        <table:table-row table:style-name="ro1">
          <table:table-cell table:style-name="Default" office:value-type="string">
            <text:p>mu</text:p>
          </table:table-cell>
          <table:table-cell office:value-type="float" office:value="0.9">
            <text:p>0.90000000</text:p>
          </table:table-cell>
          <table:table-cell table:style-name="Default" table:number-columns-repeated="7"/>
          <table:table-cell table:number-columns-repeated="1015"/>
        </table:table-row>
      </table:table>
      <table:table table:name="Adagrad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5"/>
        <table:table-column table:style-name="co4" table:number-columns-repeated="6" table:default-cell-style-name="ce5"/>
        <table:table-column table:style-name="co1" table:number-columns-repeated="1015" table:default-cell-style-name="ce1"/>
        <table:table-row table:style-name="ro1">
          <table:table-cell office:value-type="string">
            <text:p>x</text:p>
          </table:table-cell>
          <table:table-cell table:style-name="ce5" office:value-type="float" office:value="1">
            <text:p>1.00000000</text:p>
          </table:table-cell>
          <table:table-cell table:formula="of:=[.B1]+[.B11]" office:value-type="float" office:value="0.900099850249563">
            <text:p>0.90009985</text:p>
          </table:table-cell>
          <table:table-cell table:formula="of:=[.C1]+[.C11]" office:value-type="float" office:value="0.833255188161004">
            <text:p>0.83325519</text:p>
          </table:table-cell>
          <table:table-cell table:formula="of:=[.D1]+[.D11]" office:value-type="float" office:value="0.780641341800352">
            <text:p>0.78064134</text:p>
          </table:table-cell>
          <table:table-cell table:formula="of:=[.E1]+[.E11]" office:value-type="float" office:value="0.736432594559839">
            <text:p>0.73643259</text:p>
          </table:table-cell>
          <table:table-cell table:formula="of:=[.F1]+[.F11]" office:value-type="float" office:value="0.697943146288711">
            <text:p>0.69794315</text:p>
          </table:table-cell>
          <table:table-cell table:formula="of:=[.G1]+[.G11]" office:value-type="float" office:value="0.66367581598291">
            <text:p>0.66367582</text:p>
          </table:table-cell>
          <table:table-cell table:formula="of:=[.H1]+[.H11]" office:value-type="float" office:value="0.632695514040555">
            <text:p>0.63269551</text:p>
          </table:table-cell>
          <table:table-cell table:number-columns-repeated="1015"/>
        </table:table-row>
        <table:table-row table:style-name="ro1">
          <table:table-cell office:value-type="string">
            <text:p>y</text:p>
          </table:table-cell>
          <table:table-cell table:style-name="ce5" office:value-type="float" office:value="1">
            <text:p>1.00000000</text:p>
          </table:table-cell>
          <table:table-cell table:formula="of:=[.B2]+[.B12]" office:value-type="float" office:value="0.902409992705147">
            <text:p>0.90240999</text:p>
          </table:table-cell>
          <table:table-cell table:formula="of:=[.C2]+[.C12]" office:value-type="float" office:value="0.836129271677602">
            <text:p>0.83612927</text:p>
          </table:table-cell>
          <table:table-cell table:formula="of:=[.D2]+[.D12]" office:value-type="float" office:value="0.783731111151505">
            <text:p>0.78373111</text:p>
          </table:table-cell>
          <table:table-cell table:formula="of:=[.E2]+[.E12]" office:value-type="float" office:value="0.739611114360015">
            <text:p>0.73961111</text:p>
          </table:table-cell>
          <table:table-cell table:formula="of:=[.F2]+[.F12]" office:value-type="float" office:value="0.701150403527374">
            <text:p>0.70115040</text:p>
          </table:table-cell>
          <table:table-cell table:formula="of:=[.G2]+[.G12]" office:value-type="float" office:value="0.666878974641034">
            <text:p>0.66687897</text:p>
          </table:table-cell>
          <table:table-cell table:formula="of:=[.H2]+[.H12]" office:value-type="float" office:value="0.63587487435893">
            <text:p>0.63587487</text:p>
          </table:table-cell>
          <table:table-cell table:number-columns-repeated="1015"/>
        </table:table-row>
        <table:table-row table:style-name="ro1">
          <table:table-cell office:value-type="string">
            <text:p>z</text:p>
          </table:table-cell>
          <table:table-cell table:style-name="ce5" office:value-type="float" office:value="1">
            <text:p>1.00000000</text:p>
          </table:table-cell>
          <table:table-cell table:formula="of:=[.B3]+[.B13]" office:value-type="float" office:value="0.900099850249563">
            <text:p>0.90009985</text:p>
          </table:table-cell>
          <table:table-cell table:formula="of:=[.C3]+[.C13]" office:value-type="float" office:value="0.833255188161004">
            <text:p>0.83325519</text:p>
          </table:table-cell>
          <table:table-cell table:formula="of:=[.D3]+[.D13]" office:value-type="float" office:value="0.780641341800352">
            <text:p>0.78064134</text:p>
          </table:table-cell>
          <table:table-cell table:formula="of:=[.E3]+[.E13]" office:value-type="float" office:value="0.736432594559839">
            <text:p>0.73643259</text:p>
          </table:table-cell>
          <table:table-cell table:formula="of:=[.F3]+[.F13]" office:value-type="float" office:value="0.697943146288711">
            <text:p>0.69794315</text:p>
          </table:table-cell>
          <table:table-cell table:formula="of:=[.G3]+[.G13]" office:value-type="float" office:value="0.66367581598291">
            <text:p>0.66367582</text:p>
          </table:table-cell>
          <table:table-cell table:formula="of:=[.H3]+[.H13]" office:value-type="float" office:value="0.632695514040555">
            <text:p>0.63269551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f</text:p>
          </table:table-cell>
          <table:table-cell table:formula="of:=([.B1]+[.B2]+[.B3])*([.B1]+[.B2]+[.B3]) + 2*([.B1]-[.B2]+[.B3])*([.B1]-[.B2]+[.B3]) + 4*([.B1]-[.B3])*([.B1]-[.B3])" office:value-type="float" office:value="11">
            <text:p>11.00000000</text:p>
          </table:table-cell>
          <table:table-cell table:style-name="ce6" table:formula="of:=([.C1]+[.C2]+[.C3])*([.C1]+[.C2]+[.C3]) + 2*([.C1]-[.C2]+[.C3])*([.C1]-[.C2]+[.C3]) + 4*([.C1]-[.C3])*([.C1]-[.C3])" office:value-type="float" office:value="8.9161518726433">
            <text:p>8.91615187</text:p>
          </table:table-cell>
          <table:table-cell table:style-name="ce6" table:formula="of:=([.D1]+[.D2]+[.D3])*([.D1]+[.D2]+[.D3]) + 2*([.D1]-[.D2]+[.D3])*([.D1]-[.D2]+[.D3]) + 4*([.D1]-[.D3])*([.D1]-[.D3])" office:value-type="float" office:value="7.64227076564054">
            <text:p>7.64227077</text:p>
          </table:table-cell>
          <table:table-cell table:style-name="ce6" table:formula="of:=([.E1]+[.E2]+[.E3])*([.E1]+[.E2]+[.E3]) + 2*([.E1]-[.E2]+[.E3])*([.E1]-[.E2]+[.E3]) + 4*([.E1]-[.E3])*([.E1]-[.E3])" office:value-type="float" office:value="6.7082625932146">
            <text:p>6.70826259</text:p>
          </table:table-cell>
          <table:table-cell table:style-name="ce6" table:formula="of:=([.F1]+[.F2]+[.F3])*([.F1]+[.F2]+[.F3]) + 2*([.F1]-[.F2]+[.F3])*([.F1]-[.F2]+[.F3]) + 4*([.F1]-[.F3])*([.F1]-[.F3])" office:value-type="float" office:value="5.97037446976246">
            <text:p>5.97037447</text:p>
          </table:table-cell>
          <table:table-cell table:style-name="ce6" table:formula="of:=([.G1]+[.G2]+[.G3])*([.G1]+[.G2]+[.G3]) + 2*([.G1]-[.G2]+[.G3])*([.G1]-[.G2]+[.G3]) + 4*([.G1]-[.G3])*([.G1]-[.G3])" office:value-type="float" office:value="5.36287881587845">
            <text:p>5.36287882</text:p>
          </table:table-cell>
          <table:table-cell table:style-name="ce6" table:formula="of:=([.H1]+[.H2]+[.H3])*([.H1]+[.H2]+[.H3]) + 2*([.H1]-[.H2]+[.H3])*([.H1]-[.H2]+[.H3]) + 4*([.H1]-[.H3])*([.H1]-[.H3])" office:value-type="float" office:value="4.84940397447488">
            <text:p>4.84940397</text:p>
          </table:table-cell>
          <table:table-cell table:style-name="ce6" table:formula="of:=([.I1]+[.I2]+[.I3])*([.I1]+[.I2]+[.I3]) + 2*([.I1]-[.I2]+[.I3])*([.I1]-[.I2]+[.I3]) + 4*([.I1]-[.I3])*([.I1]-[.I3])" office:value-type="float" office:value="4.40739320737548">
            <text:p>4.40739321</text:p>
          </table:table-cell>
          <table:table-cell table:style-name="Default" table:number-columns-repeated="1015"/>
        </table:table-row>
        <table:table-row table:style-name="ro1">
          <table:table-cell table:style-name="ce10" office:value-type="string">
            <text:p>Gx</text:p>
          </table:table-cell>
          <table:table-cell table:style-name="ce11" table:formula="of:=[.B8]*[.B8]" office:value-type="float" office:value="100">
            <text:p>100.00000000</text:p>
          </table:table-cell>
          <table:table-cell table:style-name="ce11" table:formula="of:=[.B5] + [.C8]*[.C8]" office:value-type="float" office:value="180.934821033828">
            <text:p>180.93482103</text:p>
          </table:table-cell>
          <table:table-cell table:style-name="ce11" table:formula="of:=[.C5] + [.D8]*[.D8]" office:value-type="float" office:value="250.270481134919">
            <text:p>250.27048113</text:p>
          </table:table-cell>
          <table:table-cell table:style-name="ce11" table:formula="of:=[.D5] + [.E8]*[.E8]" office:value-type="float" office:value="311.114129706717">
            <text:p>311.11412971</text:p>
          </table:table-cell>
          <table:table-cell table:style-name="ce11" table:formula="of:=[.E5] + [.F8]*[.F8]" office:value-type="float" office:value="365.253836128351">
            <text:p>365.25383613</text:p>
          </table:table-cell>
          <table:table-cell table:style-name="ce11" table:formula="of:=[.F5] + [.G8]*[.G8]" office:value-type="float" office:value="413.876801491162">
            <text:p>413.87680149</text:p>
          </table:table-cell>
          <table:table-cell table:style-name="ce11" table:formula="of:=[.G5] + [.H8]*[.H8]" office:value-type="float" office:value="457.838367046675">
            <text:p>457.83836705</text:p>
          </table:table-cell>
          <table:table-cell table:style-name="ce11" table:formula="of:=[.H5] + [.I8]*[.I8]" office:value-type="float" office:value="497.788306148269">
            <text:p>497.78830615</text:p>
          </table:table-cell>
          <table:table-cell table:style-name="ce10" table:number-columns-repeated="1015"/>
        </table:table-row>
        <table:table-row table:style-name="ro1">
          <table:table-cell table:style-name="ce10" office:value-type="string">
            <text:p>Gy</text:p>
          </table:table-cell>
          <table:table-cell table:style-name="ce11" table:formula="of:=[.B9]*[.B9]" office:value-type="float" office:value="4">
            <text:p>4.00000000</text:p>
          </table:table-cell>
          <table:table-cell table:style-name="ce11" table:formula="of:=[.B6] + [.C9]*[.C9]" office:value-type="float" office:value="7.29081569805091">
            <text:p>7.29081570</text:p>
          </table:table-cell>
          <table:table-cell table:style-name="ce11" table:formula="of:=[.C6] + [.D9]*[.D9]" office:value-type="float" office:value="10.1258461852919">
            <text:p>10.12584619</text:p>
          </table:table-cell>
          <table:table-cell table:style-name="ce11" table:formula="of:=[.D6] + [.E9]*[.E9]" office:value-type="float" office:value="12.6216815243018">
            <text:p>12.62168152</text:p>
          </table:table-cell>
          <table:table-cell table:style-name="ce11" table:formula="of:=[.E6] + [.F9]*[.F9]" office:value-type="float" office:value="14.847555471194">
            <text:p>14.84755547</text:p>
          </table:table-cell>
          <table:table-cell table:style-name="ce11" table:formula="of:=[.F6] + [.G9]*[.G9]" office:value-type="float" office:value="16.8501479239579">
            <text:p>16.85014792</text:p>
          </table:table-cell>
          <table:table-cell table:style-name="ce11" table:formula="of:=[.G6] + [.H9]*[.H9]" office:value-type="float" office:value="18.663400261422">
            <text:p>18.66340026</text:p>
          </table:table-cell>
          <table:table-cell table:style-name="ce11" table:formula="of:=[.H6] + [.I9]*[.I9]" office:value-type="float" office:value="20.3132562235863">
            <text:p>20.31325622</text:p>
          </table:table-cell>
          <table:table-cell table:style-name="ce10" table:number-columns-repeated="1015"/>
        </table:table-row>
        <table:table-row table:style-name="ro1">
          <table:table-cell table:style-name="ce10" office:value-type="string">
            <text:p>Gz</text:p>
          </table:table-cell>
          <table:table-cell table:style-name="ce11" table:formula="of:=[.B10]*[.B10]" office:value-type="float" office:value="100">
            <text:p>100.00000000</text:p>
          </table:table-cell>
          <table:table-cell table:style-name="ce11" table:formula="of:=[.B7] + [.C10]*[.C10]" office:value-type="float" office:value="180.934821033828">
            <text:p>180.93482103</text:p>
          </table:table-cell>
          <table:table-cell table:style-name="ce11" table:formula="of:=[.C7] + [.D10]*[.D10]" office:value-type="float" office:value="250.270481134919">
            <text:p>250.27048113</text:p>
          </table:table-cell>
          <table:table-cell table:style-name="ce11" table:formula="of:=[.D7] + [.E10]*[.E10]" office:value-type="float" office:value="311.114129706717">
            <text:p>311.11412971</text:p>
          </table:table-cell>
          <table:table-cell table:style-name="ce11" table:formula="of:=[.E7] + [.F10]*[.F10]" office:value-type="float" office:value="365.253836128351">
            <text:p>365.25383613</text:p>
          </table:table-cell>
          <table:table-cell table:style-name="ce11" table:formula="of:=[.F7] + [.G10]*[.G10]" office:value-type="float" office:value="413.876801491162">
            <text:p>413.87680149</text:p>
          </table:table-cell>
          <table:table-cell table:style-name="ce11" table:formula="of:=[.G7] + [.H10]*[.H10]" office:value-type="float" office:value="457.838367046675">
            <text:p>457.83836705</text:p>
          </table:table-cell>
          <table:table-cell table:style-name="ce11" table:formula="of:=[.H7] + [.I10]*[.I10]" office:value-type="float" office:value="497.788306148269">
            <text:p>497.78830615</text:p>
          </table:table-cell>
          <table:table-cell table:style-name="ce10" table:number-columns-repeated="1015"/>
        </table:table-row>
        <table:table-row table:style-name="ro1">
          <table:table-cell table:style-name="ce2" office:value-type="string">
            <text:p>dfx</text:p>
          </table:table-cell>
          <table:table-cell table:style-name="ce7" table:formula="of:=2*([.B1]+[.B2]+[.B3]) + 4*([.B1]-[.B2]+[.B3]) + 8*([.B1]-[.B3])" office:value-type="float" office:value="10">
            <text:p>10.00000000</text:p>
          </table:table-cell>
          <table:table-cell table:style-name="ce7" table:formula="of:=2*([.C1]+[.C2]+[.C3]) + 4*([.C1]-[.C2]+[.C3]) + 8*([.C1]-[.C3])" office:value-type="float" office:value="8.99637821758447">
            <text:p>8.99637822</text:p>
          </table:table-cell>
          <table:table-cell table:style-name="ce7" table:formula="of:=2*([.D1]+[.D2]+[.D3]) + 4*([.D1]-[.D2]+[.D3]) + 8*([.D1]-[.D3])" office:value-type="float" office:value="8.32680371457684">
            <text:p>8.32680371</text:p>
          </table:table-cell>
          <table:table-cell table:style-name="ce7" table:formula="of:=2*([.E1]+[.E2]+[.E3]) + 4*([.E1]-[.E2]+[.E3]) + 8*([.E1]-[.E3])" office:value-type="float" office:value="7.80023387930122">
            <text:p>7.80023388</text:p>
          </table:table-cell>
          <table:table-cell table:style-name="ce7" table:formula="of:=2*([.F1]+[.F2]+[.F3]) + 4*([.F1]-[.F2]+[.F3]) + 8*([.F1]-[.F3])" office:value-type="float" office:value="7.35796890599803">
            <text:p>7.35796891</text:p>
          </table:table-cell>
          <table:table-cell table:style-name="ce7" table:formula="of:=2*([.G1]+[.G2]+[.G3]) + 4*([.G1]-[.G2]+[.G3]) + 8*([.G1]-[.G3])" office:value-type="float" office:value="6.97301694840979">
            <text:p>6.97301695</text:p>
          </table:table-cell>
          <table:table-cell table:style-name="ce7" table:formula="of:=2*([.H1]+[.H2]+[.H3]) + 4*([.H1]-[.H2]+[.H3]) + 8*([.H1]-[.H3])" office:value-type="float" office:value="6.63035184251286">
            <text:p>6.63035184</text:p>
          </table:table-cell>
          <table:table-cell table:style-name="ce7" table:formula="of:=2*([.I1]+[.I2]+[.I3]) + 4*([.I1]-[.I2]+[.I3]) + 8*([.I1]-[.I3])" office:value-type="float" office:value="6.32059641976881">
            <text:p>6.32059642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dfy</text:p>
          </table:table-cell>
          <table:table-cell table:style-name="ce7" table:formula="of:=2*([.B1]+[.B2]+[.B3]) - 4*([.B1]-[.B2]+[.B3])" office:value-type="float" office:value="2">
            <text:p>2.00000000</text:p>
          </table:table-cell>
          <table:table-cell table:style-name="ce7" table:formula="of:=2*([.C1]+[.C2]+[.C3]) - 4*([.C1]-[.C2]+[.C3])" office:value-type="float" office:value="1.81406055523263">
            <text:p>1.81406056</text:p>
          </table:table-cell>
          <table:table-cell table:style-name="ce7" table:formula="of:=2*([.D1]+[.D2]+[.D3]) - 4*([.D1]-[.D2]+[.D3])" office:value-type="float" office:value="1.6837548774216">
            <text:p>1.68375488</text:p>
          </table:table-cell>
          <table:table-cell table:style-name="ce7" table:formula="of:=2*([.E1]+[.E2]+[.E3]) - 4*([.E1]-[.E2]+[.E3])" office:value-type="float" office:value="1.57982129970762">
            <text:p>1.57982130</text:p>
          </table:table-cell>
          <table:table-cell table:style-name="ce7" table:formula="of:=2*([.F1]+[.F2]+[.F3]) - 4*([.F1]-[.F2]+[.F3])" office:value-type="float" office:value="1.49193630792073">
            <text:p>1.49193631</text:p>
          </table:table-cell>
          <table:table-cell table:style-name="ce7" table:formula="of:=2*([.G1]+[.G2]+[.G3]) - 4*([.G1]-[.G2]+[.G3])" office:value-type="float" office:value="1.4151298360094">
            <text:p>1.41512984</text:p>
          </table:table-cell>
          <table:table-cell table:style-name="ce7" table:formula="of:=2*([.H1]+[.H2]+[.H3]) - 4*([.H1]-[.H2]+[.H3])" office:value-type="float" office:value="1.34657058391457">
            <text:p>1.34657058</text:p>
          </table:table-cell>
          <table:table-cell table:style-name="ce7" table:formula="of:=2*([.I1]+[.I2]+[.I3]) - 4*([.I1]-[.I2]+[.I3])" office:value-type="float" office:value="1.28446718999136">
            <text:p>1.28446719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dfz</text:p>
          </table:table-cell>
          <table:table-cell table:style-name="ce7" table:formula="of:=2*([.B1]+[.B2]+[.B3]) +4*([.B1]-[.B2]+[.B3]) - 8*([.B1]-[.B3])" office:value-type="float" office:value="10">
            <text:p>10.00000000</text:p>
          </table:table-cell>
          <table:table-cell table:style-name="ce7" table:formula="of:=2*([.C1]+[.C2]+[.C3]) +4*([.C1]-[.C2]+[.C3]) - 8*([.C1]-[.C3])" office:value-type="float" office:value="8.99637821758447">
            <text:p>8.99637822</text:p>
          </table:table-cell>
          <table:table-cell table:style-name="ce7" table:formula="of:=2*([.D1]+[.D2]+[.D3]) +4*([.D1]-[.D2]+[.D3]) - 8*([.D1]-[.D3])" office:value-type="float" office:value="8.32680371457684">
            <text:p>8.32680371</text:p>
          </table:table-cell>
          <table:table-cell table:style-name="ce7" table:formula="of:=2*([.E1]+[.E2]+[.E3]) +4*([.E1]-[.E2]+[.E3]) - 8*([.E1]-[.E3])" office:value-type="float" office:value="7.80023387930122">
            <text:p>7.80023388</text:p>
          </table:table-cell>
          <table:table-cell table:style-name="ce7" table:formula="of:=2*([.F1]+[.F2]+[.F3]) +4*([.F1]-[.F2]+[.F3]) - 8*([.F1]-[.F3])" office:value-type="float" office:value="7.35796890599803">
            <text:p>7.35796891</text:p>
          </table:table-cell>
          <table:table-cell table:style-name="ce7" table:formula="of:=2*([.G1]+[.G2]+[.G3]) +4*([.G1]-[.G2]+[.G3]) - 8*([.G1]-[.G3])" office:value-type="float" office:value="6.97301694840979">
            <text:p>6.97301695</text:p>
          </table:table-cell>
          <table:table-cell table:style-name="ce7" table:formula="of:=2*([.H1]+[.H2]+[.H3]) +4*([.H1]-[.H2]+[.H3]) - 8*([.H1]-[.H3])" office:value-type="float" office:value="6.63035184251286">
            <text:p>6.63035184</text:p>
          </table:table-cell>
          <table:table-cell table:style-name="ce7" table:formula="of:=2*([.I1]+[.I2]+[.I3]) +4*([.I1]-[.I2]+[.I3]) - 8*([.I1]-[.I3])" office:value-type="float" office:value="6.32059641976881">
            <text:p>6.32059642</text:p>
          </table:table-cell>
          <table:table-cell table:style-name="ce2" table:number-columns-repeated="1015"/>
        </table:table-row>
        <table:table-row table:style-name="ro1">
          <table:table-cell table:style-name="ce3" office:value-type="string">
            <text:p>dx</text:p>
          </table:table-cell>
          <table:table-cell table:style-name="ce8" table:formula="of:=- [.$B$15] /SQRT([.B5] + [.$B$16]) * [.B8]" office:value-type="float" office:value="-0.0999001497504367">
            <text:p>-0.09990015</text:p>
          </table:table-cell>
          <table:table-cell table:style-name="ce8" table:formula="of:=- [.$B$15] /SQRT([.C5] + [.$B$16]) * [.C8]" office:value-type="float" office:value="-0.0668446620885595">
            <text:p>-0.06684466</text:p>
          </table:table-cell>
          <table:table-cell table:style-name="ce8" table:formula="of:=- [.$B$15] /SQRT([.D5] + [.$B$16]) * [.D8]" office:value-type="float" office:value="-0.0526138463606516">
            <text:p>-0.05261385</text:p>
          </table:table-cell>
          <table:table-cell table:style-name="ce8" table:formula="of:=- [.$B$15] /SQRT([.E5] + [.$B$16]) * [.E8]" office:value-type="float" office:value="-0.0442087472405136">
            <text:p>-0.04420875</text:p>
          </table:table-cell>
          <table:table-cell table:style-name="ce8" table:formula="of:=- [.$B$15] /SQRT([.F5] + [.$B$16]) * [.F8]" office:value-type="float" office:value="-0.0384894482711271">
            <text:p>-0.03848945</text:p>
          </table:table-cell>
          <table:table-cell table:style-name="ce8" table:formula="of:=- [.$B$15] /SQRT([.G5] + [.$B$16]) * [.G8]" office:value-type="float" office:value="-0.0342673303058011">
            <text:p>-0.03426733</text:p>
          </table:table-cell>
          <table:table-cell table:style-name="ce8" table:formula="of:=- [.$B$15] /SQRT([.H5] + [.$B$16]) * [.H8]" office:value-type="float" office:value="-0.030980301942355">
            <text:p>-0.03098030</text:p>
          </table:table-cell>
          <table:table-cell table:style-name="ce8" table:formula="of:=- [.$B$15] /SQRT([.I5] + [.$B$16]) * [.I8]" office:value-type="float" office:value="-0.0283236023497449">
            <text:p>-0.02832360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>
            <text:p>dy</text:p>
          </table:table-cell>
          <table:table-cell table:style-name="ce8" table:formula="of:=- [.$B$15] /SQRT([.B6] + [.$B$16]) * [.B9]" office:value-type="float" office:value="-0.0975900072948533">
            <text:p>-0.09759001</text:p>
          </table:table-cell>
          <table:table-cell table:style-name="ce8" table:formula="of:=- [.$B$15] /SQRT([.C6] + [.$B$16]) * [.C9]" office:value-type="float" office:value="-0.0662807210275442">
            <text:p>-0.06628072</text:p>
          </table:table-cell>
          <table:table-cell table:style-name="ce8" table:formula="of:=- [.$B$15] /SQRT([.D6] + [.$B$16]) * [.D9]" office:value-type="float" office:value="-0.0523981605260973">
            <text:p>-0.05239816</text:p>
          </table:table-cell>
          <table:table-cell table:style-name="ce8" table:formula="of:=- [.$B$15] /SQRT([.E6] + [.$B$16]) * [.E9]" office:value-type="float" office:value="-0.0441199967914904">
            <text:p>-0.04412000</text:p>
          </table:table-cell>
          <table:table-cell table:style-name="ce8" table:formula="of:=- [.$B$15] /SQRT([.F6] + [.$B$16]) * [.F9]" office:value-type="float" office:value="-0.0384607108326411">
            <text:p>-0.03846071</text:p>
          </table:table-cell>
          <table:table-cell table:style-name="ce8" table:formula="of:=- [.$B$15] /SQRT([.G6] + [.$B$16]) * [.G9]" office:value-type="float" office:value="-0.0342714288863393">
            <text:p>-0.03427143</text:p>
          </table:table-cell>
          <table:table-cell table:style-name="ce8" table:formula="of:=- [.$B$15] /SQRT([.H6] + [.$B$16]) * [.H9]" office:value-type="float" office:value="-0.0310041002821044">
            <text:p>-0.03100410</text:p>
          </table:table-cell>
          <table:table-cell table:style-name="ce8" table:formula="of:=- [.$B$15] /SQRT([.I6] + [.$B$16]) * [.I9]" office:value-type="float" office:value="-0.0283599664626154">
            <text:p>-0.02835997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>
            <text:p>dz</text:p>
          </table:table-cell>
          <table:table-cell table:style-name="ce8" table:formula="of:=- [.$B$15] /SQRT([.B7] + [.$B$16]) * [.B10]" office:value-type="float" office:value="-0.0999001497504367">
            <text:p>-0.09990015</text:p>
          </table:table-cell>
          <table:table-cell table:style-name="ce8" table:formula="of:=- [.$B$15] /SQRT([.C7] + [.$B$16]) * [.C10]" office:value-type="float" office:value="-0.0668446620885595">
            <text:p>-0.06684466</text:p>
          </table:table-cell>
          <table:table-cell table:style-name="ce8" table:formula="of:=- [.$B$15] /SQRT([.D7] + [.$B$16]) * [.D10]" office:value-type="float" office:value="-0.0526138463606516">
            <text:p>-0.05261385</text:p>
          </table:table-cell>
          <table:table-cell table:style-name="ce8" table:formula="of:=- [.$B$15] /SQRT([.E7] + [.$B$16]) * [.E10]" office:value-type="float" office:value="-0.0442087472405136">
            <text:p>-0.04420875</text:p>
          </table:table-cell>
          <table:table-cell table:style-name="ce8" table:formula="of:=- [.$B$15] /SQRT([.F7] + [.$B$16]) * [.F10]" office:value-type="float" office:value="-0.0384894482711271">
            <text:p>-0.03848945</text:p>
          </table:table-cell>
          <table:table-cell table:style-name="ce8" table:formula="of:=- [.$B$15] /SQRT([.G7] + [.$B$16]) * [.G10]" office:value-type="float" office:value="-0.0342673303058011">
            <text:p>-0.03426733</text:p>
          </table:table-cell>
          <table:table-cell table:style-name="ce8" table:formula="of:=- [.$B$15] /SQRT([.H7] + [.$B$16]) * [.H10]" office:value-type="float" office:value="-0.030980301942355">
            <text:p>-0.03098030</text:p>
          </table:table-cell>
          <table:table-cell table:style-name="ce8" table:formula="of:=- [.$B$15] /SQRT([.I7] + [.$B$16]) * [.I10]" office:value-type="float" office:value="-0.0283236023497449">
            <text:p>-0.02832360</text:p>
          </table:table-cell>
          <table:table-cell table:style-name="ce3" table:number-columns-repeated="1015"/>
        </table:table-row>
        <table:table-row table:style-name="ro1">
          <table:table-cell table:style-name="ce6"/>
          <table:table-cell table:formula="of:=[.B11]*[.B11]+[.B12]*[.B12]+[.B13]*[.B13]" office:value-type="float" office:value="0.0294838893641289">
            <text:p>0.02948389</text:p>
          </table:table-cell>
          <table:table-cell table:style-name="ce6" table:formula="of:=[.C11]*[.C11]+[.C12]*[.C12]+[.C13]*[.C13]" office:value-type="float" office:value="0.0133295516793986">
            <text:p>0.01332955</text:p>
          </table:table-cell>
          <table:table-cell table:style-name="ce6" table:formula="of:=[.D11]*[.D11]+[.D12]*[.D12]+[.D13]*[.D13]" office:value-type="float" office:value="0.00828200088424316">
            <text:p>0.00828200</text:p>
          </table:table-cell>
          <table:table-cell table:style-name="ce6" table:formula="of:=[.E11]*[.E11]+[.E12]*[.E12]+[.E13]*[.E13]" office:value-type="float" office:value="0.00585540078203237">
            <text:p>0.00585540</text:p>
          </table:table-cell>
          <table:table-cell table:style-name="ce6" table:formula="of:=[.F11]*[.F11]+[.F12]*[.F12]+[.F13]*[.F13]" office:value-type="float" office:value="0.00444210153418357">
            <text:p>0.00444210</text:p>
          </table:table-cell>
          <table:table-cell table:style-name="ce6" table:formula="of:=[.G11]*[.G11]+[.G12]*[.G12]+[.G13]*[.G13]" office:value-type="float" office:value="0.00352303069048516">
            <text:p>0.00352303</text:p>
          </table:table-cell>
          <table:table-cell table:style-name="ce6" table:formula="of:=[.H11]*[.H11]+[.H12]*[.H12]+[.H13]*[.H13]" office:value-type="float" office:value="0.00288081245118176">
            <text:p>0.00288081</text:p>
          </table:table-cell>
          <table:table-cell table:style-name="ce6" table:formula="of:=[.I11]*[.I11]+[.I12]*[.I12]+[.I13]*[.I13]" office:value-type="float" office:value="0.00240874059789362">
            <text:p>0.00240874</text:p>
          </table:table-cell>
          <table:table-cell table:style-name="ce6" table:number-columns-repeated="1015"/>
        </table:table-row>
        <table:table-row table:style-name="ro1">
          <table:table-cell table:style-name="Default" office:value-type="string">
            <text:p>lr</text:p>
          </table:table-cell>
          <table:table-cell office:value-type="float" office:value="0.1">
            <text:p>0.10000000</text:p>
          </table:table-cell>
          <table:table-cell table:style-name="ce6" table:number-columns-repeated="7"/>
          <table:table-cell table:style-name="Default" table:number-columns-repeated="1015"/>
        </table:table-row>
        <table:table-row table:style-name="ro1">
          <table:table-cell table:style-name="Default" office:value-type="string">
            <text:p>eps</text:p>
          </table:table-cell>
          <table:table-cell office:value-type="float" office:value="0.2">
            <text:p>0.20000000</text:p>
          </table:table-cell>
          <table:table-cell table:style-name="Default" table:number-columns-repeated="1022"/>
        </table:table-row>
      </table:table>
      <table:table table:name="RMSprop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number-columns-repeated="6" table:default-cell-style-name="ce9"/>
        <table:table-column table:style-name="co1" table:number-columns-repeated="1015" table:default-cell-style-name="ce4"/>
        <table:table-row table:style-name="ro1">
          <table:table-cell table:style-name="ce1" office:value-type="string">
            <text:p>x</text:p>
          </table:table-cell>
          <table:table-cell table:style-name="ce5" office:value-type="float" office:value="1">
            <text:p>1.00000000</text:p>
          </table:table-cell>
          <table:table-cell table:style-name="ce5" table:formula="of:=[.B1] +[.B11]" office:value-type="float" office:value="0.871115184443383">
            <text:p>0.87111518</text:p>
          </table:table-cell>
          <table:table-cell table:style-name="ce5" table:formula="of:=[.C1] +[.C11]" office:value-type="float" office:value="0.766836355612939">
            <text:p>0.76683636</text:p>
          </table:table-cell>
          <table:table-cell table:style-name="ce5" table:formula="of:=[.D1] +[.D11]" office:value-type="float" office:value="0.670502603651519">
            <text:p>0.67050260</text:p>
          </table:table-cell>
          <table:table-cell table:style-name="ce5" table:formula="of:=[.E1] +[.E11]" office:value-type="float" office:value="0.57795892990055">
            <text:p>0.57795893</text:p>
          </table:table-cell>
          <table:table-cell table:style-name="ce5" table:formula="of:=[.F1] +[.F11]" office:value-type="float" office:value="0.487938196947843">
            <text:p>0.48793820</text:p>
          </table:table-cell>
          <table:table-cell table:style-name="ce5" table:formula="of:=[.G1] +[.G11]" office:value-type="float" office:value="0.400248175403106">
            <text:p>0.40024818</text:p>
          </table:table-cell>
          <table:table-cell table:style-name="ce5" table:formula="of:=[.H1] +[.H11]" office:value-type="float" office:value="0.315292405379118">
            <text:p>0.31529241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>
            <text:p>y</text:p>
          </table:table-cell>
          <table:table-cell table:style-name="ce5" office:value-type="float" office:value="1">
            <text:p>1.00000000</text:p>
          </table:table-cell>
          <table:table-cell table:style-name="ce5" table:formula="of:=[.B2] +[.B12]" office:value-type="float" office:value="0.875965265410792">
            <text:p>0.87596527</text:p>
          </table:table-cell>
          <table:table-cell table:style-name="ce5" table:formula="of:=[.C2] +[.C12]" office:value-type="float" office:value="0.774415352472568">
            <text:p>0.77441535</text:p>
          </table:table-cell>
          <table:table-cell table:style-name="ce5" table:formula="of:=[.D2] +[.D12]" office:value-type="float" office:value="0.680598674540211">
            <text:p>0.68059867</text:p>
          </table:table-cell>
          <table:table-cell table:style-name="ce5" table:formula="of:=[.E2] +[.E12]" office:value-type="float" office:value="0.590723382181461">
            <text:p>0.59072338</text:p>
          </table:table-cell>
          <table:table-cell table:style-name="ce5" table:formula="of:=[.F2] +[.F12]" office:value-type="float" office:value="0.503664032477412">
            <text:p>0.50366403</text:p>
          </table:table-cell>
          <table:table-cell table:style-name="ce5" table:formula="of:=[.G2] +[.G12]" office:value-type="float" office:value="0.419289853752296">
            <text:p>0.41928985</text:p>
          </table:table-cell>
          <table:table-cell table:style-name="ce5" table:formula="of:=[.H2] +[.H12]" office:value-type="float" office:value="0.337979134654697">
            <text:p>0.33797913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>
            <text:p>z</text:p>
          </table:table-cell>
          <table:table-cell table:style-name="ce5" office:value-type="float" office:value="1">
            <text:p>1.00000000</text:p>
          </table:table-cell>
          <table:table-cell table:style-name="ce5" table:formula="of:=[.B3] +[.B13]" office:value-type="float" office:value="0.871115184443383">
            <text:p>0.87111518</text:p>
          </table:table-cell>
          <table:table-cell table:style-name="ce5" table:formula="of:=[.C3] +[.C13]" office:value-type="float" office:value="0.766836355612939">
            <text:p>0.76683636</text:p>
          </table:table-cell>
          <table:table-cell table:style-name="ce5" table:formula="of:=[.D3] +[.D13]" office:value-type="float" office:value="0.670502603651519">
            <text:p>0.67050260</text:p>
          </table:table-cell>
          <table:table-cell table:style-name="ce5" table:formula="of:=[.E3] +[.E13]" office:value-type="float" office:value="0.57795892990055">
            <text:p>0.57795893</text:p>
          </table:table-cell>
          <table:table-cell table:style-name="ce5" table:formula="of:=[.F3] +[.F13]" office:value-type="float" office:value="0.487938196947843">
            <text:p>0.48793820</text:p>
          </table:table-cell>
          <table:table-cell table:style-name="ce5" table:formula="of:=[.G3] +[.G13]" office:value-type="float" office:value="0.400248175403106">
            <text:p>0.40024818</text:p>
          </table:table-cell>
          <table:table-cell table:style-name="ce5" table:formula="of:=[.H3] +[.H13]" office:value-type="float" office:value="0.315292405379118">
            <text:p>0.31529241</text:p>
          </table:table-cell>
          <table:table-cell table:style-name="ce1" table:number-columns-repeated="1015"/>
        </table:table-row>
        <table:table-row table:style-name="ro1">
          <table:table-cell table:style-name="Default" office:value-type="string">
            <text:p>f</text:p>
          </table:table-cell>
          <table:table-cell table:style-name="ce6" table:formula="of:=([.B1]+[.B2]+[.B3])*([.B1]+[.B2]+[.B3]) + 2*([.B1]-[.B2]+[.B3])*([.B1]-[.B2]+[.B3]) + 4*([.B1]-[.B3])*([.B1]-[.B3])" office:value-type="float" office:value="11">
            <text:p>11.00000000</text:p>
          </table:table-cell>
          <table:table-cell table:style-name="ce6" table:formula="of:=([.C1]+[.C2]+[.C3])*([.C1]+[.C2]+[.C3]) + 2*([.C1]-[.C2]+[.C3])*([.C1]-[.C2]+[.C3]) + 4*([.C1]-[.C3])*([.C1]-[.C3])" office:value-type="float" office:value="8.35577883845528">
            <text:p>8.35577884</text:p>
          </table:table-cell>
          <table:table-cell table:style-name="ce6" table:formula="of:=([.D1]+[.D2]+[.D3])*([.D1]+[.D2]+[.D3]) + 2*([.D1]-[.D2]+[.D3])*([.D1]-[.D2]+[.D3]) + 4*([.D1]-[.D3])*([.D1]-[.D3])" office:value-type="float" office:value="6.48021398342935">
            <text:p>6.48021398</text:p>
          </table:table-cell>
          <table:table-cell table:style-name="ce6" table:formula="of:=([.E1]+[.E2]+[.E3])*([.E1]+[.E2]+[.E3]) + 2*([.E1]-[.E2]+[.E3])*([.E1]-[.E2]+[.E3]) + 4*([.E1]-[.E3])*([.E1]-[.E3])" office:value-type="float" office:value="4.95915583211533">
            <text:p>4.95915583</text:p>
          </table:table-cell>
          <table:table-cell table:style-name="ce6" table:formula="of:=([.F1]+[.F2]+[.F3])*([.F1]+[.F2]+[.F3]) + 2*([.F1]-[.F2]+[.F3])*([.F1]-[.F2]+[.F3]) + 4*([.F1]-[.F3])*([.F1]-[.F3])" office:value-type="float" office:value="3.68964522325786">
            <text:p>3.68964522</text:p>
          </table:table-cell>
          <table:table-cell table:style-name="ce6" table:formula="of:=([.G1]+[.G2]+[.G3])*([.G1]+[.G2]+[.G3]) + 2*([.G1]-[.G2]+[.G3])*([.G1]-[.G2]+[.G3]) + 4*([.G1]-[.G3])*([.G1]-[.G3])" office:value-type="float" office:value="2.63500890182473">
            <text:p>2.63500890</text:p>
          </table:table-cell>
          <table:table-cell table:style-name="ce6" table:formula="of:=([.H1]+[.H2]+[.H3])*([.H1]+[.H2]+[.H3]) + 2*([.H1]-[.H2]+[.H3])*([.H1]-[.H2]+[.H3]) + 4*([.H1]-[.H3])*([.H1]-[.H3])" office:value-type="float" office:value="1.77851517162348">
            <text:p>1.77851517</text:p>
          </table:table-cell>
          <table:table-cell table:style-name="ce6" table:formula="of:=([.I1]+[.I2]+[.I3])*([.I1]+[.I2]+[.I3]) + 2*([.I1]-[.I2]+[.I3])*([.I1]-[.I2]+[.I3]) + 4*([.I1]-[.I3])*([.I1]-[.I3])" office:value-type="float" office:value="1.10935227972989">
            <text:p>1.10935228</text:p>
          </table:table-cell>
          <table:table-cell table:style-name="Default" table:number-columns-repeated="1015"/>
        </table:table-row>
        <table:table-row table:style-name="ro1">
          <table:table-cell table:style-name="ce10" office:value-type="string">
            <text:p>Ex</text:p>
          </table:table-cell>
          <table:table-cell table:style-name="ce11" table:formula="of:=(1-[.$B$17])*[.B8]*[.B8]" office:value-type="float" office:value="60">
            <text:p>60.00000000</text:p>
          </table:table-cell>
          <table:table-cell table:style-name="ce11" table:formula="of:=[.$B$17]*[.B5]+(1-[.$B$17])*[.C8]*[.C8]" office:value-type="float" office:value="69.429156829719">
            <text:p>69.42915683</text:p>
          </table:table-cell>
          <table:table-cell table:style-name="ce11" table:formula="of:=[.$B$17]*[.C5]+(1-[.$B$17])*[.D8]*[.D8]" office:value-type="float" office:value="62.9145959601909">
            <text:p>62.91459596</text:p>
          </table:table-cell>
          <table:table-cell table:style-name="ce11" table:formula="of:=[.$B$17]*[.D5]+(1-[.$B$17])*[.E8]*[.E8]" office:value-type="float" office:value="51.9780409042176">
            <text:p>51.97804090</text:p>
          </table:table-cell>
          <table:table-cell table:style-name="ce11" table:formula="of:=[.$B$17]*[.E5]+(1-[.$B$17])*[.F8]*[.F8]" office:value-type="float" office:value="40.6567429754302">
            <text:p>40.65674298</text:p>
          </table:table-cell>
          <table:table-cell table:style-name="ce11" table:formula="of:=[.$B$17]*[.F5]+(1-[.$B$17])*[.G8]*[.G8]" office:value-type="float" office:value="30.3641540971711">
            <text:p>30.36415410</text:p>
          </table:table-cell>
          <table:table-cell table:style-name="ce11" table:formula="of:=[.$B$17]*[.G5]+(1-[.$B$17])*[.H8]*[.H8]" office:value-type="float" office:value="21.5755344305328">
            <text:p>21.57553443</text:p>
          </table:table-cell>
          <table:table-cell table:style-name="ce11" table:formula="of:=[.$B$17]*[.H5]+(1-[.$B$17])*[.I8]*[.I8]" office:value-type="float" office:value="14.4243361933991">
            <text:p>14.42433619</text:p>
          </table:table-cell>
          <table:table-cell table:style-name="ce10" table:number-columns-repeated="1015"/>
        </table:table-row>
        <table:table-row table:style-name="ro1">
          <table:table-cell table:style-name="ce10" office:value-type="string">
            <text:p>Ey</text:p>
          </table:table-cell>
          <table:table-cell table:style-name="ce11" table:formula="of:=(1-[.$B$17])*[.B9]*[.B9]" office:value-type="float" office:value="2.4">
            <text:p>2.40000000</text:p>
          </table:table-cell>
          <table:table-cell table:style-name="ce11" table:formula="of:=[.$B$17]*[.B6]+(1-[.$B$17])*[.C9]*[.C9]" office:value-type="float" office:value="2.84256779806867">
            <text:p>2.84256780</text:p>
          </table:table-cell>
          <table:table-cell table:style-name="ce11" table:formula="of:=[.$B$17]*[.C6]+(1-[.$B$17])*[.D9]*[.D9]" office:value-type="float" office:value="2.6332496848672">
            <text:p>2.63324968</text:p>
          </table:table-cell>
          <table:table-cell table:style-name="ce11" table:formula="of:=[.$B$17]*[.D6]+(1-[.$B$17])*[.E9]*[.E9]" office:value-type="float" office:value="2.23195851771108">
            <text:p>2.23195852</text:p>
          </table:table-cell>
          <table:table-cell table:style-name="ce11" table:formula="of:=[.$B$17]*[.E6]+(1-[.$B$17])*[.F9]*[.F9]" office:value-type="float" office:value="1.80422392128361">
            <text:p>1.80422392</text:p>
          </table:table-cell>
          <table:table-cell table:style-name="ce11" table:formula="of:=[.$B$17]*[.F6]+(1-[.$B$17])*[.G9]*[.G9]" office:value-type="float" office:value="1.40892672732485">
            <text:p>1.40892673</text:p>
          </table:table-cell>
          <table:table-cell table:style-name="ce11" table:formula="of:=[.$B$17]*[.G6]+(1-[.$B$17])*[.H9]*[.H9]" office:value-type="float" office:value="1.06562729966104">
            <text:p>1.06562730</text:p>
          </table:table-cell>
          <table:table-cell table:style-name="ce11" table:formula="of:=[.$B$17]*[.H6]+(1-[.$B$17])*[.I9]*[.I9]" office:value-type="float" office:value="0.778953025586787">
            <text:p>0.77895303</text:p>
          </table:table-cell>
          <table:table-cell table:style-name="ce10" table:number-columns-repeated="1015"/>
        </table:table-row>
        <table:table-row table:style-name="ro1">
          <table:table-cell table:style-name="ce10" office:value-type="string">
            <text:p>Ez</text:p>
          </table:table-cell>
          <table:table-cell table:style-name="ce11" table:formula="of:=(1-[.$B$17])*[.B10]*[.B10]" office:value-type="float" office:value="60">
            <text:p>60.00000000</text:p>
          </table:table-cell>
          <table:table-cell table:style-name="ce11" table:formula="of:=[.$B$17]*[.B7]+(1-[.$B$17])*[.C10]*[.C10]" office:value-type="float" office:value="69.429156829719">
            <text:p>69.42915683</text:p>
          </table:table-cell>
          <table:table-cell table:style-name="ce11" table:formula="of:=[.$B$17]*[.C7]+(1-[.$B$17])*[.D10]*[.D10]" office:value-type="float" office:value="62.9145959601909">
            <text:p>62.91459596</text:p>
          </table:table-cell>
          <table:table-cell table:style-name="ce11" table:formula="of:=[.$B$17]*[.D7]+(1-[.$B$17])*[.E10]*[.E10]" office:value-type="float" office:value="51.9780409042176">
            <text:p>51.97804090</text:p>
          </table:table-cell>
          <table:table-cell table:style-name="ce11" table:formula="of:=[.$B$17]*[.E7]+(1-[.$B$17])*[.F10]*[.F10]" office:value-type="float" office:value="40.6567429754302">
            <text:p>40.65674298</text:p>
          </table:table-cell>
          <table:table-cell table:style-name="ce11" table:formula="of:=[.$B$17]*[.F7]+(1-[.$B$17])*[.G10]*[.G10]" office:value-type="float" office:value="30.3641540971711">
            <text:p>30.36415410</text:p>
          </table:table-cell>
          <table:table-cell table:style-name="ce11" table:formula="of:=[.$B$17]*[.G7]+(1-[.$B$17])*[.H10]*[.H10]" office:value-type="float" office:value="21.5755344305328">
            <text:p>21.57553443</text:p>
          </table:table-cell>
          <table:table-cell table:style-name="ce11" table:formula="of:=[.$B$17]*[.H7]+(1-[.$B$17])*[.I10]*[.I10]" office:value-type="float" office:value="14.4243361933991">
            <text:p>14.42433619</text:p>
          </table:table-cell>
          <table:table-cell table:style-name="ce10" table:number-columns-repeated="1015"/>
        </table:table-row>
        <table:table-row table:style-name="ro1">
          <table:table-cell table:style-name="ce2" office:value-type="string">
            <text:p>dfx</text:p>
          </table:table-cell>
          <table:table-cell table:style-name="ce7" table:formula="of:=2*([.B1]+[.B2]+[.B3]) + 4*([.B1]-[.B2]+[.B3]) + 8*([.B1]-[.B3])" office:value-type="float" office:value="10">
            <text:p>10.00000000</text:p>
          </table:table-cell>
          <table:table-cell table:style-name="ce7" table:formula="of:=2*([.C1]+[.C2]+[.C3]) + 4*([.C1]-[.C2]+[.C3]) + 8*([.C1]-[.C3])" office:value-type="float" office:value="8.70145168249902">
            <text:p>8.70145168</text:p>
          </table:table-cell>
          <table:table-cell table:style-name="ce7" table:formula="of:=2*([.D1]+[.D2]+[.D3]) + 4*([.D1]-[.D2]+[.D3]) + 8*([.D1]-[.D3])" office:value-type="float" office:value="7.65320556241014">
            <text:p>7.65320556</text:p>
          </table:table-cell>
          <table:table-cell table:style-name="ce7" table:formula="of:=2*([.E1]+[.E2]+[.E3]) + 4*([.E1]-[.E2]+[.E3]) + 8*([.E1]-[.E3])" office:value-type="float" office:value="6.6848338947378">
            <text:p>6.68483389</text:p>
          </table:table-cell>
          <table:table-cell table:style-name="ce7" table:formula="of:=2*([.F1]+[.F2]+[.F3]) + 4*([.F1]-[.F2]+[.F3]) + 8*([.F1]-[.F3])" office:value-type="float" office:value="5.75406039444368">
            <text:p>5.75406039</text:p>
          </table:table-cell>
          <table:table-cell table:style-name="ce7" table:formula="of:=2*([.G1]+[.G2]+[.G3]) + 4*([.G1]-[.G2]+[.G3]) + 8*([.G1]-[.G3])" office:value-type="float" office:value="4.84793029841929">
            <text:p>4.84793030</text:p>
          </table:table-cell>
          <table:table-cell table:style-name="ce7" table:formula="of:=2*([.H1]+[.H2]+[.H3]) + 4*([.H1]-[.H2]+[.H3]) + 8*([.H1]-[.H3])" office:value-type="float" office:value="3.96439839733268">
            <text:p>3.96439840</text:p>
          </table:table-cell>
          <table:table-cell table:style-name="ce7" table:formula="of:=2*([.I1]+[.I2]+[.I3]) + 4*([.I1]-[.I2]+[.I3]) + 8*([.I1]-[.I3])" office:value-type="float" office:value="3.10755059524002">
            <text:p>3.10755060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dfy</text:p>
          </table:table-cell>
          <table:table-cell table:style-name="ce7" table:formula="of:=2*([.B1]+[.B2]+[.B3]) - 4*([.B1]-[.B2]+[.B3])" office:value-type="float" office:value="2">
            <text:p>2.00000000</text:p>
          </table:table-cell>
          <table:table-cell table:style-name="ce7" table:formula="of:=2*([.C1]+[.C2]+[.C3]) - 4*([.C1]-[.C2]+[.C3])" office:value-type="float" office:value="1.77133085469122">
            <text:p>1.77133085</text:p>
          </table:table-cell>
          <table:table-cell table:style-name="ce7" table:formula="of:=2*([.D1]+[.D2]+[.D3]) - 4*([.D1]-[.D2]+[.D3])" office:value-type="float" office:value="1.57914669238365">
            <text:p>1.57914669</text:p>
          </table:table-cell>
          <table:table-cell table:style-name="ce7" table:formula="of:=2*([.E1]+[.E2]+[.E3]) - 4*([.E1]-[.E2]+[.E3])" office:value-type="float" office:value="1.40158163263519">
            <text:p>1.40158163</text:p>
          </table:table-cell>
          <table:table-cell table:style-name="ce7" table:formula="of:=2*([.F1]+[.F2]+[.F3]) - 4*([.F1]-[.F2]+[.F3])" office:value-type="float" office:value="1.23250457348657">
            <text:p>1.23250457</text:p>
          </table:table-cell>
          <table:table-cell table:style-name="ce7" table:formula="of:=2*([.G1]+[.G2]+[.G3]) - 4*([.G1]-[.G2]+[.G3])" office:value-type="float" office:value="1.0702314070731">
            <text:p>1.07023141</text:p>
          </table:table-cell>
          <table:table-cell table:style-name="ce7" table:formula="of:=2*([.H1]+[.H2]+[.H3]) - 4*([.H1]-[.H2]+[.H3])" office:value-type="float" office:value="0.914746420901352">
            <text:p>0.91474642</text:p>
          </table:table-cell>
          <table:table-cell table:style-name="ce7" table:formula="of:=2*([.I1]+[.I2]+[.I3]) - 4*([.I1]-[.I2]+[.I3])" office:value-type="float" office:value="0.766705186411712">
            <text:p>0.76670519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dfz</text:p>
          </table:table-cell>
          <table:table-cell table:style-name="ce7" table:formula="of:=2*([.B1]+[.B2]+[.B3]) +4*([.B1]-[.B2]+[.B3]) - 8*([.B1]-[.B3])" office:value-type="float" office:value="10">
            <text:p>10.00000000</text:p>
          </table:table-cell>
          <table:table-cell table:style-name="ce7" table:formula="of:=2*([.C1]+[.C2]+[.C3]) +4*([.C1]-[.C2]+[.C3]) - 8*([.C1]-[.C3])" office:value-type="float" office:value="8.70145168249902">
            <text:p>8.70145168</text:p>
          </table:table-cell>
          <table:table-cell table:style-name="ce7" table:formula="of:=2*([.D1]+[.D2]+[.D3]) +4*([.D1]-[.D2]+[.D3]) - 8*([.D1]-[.D3])" office:value-type="float" office:value="7.65320556241014">
            <text:p>7.65320556</text:p>
          </table:table-cell>
          <table:table-cell table:style-name="ce7" table:formula="of:=2*([.E1]+[.E2]+[.E3]) +4*([.E1]-[.E2]+[.E3]) - 8*([.E1]-[.E3])" office:value-type="float" office:value="6.6848338947378">
            <text:p>6.68483389</text:p>
          </table:table-cell>
          <table:table-cell table:style-name="ce7" table:formula="of:=2*([.F1]+[.F2]+[.F3]) +4*([.F1]-[.F2]+[.F3]) - 8*([.F1]-[.F3])" office:value-type="float" office:value="5.75406039444368">
            <text:p>5.75406039</text:p>
          </table:table-cell>
          <table:table-cell table:style-name="ce7" table:formula="of:=2*([.G1]+[.G2]+[.G3]) +4*([.G1]-[.G2]+[.G3]) - 8*([.G1]-[.G3])" office:value-type="float" office:value="4.84793029841929">
            <text:p>4.84793030</text:p>
          </table:table-cell>
          <table:table-cell table:style-name="ce7" table:formula="of:=2*([.H1]+[.H2]+[.H3]) +4*([.H1]-[.H2]+[.H3]) - 8*([.H1]-[.H3])" office:value-type="float" office:value="3.96439839733268">
            <text:p>3.96439840</text:p>
          </table:table-cell>
          <table:table-cell table:style-name="ce7" table:formula="of:=2*([.I1]+[.I2]+[.I3]) +4*([.I1]-[.I2]+[.I3]) - 8*([.I1]-[.I3])" office:value-type="float" office:value="3.10755059524002">
            <text:p>3.10755060</text:p>
          </table:table-cell>
          <table:table-cell table:style-name="ce2" table:number-columns-repeated="1015"/>
        </table:table-row>
        <table:table-row table:style-name="ro1">
          <table:table-cell table:style-name="ce3" office:value-type="string">
            <text:p>dx</text:p>
          </table:table-cell>
          <table:table-cell table:style-name="ce8" table:formula="of:=- [.$B$15] /SQRT([.B5] + [.$B$16]) * [.B8]" office:value-type="float" office:value="-0.128884815556617">
            <text:p>-0.12888482</text:p>
          </table:table-cell>
          <table:table-cell table:style-name="ce8" table:formula="of:=- [.$B$15] /SQRT([.C5] + [.$B$16]) * [.C8]" office:value-type="float" office:value="-0.104278828830444">
            <text:p>-0.10427883</text:p>
          </table:table-cell>
          <table:table-cell table:style-name="ce8" table:formula="of:=- [.$B$15] /SQRT([.D5] + [.$B$16]) * [.D8]" office:value-type="float" office:value="-0.0963337519614206">
            <text:p>-0.09633375</text:p>
          </table:table-cell>
          <table:table-cell table:style-name="ce8" table:formula="of:=- [.$B$15] /SQRT([.E5] + [.$B$16]) * [.E8]" office:value-type="float" office:value="-0.0925436737509686">
            <text:p>-0.09254367</text:p>
          </table:table-cell>
          <table:table-cell table:style-name="ce8" table:formula="of:=- [.$B$15] /SQRT([.F5] + [.$B$16]) * [.F8]" office:value-type="float" office:value="-0.0900207329527074">
            <text:p>-0.09002073</text:p>
          </table:table-cell>
          <table:table-cell table:style-name="ce8" table:formula="of:=- [.$B$15] /SQRT([.G5] + [.$B$16]) * [.G8]" office:value-type="float" office:value="-0.0876900215447367">
            <text:p>-0.08769002</text:p>
          </table:table-cell>
          <table:table-cell table:style-name="ce8" table:formula="of:=- [.$B$15] /SQRT([.H5] + [.$B$16]) * [.H8]" office:value-type="float" office:value="-0.0849557700239878">
            <text:p>-0.08495577</text:p>
          </table:table-cell>
          <table:table-cell table:style-name="ce8" table:formula="of:=- [.$B$15] /SQRT([.I5] + [.$B$16]) * [.I8]" office:value-type="float" office:value="-0.0812606191671232">
            <text:p>-0.08126062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>
            <text:p>dy</text:p>
          </table:table-cell>
          <table:table-cell table:style-name="ce8" table:formula="of:=- [.$B$15] /SQRT([.B6] + [.$B$16]) * [.B9]" office:value-type="float" office:value="-0.124034734589208">
            <text:p>-0.12403473</text:p>
          </table:table-cell>
          <table:table-cell table:style-name="ce8" table:formula="of:=- [.$B$15] /SQRT([.C6] + [.$B$16]) * [.C9]" office:value-type="float" office:value="-0.101549912938223">
            <text:p>-0.10154991</text:p>
          </table:table-cell>
          <table:table-cell table:style-name="ce8" table:formula="of:=- [.$B$15] /SQRT([.D6] + [.$B$16]) * [.D9]" office:value-type="float" office:value="-0.093816677932357">
            <text:p>-0.09381668</text:p>
          </table:table-cell>
          <table:table-cell table:style-name="ce8" table:formula="of:=- [.$B$15] /SQRT([.E6] + [.$B$16]) * [.E9]" office:value-type="float" office:value="-0.0898752923587501">
            <text:p>-0.08987529</text:p>
          </table:table-cell>
          <table:table-cell table:style-name="ce8" table:formula="of:=- [.$B$15] /SQRT([.F6] + [.$B$16]) * [.F9]" office:value-type="float" office:value="-0.0870593497040492">
            <text:p>-0.08705935</text:p>
          </table:table-cell>
          <table:table-cell table:style-name="ce8" table:formula="of:=- [.$B$15] /SQRT([.G6] + [.$B$16]) * [.G9]" office:value-type="float" office:value="-0.0843741787251156">
            <text:p>-0.08437418</text:p>
          </table:table-cell>
          <table:table-cell table:style-name="ce8" table:formula="of:=- [.$B$15] /SQRT([.H6] + [.$B$16]) * [.H9]" office:value-type="float" office:value="-0.0813107190975986">
            <text:p>-0.08131072</text:p>
          </table:table-cell>
          <table:table-cell table:style-name="ce8" table:formula="of:=- [.$B$15] /SQRT([.I6] + [.$B$16]) * [.I9]" office:value-type="float" office:value="-0.0774903236130328">
            <text:p>-0.07749032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>
            <text:p>dz</text:p>
          </table:table-cell>
          <table:table-cell table:style-name="ce8" table:formula="of:=- [.$B$15] /SQRT([.B7] + [.$B$16]) * [.B10]" office:value-type="float" office:value="-0.128884815556617">
            <text:p>-0.12888482</text:p>
          </table:table-cell>
          <table:table-cell table:style-name="ce8" table:formula="of:=- [.$B$15] /SQRT([.C7] + [.$B$16]) * [.C10]" office:value-type="float" office:value="-0.104278828830444">
            <text:p>-0.10427883</text:p>
          </table:table-cell>
          <table:table-cell table:style-name="ce8" table:formula="of:=- [.$B$15] /SQRT([.D7] + [.$B$16]) * [.D10]" office:value-type="float" office:value="-0.0963337519614206">
            <text:p>-0.09633375</text:p>
          </table:table-cell>
          <table:table-cell table:style-name="ce8" table:formula="of:=- [.$B$15] /SQRT([.E7] + [.$B$16]) * [.E10]" office:value-type="float" office:value="-0.0925436737509686">
            <text:p>-0.09254367</text:p>
          </table:table-cell>
          <table:table-cell table:style-name="ce8" table:formula="of:=- [.$B$15] /SQRT([.F7] + [.$B$16]) * [.F10]" office:value-type="float" office:value="-0.0900207329527074">
            <text:p>-0.09002073</text:p>
          </table:table-cell>
          <table:table-cell table:style-name="ce8" table:formula="of:=- [.$B$15] /SQRT([.G7] + [.$B$16]) * [.G10]" office:value-type="float" office:value="-0.0876900215447367">
            <text:p>-0.08769002</text:p>
          </table:table-cell>
          <table:table-cell table:style-name="ce8" table:formula="of:=- [.$B$15] /SQRT([.H7] + [.$B$16]) * [.H10]" office:value-type="float" office:value="-0.0849557700239878">
            <text:p>-0.08495577</text:p>
          </table:table-cell>
          <table:table-cell table:style-name="ce8" table:formula="of:=- [.$B$15] /SQRT([.I7] + [.$B$16]) * [.I10]" office:value-type="float" office:value="-0.0812606191671232">
            <text:p>-0.08126062</text:p>
          </table:table-cell>
          <table:table-cell table:style-name="ce3" table:number-columns-repeated="1015"/>
        </table:table-row>
        <table:table-row table:style-name="ro1">
          <table:table-cell table:style-name="ce6"/>
          <table:table-cell table:style-name="ce6" table:formula="of:=[.B11]*[.B11]+[.B12]*[.B12]+[.B13]*[.B13]" office:value-type="float" office:value="0.0486072067467416">
            <text:p>0.04860721</text:p>
          </table:table-cell>
          <table:table-cell table:style-name="ce6" table:formula="of:=[.C11]*[.C11]+[.C12]*[.C12]+[.C13]*[.C13]" office:value-type="float" office:value="0.0320605331022588">
            <text:p>0.03206053</text:p>
          </table:table-cell>
          <table:table-cell table:style-name="ce6" table:formula="of:=[.D11]*[.D11]+[.D12]*[.D12]+[.D13]*[.D13]" office:value-type="float" office:value="0.0273619525921926">
            <text:p>0.02736195</text:p>
          </table:table-cell>
          <table:table-cell table:style-name="ce6" table:formula="of:=[.E11]*[.E11]+[.E12]*[.E12]+[.E13]*[.E13]" office:value-type="float" office:value="0.0252062312792222">
            <text:p>0.02520623</text:p>
          </table:table-cell>
          <table:table-cell table:style-name="ce6" table:formula="of:=[.F11]*[.F11]+[.F12]*[.F12]+[.F13]*[.F13]" office:value-type="float" office:value="0.0237867950935773">
            <text:p>0.02378680</text:p>
          </table:table-cell>
          <table:table-cell table:style-name="ce6" table:formula="of:=[.G11]*[.G11]+[.G12]*[.G12]+[.G13]*[.G13]" office:value-type="float" office:value="0.0224980817925705">
            <text:p>0.02249808</text:p>
          </table:table-cell>
          <table:table-cell table:style-name="ce6" table:formula="of:=[.H11]*[.H11]+[.H12]*[.H12]+[.H13]*[.H13]" office:value-type="float" office:value="0.021046398760906">
            <text:p>0.02104640</text:p>
          </table:table-cell>
          <table:table-cell table:style-name="ce6" table:formula="of:=[.I11]*[.I11]+[.I12]*[.I12]+[.I13]*[.I13]" office:value-type="float" office:value="0.019211326708501">
            <text:p>0.01921133</text:p>
          </table:table-cell>
          <table:table-cell table:style-name="ce6" table:number-columns-repeated="1015"/>
        </table:table-row>
        <table:table-row table:style-name="ro1">
          <table:table-cell table:style-name="Default" office:value-type="string">
            <text:p>lr</text:p>
          </table:table-cell>
          <table:table-cell table:style-name="ce6" office:value-type="float" office:value="0.1">
            <text:p>0.10000000</text:p>
          </table:table-cell>
          <table:table-cell table:style-name="ce6" table:number-columns-repeated="7"/>
          <table:table-cell table:style-name="Default" table:number-columns-repeated="1015"/>
        </table:table-row>
        <table:table-row table:style-name="ro1">
          <table:table-cell table:style-name="Default" office:value-type="string">
            <text:p>eps</text:p>
          </table:table-cell>
          <table:table-cell table:style-name="ce6" office:value-type="float" office:value="0.2">
            <text:p>0.20000000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>
            <text:p>gamma</text:p>
          </table:table-cell>
          <table:table-cell table:style-name="ce6" office:value-type="float" office:value="0.4">
            <text:p>0.40000000</text:p>
          </table:table-cell>
          <table:table-cell table:style-name="Default"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 table:number-rows-repeated="16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4" table:number-columns-repeated="7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</table:table>
      <table:table table:name="Adadelta" table:style-name="ta1" table:print="false">
        <table:table-column table:style-name="co1" table:default-cell-style-name="Default"/>
        <table:table-column table:style-name="co1" table:number-columns-repeated="13" table:default-cell-style-name="ce6"/>
        <table:table-column table:style-name="co1" table:number-columns-repeated="1010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5"/>
          <table:table-cell table:style-name="ce5" office:value-type="float" office:value="1">
            <text:p>1.00000000</text:p>
          </table:table-cell>
          <table:table-cell table:style-name="ce5" table:formula="of:=[.C1]+[.C11]" office:value-type="float" office:value="0.683930229379493">
            <text:p>0.68393023</text:p>
          </table:table-cell>
          <table:table-cell table:style-name="ce5" table:formula="of:=[.D1]+[.D11]" office:value-type="float" office:value="0.422748313296363">
            <text:p>0.42274831</text:p>
          </table:table-cell>
          <table:table-cell table:style-name="ce5" table:formula="of:=[.E1]+[.E11]" office:value-type="float" office:value="0.242195366034669">
            <text:p>0.24219537</text:p>
          </table:table-cell>
          <table:table-cell table:style-name="ce5" table:formula="of:=[.F1]+[.F11]" office:value-type="float" office:value="0.132173178335877">
            <text:p>0.13217318</text:p>
          </table:table-cell>
          <table:table-cell table:style-name="ce5" table:formula="of:=[.G1]+[.G11]" office:value-type="float" office:value="0.0699569249373255">
            <text:p>0.06995692</text:p>
          </table:table-cell>
          <table:table-cell table:style-name="ce5" table:formula="of:=[.H1]+[.H11]" office:value-type="float" office:value="0.0361795480754705">
            <text:p>0.03617955</text:p>
          </table:table-cell>
          <table:table-cell table:style-name="ce5" table:formula="of:=[.I1]+[.I11]" office:value-type="float" office:value="0.018307851316628">
            <text:p>0.01830785</text:p>
          </table:table-cell>
          <table:table-cell table:style-name="ce5" table:formula="of:=[.J1]+[.J11]" office:value-type="float" office:value="0.00905617637668123">
            <text:p>0.00905618</text:p>
          </table:table-cell>
          <table:table-cell table:style-name="ce5" table:number-columns-repeated="3"/>
          <table:table-cell table:style-name="ce1" table:number-columns-repeated="1010"/>
        </table:table-row>
        <table:table-row table:style-name="ro1">
          <table:table-cell table:style-name="ce1" office:value-type="string">
            <text:p>y</text:p>
          </table:table-cell>
          <table:table-cell table:style-name="ce5"/>
          <table:table-cell table:style-name="ce5" office:value-type="float" office:value="1">
            <text:p>1.00000000</text:p>
          </table:table-cell>
          <table:table-cell table:style-name="ce5" table:formula="of:=[.C2]+[.C12]" office:value-type="float" office:value="0.687652476222788">
            <text:p>0.68765248</text:p>
          </table:table-cell>
          <table:table-cell table:style-name="ce5" table:formula="of:=[.D2]+[.D12]" office:value-type="float" office:value="0.427295028332512">
            <text:p>0.42729503</text:p>
          </table:table-cell>
          <table:table-cell table:style-name="ce5" table:formula="of:=[.E2]+[.E12]" office:value-type="float" office:value="0.244725600089232">
            <text:p>0.24472560</text:p>
          </table:table-cell>
          <table:table-cell table:style-name="ce5" table:formula="of:=[.F2]+[.F12]" office:value-type="float" office:value="0.133518224531888">
            <text:p>0.13351822</text:p>
          </table:table-cell>
          <table:table-cell table:style-name="ce5" table:formula="of:=[.G2]+[.G12]" office:value-type="float" office:value="0.0707106679589243">
            <text:p>0.07071067</text:p>
          </table:table-cell>
          <table:table-cell table:style-name="ce5" table:formula="of:=[.H2]+[.H12]" office:value-type="float" office:value="0.0365778483806776">
            <text:p>0.03657785</text:p>
          </table:table-cell>
          <table:table-cell table:style-name="ce5" table:formula="of:=[.I2]+[.I12]" office:value-type="float" office:value="0.018523759522842">
            <text:p>0.01852376</text:p>
          </table:table-cell>
          <table:table-cell table:style-name="ce5" table:formula="of:=[.J2]+[.J12]" office:value-type="float" office:value="0.0091661346997819">
            <text:p>0.00916613</text:p>
          </table:table-cell>
          <table:table-cell table:style-name="ce5" table:number-columns-repeated="3"/>
          <table:table-cell table:style-name="ce1" table:number-columns-repeated="1010"/>
        </table:table-row>
        <table:table-row table:style-name="ro1">
          <table:table-cell table:style-name="ce1" office:value-type="string">
            <text:p>z</text:p>
          </table:table-cell>
          <table:table-cell table:style-name="ce5"/>
          <table:table-cell table:style-name="ce5" office:value-type="float" office:value="1">
            <text:p>1.00000000</text:p>
          </table:table-cell>
          <table:table-cell table:style-name="ce5" table:formula="of:=[.C3]+[.C13]" office:value-type="float" office:value="0.683930229379493">
            <text:p>0.68393023</text:p>
          </table:table-cell>
          <table:table-cell table:style-name="ce5" table:formula="of:=[.D3]+[.D13]" office:value-type="float" office:value="0.422748313296363">
            <text:p>0.42274831</text:p>
          </table:table-cell>
          <table:table-cell table:style-name="ce5" table:formula="of:=[.E3]+[.E13]" office:value-type="float" office:value="0.242195366034669">
            <text:p>0.24219537</text:p>
          </table:table-cell>
          <table:table-cell table:style-name="ce5" table:formula="of:=[.F3]+[.F13]" office:value-type="float" office:value="0.132173178335877">
            <text:p>0.13217318</text:p>
          </table:table-cell>
          <table:table-cell table:style-name="ce5" table:formula="of:=[.G3]+[.G13]" office:value-type="float" office:value="0.0699569249373255">
            <text:p>0.06995692</text:p>
          </table:table-cell>
          <table:table-cell table:style-name="ce5" table:formula="of:=[.H3]+[.H13]" office:value-type="float" office:value="0.0361795480754705">
            <text:p>0.03617955</text:p>
          </table:table-cell>
          <table:table-cell table:style-name="ce5" table:formula="of:=[.I3]+[.I13]" office:value-type="float" office:value="0.018307851316628">
            <text:p>0.01830785</text:p>
          </table:table-cell>
          <table:table-cell table:style-name="ce5" table:formula="of:=[.J3]+[.J13]" office:value-type="float" office:value="0.00905617637668123">
            <text:p>0.00905618</text:p>
          </table:table-cell>
          <table:table-cell table:style-name="ce5" table:number-columns-repeated="3"/>
          <table:table-cell table:style-name="ce1" table:number-columns-repeated="1010"/>
        </table:table-row>
        <table:table-row table:style-name="ro1">
          <table:table-cell office:value-type="string">
            <text:p>f</text:p>
          </table:table-cell>
          <table:table-cell/>
          <table:table-cell table:formula="of:=([.C1]+[.C2]+[.C3])*([.C1]+[.C2]+[.C3]) + 2*([.C1]-[.C2]+[.C3])*([.C1]-[.C2]+[.C3]) + 4*([.C1]-[.C3])*([.C1]-[.C3])" office:value-type="float" office:value="11">
            <text:p>11.00000000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fx</text:p>
          </table:table-cell>
          <table:table-cell table:style-name="ce7"/>
          <table:table-cell table:style-name="ce7" table:formula="of:=2*([.C1]+[.C2]+[.C3]) + 4*([.C1]-[.C2]+[.C3]) + 8*([.C1]-[.C3])" office:value-type="float" office:value="10">
            <text:p>10.00000000</text:p>
          </table:table-cell>
          <table:table-cell table:style-name="ce7" table:formula="of:=2*([.D1]+[.D2]+[.D3]) + 4*([.D1]-[.D2]+[.D3]) + 8*([.D1]-[.D3])" office:value-type="float" office:value="6.83185780010834">
            <text:p>6.83185780</text:p>
          </table:table-cell>
          <table:table-cell table:style-name="ce7" table:formula="of:=2*([.E1]+[.E2]+[.E3]) + 4*([.E1]-[.E2]+[.E3]) + 8*([.E1]-[.E3])" office:value-type="float" office:value="4.21838970289133">
            <text:p>4.21838970</text:p>
          </table:table-cell>
          <table:table-cell table:style-name="ce7" table:formula="of:=2*([.F1]+[.F2]+[.F3]) + 4*([.F1]-[.F2]+[.F3]) + 8*([.F1]-[.F3])" office:value-type="float" office:value="2.41689319223756">
            <text:p>2.41689319</text:p>
          </table:table-cell>
          <table:table-cell table:style-name="ce7" table:formula="of:=2*([.G1]+[.G2]+[.G3]) + 4*([.G1]-[.G2]+[.G3]) + 8*([.G1]-[.G3])" office:value-type="float" office:value="1.31904169096675">
            <text:p>1.31904169</text:p>
          </table:table-cell>
          <table:table-cell table:style-name="ce7" table:formula="of:=2*([.H1]+[.H2]+[.H3]) + 4*([.H1]-[.H2]+[.H3]) + 8*([.H1]-[.H3])" office:value-type="float" office:value="0.698061763330058">
            <text:p>0.69806176</text:p>
          </table:table-cell>
          <table:table-cell table:style-name="ce7" table:formula="of:=2*([.I1]+[.I2]+[.I3]) + 4*([.I1]-[.I2]+[.I3]) + 8*([.I1]-[.I3])" office:value-type="float" office:value="0.360998880144291">
            <text:p>0.36099888</text:p>
          </table:table-cell>
          <table:table-cell table:style-name="ce7" table:formula="of:=2*([.J1]+[.J2]+[.J3]) + 4*([.J1]-[.J2]+[.J3]) + 8*([.J1]-[.J3])" office:value-type="float" office:value="0.182646696753852">
            <text:p>0.18264670</text:p>
          </table:table-cell>
          <table:table-cell table:style-name="ce7" table:formula="of:=2*([.K1]+[.K2]+[.K3]) + 4*([.K1]-[.K2]+[.K3]) + 8*([.K1]-[.K3])" office:value-type="float" office:value="0.090341847120611">
            <text:p>0.09034185</text:p>
          </table:table-cell>
          <table:table-cell table:style-name="ce7" table:number-columns-repeated="3"/>
          <table:table-cell table:style-name="ce2" table:number-columns-repeated="1010"/>
        </table:table-row>
        <table:table-row table:style-name="ro1">
          <table:table-cell table:style-name="ce2" office:value-type="string">
            <text:p>dfy</text:p>
          </table:table-cell>
          <table:table-cell table:style-name="ce7"/>
          <table:table-cell table:style-name="ce7" table:formula="of:=2*([.C1]+[.C2]+[.C3]) - 4*([.C1]-[.C2]+[.C3])" office:value-type="float" office:value="2">
            <text:p>2.00000000</text:p>
          </table:table-cell>
          <table:table-cell table:style-name="ce7" table:formula="of:=2*([.D1]+[.D2]+[.D3]) - 4*([.D1]-[.D2]+[.D3])" office:value-type="float" office:value="1.39019393981875">
            <text:p>1.39019394</text:p>
          </table:table-cell>
          <table:table-cell table:style-name="ce7" table:formula="of:=2*([.E1]+[.E2]+[.E3]) - 4*([.E1]-[.E2]+[.E3])" office:value-type="float" office:value="0.872776916809622">
            <text:p>0.87277692</text:p>
          </table:table-cell>
          <table:table-cell table:style-name="ce7" table:formula="of:=2*([.F1]+[.F2]+[.F3]) - 4*([.F1]-[.F2]+[.F3])" office:value-type="float" office:value="0.499572136396716">
            <text:p>0.49957214</text:p>
          </table:table-cell>
          <table:table-cell table:style-name="ce7" table:formula="of:=2*([.G1]+[.G2]+[.G3]) - 4*([.G1]-[.G2]+[.G3])" office:value-type="float" office:value="0.27241663384782">
            <text:p>0.27241663</text:p>
          </table:table-cell>
          <table:table-cell table:style-name="ce7" table:formula="of:=2*([.H1]+[.H2]+[.H3]) - 4*([.H1]-[.H2]+[.H3])" office:value-type="float" office:value="0.144436308004243">
            <text:p>0.14443631</text:p>
          </table:table-cell>
          <table:table-cell table:style-name="ce7" table:formula="of:=2*([.I1]+[.I2]+[.I3]) - 4*([.I1]-[.I2]+[.I3])" office:value-type="float" office:value="0.0747488979821836">
            <text:p>0.07474890</text:p>
          </table:table-cell>
          <table:table-cell table:style-name="ce7" table:formula="of:=2*([.J1]+[.J2]+[.J3]) - 4*([.J1]-[.J2]+[.J3])" office:value-type="float" office:value="0.03791115187054">
            <text:p>0.03791115</text:p>
          </table:table-cell>
          <table:table-cell table:style-name="ce7" table:formula="of:=2*([.K1]+[.K2]+[.K3]) - 4*([.K1]-[.K2]+[.K3])" office:value-type="float" office:value="0.0187721026919665">
            <text:p>0.01877210</text:p>
          </table:table-cell>
          <table:table-cell table:style-name="ce7" table:number-columns-repeated="3"/>
          <table:table-cell table:style-name="ce2" table:number-columns-repeated="1010"/>
        </table:table-row>
        <table:table-row table:style-name="ro1">
          <table:table-cell table:style-name="ce2" office:value-type="string">
            <text:p>dfz</text:p>
          </table:table-cell>
          <table:table-cell table:style-name="ce7"/>
          <table:table-cell table:style-name="ce7" table:formula="of:=2*([.C1]+[.C2]+[.C3]) +4*([.C1]-[.C2]+[.C3]) - 8*([.C1]-[.C3])" office:value-type="float" office:value="10">
            <text:p>10.00000000</text:p>
          </table:table-cell>
          <table:table-cell table:style-name="ce7" table:formula="of:=2*([.D1]+[.D2]+[.D3]) +4*([.D1]-[.D2]+[.D3]) - 8*([.D1]-[.D3])" office:value-type="float" office:value="6.83185780010834">
            <text:p>6.83185780</text:p>
          </table:table-cell>
          <table:table-cell table:style-name="ce7" table:formula="of:=2*([.E1]+[.E2]+[.E3]) +4*([.E1]-[.E2]+[.E3]) - 8*([.E1]-[.E3])" office:value-type="float" office:value="4.21838970289133">
            <text:p>4.21838970</text:p>
          </table:table-cell>
          <table:table-cell table:style-name="ce7" table:formula="of:=2*([.F1]+[.F2]+[.F3]) +4*([.F1]-[.F2]+[.F3]) - 8*([.F1]-[.F3])" office:value-type="float" office:value="2.41689319223756">
            <text:p>2.41689319</text:p>
          </table:table-cell>
          <table:table-cell table:style-name="ce7" table:formula="of:=2*([.G1]+[.G2]+[.G3]) +4*([.G1]-[.G2]+[.G3]) - 8*([.G1]-[.G3])" office:value-type="float" office:value="1.31904169096675">
            <text:p>1.31904169</text:p>
          </table:table-cell>
          <table:table-cell table:style-name="ce7" table:formula="of:=2*([.H1]+[.H2]+[.H3]) +4*([.H1]-[.H2]+[.H3]) - 8*([.H1]-[.H3])" office:value-type="float" office:value="0.698061763330058">
            <text:p>0.69806176</text:p>
          </table:table-cell>
          <table:table-cell table:style-name="ce7" table:formula="of:=2*([.I1]+[.I2]+[.I3]) +4*([.I1]-[.I2]+[.I3]) - 8*([.I1]-[.I3])" office:value-type="float" office:value="0.360998880144291">
            <text:p>0.36099888</text:p>
          </table:table-cell>
          <table:table-cell table:style-name="ce7" table:formula="of:=2*([.J1]+[.J2]+[.J3]) +4*([.J1]-[.J2]+[.J3]) - 8*([.J1]-[.J3])" office:value-type="float" office:value="0.182646696753852">
            <text:p>0.18264670</text:p>
          </table:table-cell>
          <table:table-cell table:style-name="ce7" table:formula="of:=2*([.K1]+[.K2]+[.K3]) +4*([.K1]-[.K2]+[.K3]) - 8*([.K1]-[.K3])" office:value-type="float" office:value="0.090341847120611">
            <text:p>0.09034185</text:p>
          </table:table-cell>
          <table:table-cell table:style-name="ce7" table:number-columns-repeated="3"/>
          <table:table-cell table:style-name="ce2" table:number-columns-repeated="1010"/>
        </table:table-row>
        <table:table-row table:style-name="ro1">
          <table:table-cell table:style-name="ce12" office:value-type="string">
            <text:p>Ex</text:p>
          </table:table-cell>
          <table:table-cell table:style-name="ce14" office:value-type="float" office:value="0">
            <text:p>0.00000000</text:p>
          </table:table-cell>
          <table:table-cell table:style-name="ce14" table:formula="of:=[.$B$18]*[.B8] + (1-[.$B$18]) * [.C5]*[.C5]" office:value-type="float" office:value="10">
            <text:p>10.00000000</text:p>
          </table:table-cell>
          <table:table-cell table:style-name="ce14" table:formula="of:=[.$B$18]*[.C8] + (1-[.$B$18]) * [.D5]*[.D5]" office:value-type="float" office:value="13.6674281000901">
            <text:p>13.66742810</text:p>
          </table:table-cell>
          <table:table-cell table:style-name="ce14" table:formula="of:=[.$B$18]*[.D8] + (1-[.$B$18]) * [.E5]*[.E5]" office:value-type="float" office:value="14.0801664586271">
            <text:p>14.08016646</text:p>
          </table:table-cell>
          <table:table-cell table:style-name="ce14" table:formula="of:=[.$B$18]*[.E8] + (1-[.$B$18]) * [.F5]*[.F5]" office:value-type="float" office:value="13.2562870830328">
            <text:p>13.25628708</text:p>
          </table:table-cell>
          <table:table-cell table:style-name="ce14" table:formula="of:=[.$B$18]*[.F8] + (1-[.$B$18]) * [.G5]*[.G5]" office:value-type="float" office:value="12.1046454729803">
            <text:p>12.10464547</text:p>
          </table:table-cell>
          <table:table-cell table:style-name="ce14" table:formula="of:=[.$B$18]*[.G8] + (1-[.$B$18]) * [.H5]*[.H5]" office:value-type="float" office:value="10.9429099482247">
            <text:p>10.94290995</text:p>
          </table:table-cell>
          <table:table-cell table:style-name="ce14" table:formula="of:=[.$B$18]*[.H8] + (1-[.$B$18]) * [.I5]*[.I5]" office:value-type="float" office:value="9.86165097254874">
            <text:p>9.86165097</text:p>
          </table:table-cell>
          <table:table-cell table:style-name="ce14" table:formula="of:=[.$B$18]*[.I8] + (1-[.$B$18]) * [.J5]*[.J5]" office:value-type="float" office:value="8.87882185687737">
            <text:p>8.87882186</text:p>
          </table:table-cell>
          <table:table-cell table:style-name="ce14" table:formula="of:=[.$B$18]*[.J8] + (1-[.$B$18]) * [.K5]*[.K5]" office:value-type="float" office:value="7.99175583612375">
            <text:p>7.99175584</text:p>
          </table:table-cell>
          <table:table-cell table:style-name="ce14" table:number-columns-repeated="3"/>
          <table:table-cell table:style-name="ce12" table:number-columns-repeated="1010"/>
        </table:table-row>
        <table:table-row table:style-name="ro1">
          <table:table-cell table:style-name="ce12" office:value-type="string">
            <text:p>Ey</text:p>
          </table:table-cell>
          <table:table-cell table:style-name="ce14" office:value-type="float" office:value="0">
            <text:p>0.00000000</text:p>
          </table:table-cell>
          <table:table-cell table:style-name="ce14" table:formula="of:=[.$B$18]*[.B9] + (1-[.$B$18]) * [.C6]*[.C6]" office:value-type="float" office:value="0.4">
            <text:p>0.40000000</text:p>
          </table:table-cell>
          <table:table-cell table:style-name="ce14" table:formula="of:=[.$B$18]*[.C9] + (1-[.$B$18]) * [.D6]*[.D6]" office:value-type="float" office:value="0.553263919030879">
            <text:p>0.55326392</text:p>
          </table:table-cell>
          <table:table-cell table:style-name="ce14" table:formula="of:=[.$B$18]*[.D9] + (1-[.$B$18]) * [.E6]*[.E6]" office:value-type="float" office:value="0.574111481779362">
            <text:p>0.57411148</text:p>
          </table:table-cell>
          <table:table-cell table:style-name="ce14" table:formula="of:=[.$B$18]*[.E9] + (1-[.$B$18]) * [.F6]*[.F6]" office:value-type="float" office:value="0.541657565547824">
            <text:p>0.54165757</text:p>
          </table:table-cell>
          <table:table-cell table:style-name="ce14" table:formula="of:=[.$B$18]*[.F9] + (1-[.$B$18]) * [.G6]*[.G6]" office:value-type="float" office:value="0.494912891232739">
            <text:p>0.49491289</text:p>
          </table:table-cell>
          <table:table-cell table:style-name="ce14" table:formula="of:=[.$B$18]*[.G9] + (1-[.$B$18]) * [.H6]*[.H6]" office:value-type="float" office:value="0.447507786816455">
            <text:p>0.44750779</text:p>
          </table:table-cell>
          <table:table-cell table:style-name="ce14" table:formula="of:=[.$B$18]*[.H9] + (1-[.$B$18]) * [.I6]*[.I6]" office:value-type="float" office:value="0.403315747909764">
            <text:p>0.40331575</text:p>
          </table:table-cell>
          <table:table-cell table:style-name="ce14" table:formula="of:=[.$B$18]*[.I9] + (1-[.$B$18]) * [.J6]*[.J6]" office:value-type="float" office:value="0.363127898662403">
            <text:p>0.36312790</text:p>
          </table:table-cell>
          <table:table-cell table:style-name="ce14" table:formula="of:=[.$B$18]*[.J9] + (1-[.$B$18]) * [.K6]*[.K6]" office:value-type="float" office:value="0.326850347980111">
            <text:p>0.32685035</text:p>
          </table:table-cell>
          <table:table-cell table:style-name="ce14" table:number-columns-repeated="3"/>
          <table:table-cell table:style-name="ce12" table:number-columns-repeated="1010"/>
        </table:table-row>
        <table:table-row table:style-name="ro1">
          <table:table-cell table:style-name="ce12" office:value-type="string">
            <text:p>Ez</text:p>
          </table:table-cell>
          <table:table-cell table:style-name="ce14" office:value-type="float" office:value="0">
            <text:p>0.00000000</text:p>
          </table:table-cell>
          <table:table-cell table:style-name="ce14" table:formula="of:=[.$B$18]*[.B10] + (1-[.$B$18]) * [.C7]*[.C7]" office:value-type="float" office:value="10">
            <text:p>10.00000000</text:p>
          </table:table-cell>
          <table:table-cell table:style-name="ce14" table:formula="of:=[.$B$18]*[.C10] + (1-[.$B$18]) * [.D7]*[.D7]" office:value-type="float" office:value="13.6674281000901">
            <text:p>13.66742810</text:p>
          </table:table-cell>
          <table:table-cell table:style-name="ce14" table:formula="of:=[.$B$18]*[.D10] + (1-[.$B$18]) * [.E7]*[.E7]" office:value-type="float" office:value="14.0801664586271">
            <text:p>14.08016646</text:p>
          </table:table-cell>
          <table:table-cell table:style-name="ce14" table:formula="of:=[.$B$18]*[.E10] + (1-[.$B$18]) * [.F7]*[.F7]" office:value-type="float" office:value="13.2562870830328">
            <text:p>13.25628708</text:p>
          </table:table-cell>
          <table:table-cell table:style-name="ce14" table:formula="of:=[.$B$18]*[.F10] + (1-[.$B$18]) * [.G7]*[.G7]" office:value-type="float" office:value="12.1046454729803">
            <text:p>12.10464547</text:p>
          </table:table-cell>
          <table:table-cell table:style-name="ce14" table:formula="of:=[.$B$18]*[.G10] + (1-[.$B$18]) * [.H7]*[.H7]" office:value-type="float" office:value="10.9429099482247">
            <text:p>10.94290995</text:p>
          </table:table-cell>
          <table:table-cell table:style-name="ce14" table:formula="of:=[.$B$18]*[.H10] + (1-[.$B$18]) * [.I7]*[.I7]" office:value-type="float" office:value="9.86165097254874">
            <text:p>9.86165097</text:p>
          </table:table-cell>
          <table:table-cell table:style-name="ce14" table:formula="of:=[.$B$18]*[.I10] + (1-[.$B$18]) * [.J7]*[.J7]" office:value-type="float" office:value="8.87882185687737">
            <text:p>8.87882186</text:p>
          </table:table-cell>
          <table:table-cell table:style-name="ce14" table:formula="of:=[.$B$18]*[.J10] + (1-[.$B$18]) * [.K7]*[.K7]" office:value-type="float" office:value="7.99175583612375">
            <text:p>7.99175584</text:p>
          </table:table-cell>
          <table:table-cell table:style-name="ce14" table:number-columns-repeated="3"/>
          <table:table-cell table:style-name="ce12" table:number-columns-repeated="1010"/>
        </table:table-row>
        <table:table-row table:style-name="ro1">
          <table:table-cell table:style-name="ce3" office:value-type="string">
            <text:p>dx</text:p>
          </table:table-cell>
          <table:table-cell table:style-name="ce8"/>
          <table:table-cell table:style-name="ce8" table:formula="of:=-[.$B$19] * SQRT(([.B14]+[.$B$17])/([.C8]+[.$B$17]))*[.C5]" office:value-type="float" office:value="-0.316069770620507">
            <text:p>-0.31606977</text:p>
          </table:table-cell>
          <table:table-cell table:style-name="ce8" table:formula="of:=-[.$B$19] * SQRT(([.C14]+[.$B$17])/([.D8]+[.$B$17]))*[.D5]" office:value-type="float" office:value="-0.26118191608313">
            <text:p>-0.26118192</text:p>
          </table:table-cell>
          <table:table-cell table:style-name="ce8" table:formula="of:=-[.$B$19] * SQRT(([.D14]+[.$B$17])/([.E8]+[.$B$17]))*[.E5]" office:value-type="float" office:value="-0.180552947261694">
            <text:p>-0.18055295</text:p>
          </table:table-cell>
          <table:table-cell table:style-name="ce8" table:formula="of:=-[.$B$19] * SQRT(([.E14]+[.$B$17])/([.F8]+[.$B$17]))*[.F5]" office:value-type="float" office:value="-0.110022187698792">
            <text:p>-0.11002219</text:p>
          </table:table-cell>
          <table:table-cell table:style-name="ce8" table:formula="of:=-[.$B$19] * SQRT(([.F14]+[.$B$17])/([.G8]+[.$B$17]))*[.G5]" office:value-type="float" office:value="-0.0622162533985515">
            <text:p>-0.06221625</text:p>
          </table:table-cell>
          <table:table-cell table:style-name="ce8" table:formula="of:=-[.$B$19] * SQRT(([.G14]+[.$B$17])/([.H8]+[.$B$17]))*[.H5]" office:value-type="float" office:value="-0.033777376861855">
            <text:p>-0.03377738</text:p>
          </table:table-cell>
          <table:table-cell table:style-name="ce8" table:formula="of:=-[.$B$19] * SQRT(([.H14]+[.$B$17])/([.I8]+[.$B$17]))*[.I5]" office:value-type="float" office:value="-0.0178716967588425">
            <text:p>-0.01787170</text:p>
          </table:table-cell>
          <table:table-cell table:style-name="ce8" table:formula="of:=-[.$B$19] * SQRT(([.I14]+[.$B$17])/([.J8]+[.$B$17]))*[.J5]" office:value-type="float" office:value="-0.00925167493994678">
            <text:p>-0.00925167</text:p>
          </table:table-cell>
          <table:table-cell table:style-name="ce8" table:formula="of:=-[.$B$19] * SQRT(([.J14]+[.$B$17])/([.K8]+[.$B$17]))*[.K5]" office:value-type="float" office:value="-0.0046866666243837">
            <text:p>-0.00468667</text:p>
          </table:table-cell>
          <table:table-cell table:style-name="ce8" table:number-columns-repeated="3"/>
          <table:table-cell table:style-name="ce3" table:number-columns-repeated="1010"/>
        </table:table-row>
        <table:table-row table:style-name="ro1">
          <table:table-cell table:style-name="ce3" office:value-type="string">
            <text:p>dy</text:p>
          </table:table-cell>
          <table:table-cell table:style-name="ce8"/>
          <table:table-cell table:style-name="ce8" table:formula="of:=-[.$B$19] * SQRT(([.B15]+[.$B$17])/([.C9]+[.$B$17]))*[.C6]" office:value-type="float" office:value="-0.312347523777212">
            <text:p>-0.31234752</text:p>
          </table:table-cell>
          <table:table-cell table:style-name="ce8" table:formula="of:=-[.$B$19] * SQRT(([.C15]+[.$B$17])/([.D9]+[.$B$17]))*[.D6]" office:value-type="float" office:value="-0.260357447890276">
            <text:p>-0.26035745</text:p>
          </table:table-cell>
          <table:table-cell table:style-name="ce8" table:formula="of:=-[.$B$19] * SQRT(([.D15]+[.$B$17])/([.E9]+[.$B$17]))*[.E6]" office:value-type="float" office:value="-0.18256942824328">
            <text:p>-0.18256943</text:p>
          </table:table-cell>
          <table:table-cell table:style-name="ce8" table:formula="of:=-[.$B$19] * SQRT(([.E15]+[.$B$17])/([.F9]+[.$B$17]))*[.F6]" office:value-type="float" office:value="-0.111207375557344">
            <text:p>-0.11120738</text:p>
          </table:table-cell>
          <table:table-cell table:style-name="ce8" table:formula="of:=-[.$B$19] * SQRT(([.F15]+[.$B$17])/([.G9]+[.$B$17]))*[.G6]" office:value-type="float" office:value="-0.0628075565729638">
            <text:p>-0.06280756</text:p>
          </table:table-cell>
          <table:table-cell table:style-name="ce8" table:formula="of:=-[.$B$19] * SQRT(([.G15]+[.$B$17])/([.H9]+[.$B$17]))*[.H6]" office:value-type="float" office:value="-0.0341328195782466">
            <text:p>-0.03413282</text:p>
          </table:table-cell>
          <table:table-cell table:style-name="ce8" table:formula="of:=-[.$B$19] * SQRT(([.H15]+[.$B$17])/([.I9]+[.$B$17]))*[.I6]" office:value-type="float" office:value="-0.0180540888578356">
            <text:p>-0.01805409</text:p>
          </table:table-cell>
          <table:table-cell table:style-name="ce8" table:formula="of:=-[.$B$19] * SQRT(([.I15]+[.$B$17])/([.J9]+[.$B$17]))*[.J6]" office:value-type="float" office:value="-0.00935762482306011">
            <text:p>-0.00935762</text:p>
          </table:table-cell>
          <table:table-cell table:style-name="ce8" table:formula="of:=-[.$B$19] * SQRT(([.J15]+[.$B$17])/([.K9]+[.$B$17]))*[.K6]" office:value-type="float" office:value="-0.00473907963818982">
            <text:p>-0.00473908</text:p>
          </table:table-cell>
          <table:table-cell table:style-name="ce8" table:number-columns-repeated="3"/>
          <table:table-cell table:style-name="ce3" table:number-columns-repeated="1010"/>
        </table:table-row>
        <table:table-row table:style-name="ro1">
          <table:table-cell table:style-name="ce3" office:value-type="string">
            <text:p>dz</text:p>
          </table:table-cell>
          <table:table-cell table:style-name="ce8"/>
          <table:table-cell table:style-name="ce8" table:formula="of:=-[.$B$19] * SQRT(([.B16]+[.$B$17])/([.C10]+[.$B$17]))*[.C7]" office:value-type="float" office:value="-0.316069770620507">
            <text:p>-0.31606977</text:p>
          </table:table-cell>
          <table:table-cell table:style-name="ce8" table:formula="of:=-[.$B$19] * SQRT(([.C16]+[.$B$17])/([.D10]+[.$B$17]))*[.D7]" office:value-type="float" office:value="-0.26118191608313">
            <text:p>-0.26118192</text:p>
          </table:table-cell>
          <table:table-cell table:style-name="ce8" table:formula="of:=-[.$B$19] * SQRT(([.D16]+[.$B$17])/([.E10]+[.$B$17]))*[.E7]" office:value-type="float" office:value="-0.180552947261694">
            <text:p>-0.18055295</text:p>
          </table:table-cell>
          <table:table-cell table:style-name="ce8" table:formula="of:=-[.$B$19] * SQRT(([.E16]+[.$B$17])/([.F10]+[.$B$17]))*[.F7]" office:value-type="float" office:value="-0.110022187698792">
            <text:p>-0.11002219</text:p>
          </table:table-cell>
          <table:table-cell table:style-name="ce8" table:formula="of:=-[.$B$19] * SQRT(([.F16]+[.$B$17])/([.G10]+[.$B$17]))*[.G7]" office:value-type="float" office:value="-0.0622162533985515">
            <text:p>-0.06221625</text:p>
          </table:table-cell>
          <table:table-cell table:style-name="ce8" table:formula="of:=-[.$B$19] * SQRT(([.G16]+[.$B$17])/([.H10]+[.$B$17]))*[.H7]" office:value-type="float" office:value="-0.033777376861855">
            <text:p>-0.03377738</text:p>
          </table:table-cell>
          <table:table-cell table:style-name="ce8" table:formula="of:=-[.$B$19] * SQRT(([.H16]+[.$B$17])/([.I10]+[.$B$17]))*[.I7]" office:value-type="float" office:value="-0.0178716967588425">
            <text:p>-0.01787170</text:p>
          </table:table-cell>
          <table:table-cell table:style-name="ce8" table:formula="of:=-[.$B$19] * SQRT(([.I16]+[.$B$17])/([.J10]+[.$B$17]))*[.J7]" office:value-type="float" office:value="-0.00925167493994678">
            <text:p>-0.00925167</text:p>
          </table:table-cell>
          <table:table-cell table:style-name="ce8" table:formula="of:=-[.$B$19] * SQRT(([.J16]+[.$B$17])/([.K10]+[.$B$17]))*[.K7]" office:value-type="float" office:value="-0.0046866666243837">
            <text:p>-0.00468667</text:p>
          </table:table-cell>
          <table:table-cell table:style-name="ce8" table:number-columns-repeated="3"/>
          <table:table-cell table:style-name="ce3" table:number-columns-repeated="1010"/>
        </table:table-row>
        <table:table-row table:style-name="ro1">
          <table:table-cell table:style-name="ce13" office:value-type="string">
            <text:p>EDx </text:p>
          </table:table-cell>
          <table:table-cell table:style-name="ce15" office:value-type="float" office:value="0">
            <text:p>0.00000000</text:p>
          </table:table-cell>
          <table:table-cell table:style-name="ce15" table:formula="of:=[.$B$18] * [.B14]+(1-[.$B$18]) * [.C11]*[.C11]" office:value-type="float" office:value="0.00999000999000999">
            <text:p>0.00999001</text:p>
          </table:table-cell>
          <table:table-cell table:style-name="ce15" table:formula="of:=[.$B$18] * [.C14]+(1-[.$B$18]) * [.D11]*[.D11]" office:value-type="float" office:value="0.0158126083198945">
            <text:p>0.01581261</text:p>
          </table:table-cell>
          <table:table-cell table:style-name="ce15" table:formula="of:=[.$B$18] * [.D14]+(1-[.$B$18]) * [.E11]*[.E11]" office:value-type="float" office:value="0.0174912841643935">
            <text:p>0.01749128</text:p>
          </table:table-cell>
          <table:table-cell table:style-name="ce15" table:formula="of:=[.$B$18] * [.E14]+(1-[.$B$18]) * [.F11]*[.F11]" office:value-type="float" office:value="0.0169526439265569">
            <text:p>0.01695264</text:p>
          </table:table-cell>
          <table:table-cell table:style-name="ce15" table:formula="of:=[.$B$18] * [.F14]+(1-[.$B$18]) * [.G11]*[.G11]" office:value-type="float" office:value="0.0156444657525965">
            <text:p>0.01564447</text:p>
          </table:table-cell>
          <table:table-cell table:style-name="ce15" table:formula="of:=[.$B$18] * [.G14]+(1-[.$B$18]) * [.H11]*[.H11]" office:value-type="float" office:value="0.0141941102961037">
            <text:p>0.01419411</text:p>
          </table:table-cell>
          <table:table-cell table:style-name="ce15" table:formula="of:=[.$B$18] * [.H14]+(1-[.$B$18]) * [.I11]*[.I11]" office:value-type="float" office:value="0.0128066390209973">
            <text:p>0.01280664</text:p>
          </table:table-cell>
          <table:table-cell table:style-name="ce15" table:formula="of:=[.$B$18] * [.I14]+(1-[.$B$18]) * [.J11]*[.J11]" office:value-type="float" office:value="0.011534534467817">
            <text:p>0.01153453</text:p>
          </table:table-cell>
          <table:table-cell table:style-name="ce15" table:formula="of:=[.$B$18] * [.J14]+(1-[.$B$18]) * [.K11]*[.K11]" office:value-type="float" office:value="0.0103832775054401">
            <text:p>0.01038328</text:p>
          </table:table-cell>
          <table:table-cell table:style-name="ce15" table:number-columns-repeated="3"/>
          <table:table-cell table:style-name="ce13" table:number-columns-repeated="1010"/>
        </table:table-row>
        <table:table-row table:style-name="ro1">
          <table:table-cell table:style-name="ce13" office:value-type="string">
            <text:p>EDy </text:p>
          </table:table-cell>
          <table:table-cell table:style-name="ce15" office:value-type="float" office:value="0">
            <text:p>0.00000000</text:p>
          </table:table-cell>
          <table:table-cell table:style-name="ce15" table:formula="of:=[.$B$18] * [.B15]+(1-[.$B$18]) * [.C12]*[.C12]" office:value-type="float" office:value="0.00975609756097561">
            <text:p>0.00975610</text:p>
          </table:table-cell>
          <table:table-cell table:style-name="ce15" table:formula="of:=[.$B$18] * [.C15]+(1-[.$B$18]) * [.D12]*[.D12]" office:value-type="float" office:value="0.0155590878720718">
            <text:p>0.01555909</text:p>
          </table:table-cell>
          <table:table-cell table:style-name="ce15" table:formula="of:=[.$B$18] * [.D15]+(1-[.$B$18]) * [.E12]*[.E12]" office:value-type="float" office:value="0.0173363386977725">
            <text:p>0.01733634</text:p>
          </table:table-cell>
          <table:table-cell table:style-name="ce15" table:formula="of:=[.$B$18] * [.E15]+(1-[.$B$18]) * [.F12]*[.F12]" office:value-type="float" office:value="0.0168394128658304">
            <text:p>0.01683941</text:p>
          </table:table-cell>
          <table:table-cell table:style-name="ce15" table:formula="of:=[.$B$18] * [.F15]+(1-[.$B$18]) * [.G12]*[.G12]" office:value-type="float" office:value="0.015549950495514">
            <text:p>0.01554995</text:p>
          </table:table-cell>
          <table:table-cell table:style-name="ce15" table:formula="of:=[.$B$18] * [.G15]+(1-[.$B$18]) * [.H12]*[.H12]" office:value-type="float" office:value="0.0141114603831987">
            <text:p>0.01411146</text:p>
          </table:table-cell>
          <table:table-cell table:style-name="ce15" table:formula="of:=[.$B$18] * [.H15]+(1-[.$B$18]) * [.I12]*[.I12]" office:value-type="float" office:value="0.0127329093573275">
            <text:p>0.01273291</text:p>
          </table:table-cell>
          <table:table-cell table:style-name="ce15" table:formula="of:=[.$B$18] * [.I15]+(1-[.$B$18]) * [.J12]*[.J12]" office:value-type="float" office:value="0.0114683749358277">
            <text:p>0.01146837</text:p>
          </table:table-cell>
          <table:table-cell table:style-name="ce15" table:formula="of:=[.$B$18] * [.J15]+(1-[.$B$18]) * [.K12]*[.K12]" office:value-type="float" office:value="0.0103237833298266">
            <text:p>0.01032378</text:p>
          </table:table-cell>
          <table:table-cell table:style-name="ce15" table:number-columns-repeated="3"/>
          <table:table-cell table:style-name="ce13" table:number-columns-repeated="1010"/>
        </table:table-row>
        <table:table-row table:style-name="ro1">
          <table:table-cell table:style-name="ce13" office:value-type="string">
            <text:p>EDz </text:p>
          </table:table-cell>
          <table:table-cell table:style-name="ce15" office:value-type="float" office:value="0">
            <text:p>0.00000000</text:p>
          </table:table-cell>
          <table:table-cell table:style-name="ce15" table:formula="of:=[.$B$18] * [.B16]+(1-[.$B$18]) * [.C13]*[.C13]" office:value-type="float" office:value="0.00999000999000999">
            <text:p>0.00999001</text:p>
          </table:table-cell>
          <table:table-cell table:style-name="ce15" table:formula="of:=[.$B$18] * [.C16]+(1-[.$B$18]) * [.D13]*[.D13]" office:value-type="float" office:value="0.0158126083198945">
            <text:p>0.01581261</text:p>
          </table:table-cell>
          <table:table-cell table:style-name="ce15" table:formula="of:=[.$B$18] * [.D16]+(1-[.$B$18]) * [.E13]*[.E13]" office:value-type="float" office:value="0.0174912841643935">
            <text:p>0.01749128</text:p>
          </table:table-cell>
          <table:table-cell table:style-name="ce15" table:formula="of:=[.$B$18] * [.E16]+(1-[.$B$18]) * [.F13]*[.F13]" office:value-type="float" office:value="0.0169526439265569">
            <text:p>0.01695264</text:p>
          </table:table-cell>
          <table:table-cell table:style-name="ce15" table:formula="of:=[.$B$18] * [.F16]+(1-[.$B$18]) * [.G13]*[.G13]" office:value-type="float" office:value="0.0156444657525965">
            <text:p>0.01564447</text:p>
          </table:table-cell>
          <table:table-cell table:style-name="ce15" table:formula="of:=[.$B$18] * [.G16]+(1-[.$B$18]) * [.H13]*[.H13]" office:value-type="float" office:value="0.0141941102961037">
            <text:p>0.01419411</text:p>
          </table:table-cell>
          <table:table-cell table:style-name="ce15" table:formula="of:=[.$B$18] * [.H16]+(1-[.$B$18]) * [.I13]*[.I13]" office:value-type="float" office:value="0.0128066390209973">
            <text:p>0.01280664</text:p>
          </table:table-cell>
          <table:table-cell table:style-name="ce15" table:formula="of:=[.$B$18] * [.I16]+(1-[.$B$18]) * [.J13]*[.J13]" office:value-type="float" office:value="0.011534534467817">
            <text:p>0.01153453</text:p>
          </table:table-cell>
          <table:table-cell table:style-name="ce15" table:formula="of:=[.$B$18] * [.J16]+(1-[.$B$18]) * [.K13]*[.K13]" office:value-type="float" office:value="0.0103832775054401">
            <text:p>0.01038328</text:p>
          </table:table-cell>
          <table:table-cell table:style-name="ce15" table:number-columns-repeated="3"/>
          <table:table-cell table:style-name="ce13" table:number-columns-repeated="1010"/>
        </table:table-row>
        <table:table-row table:style-name="ro1">
          <table:table-cell office:value-type="string">
            <text:p>eps</text:p>
          </table:table-cell>
          <table:table-cell office:value-type="float" office:value="0.01">
            <text:p>0.01000000</text:p>
          </table:table-cell>
          <table:table-cell table:formula="of:=[.C11]*[.C11]+[.C12]*[.C12]+[.C13]*[.C13]" office:value-type="float" office:value="0.297361175409956">
            <text:p>0.29736118</text:p>
          </table:table-cell>
          <table:table-cell table:formula="of:=[.D11]*[.D11]+[.D12]*[.D12]+[.D13]*[.D13]" office:value-type="float" office:value="0.204217987249648">
            <text:p>0.20421799</text:p>
          </table:table-cell>
          <table:table-cell table:formula="of:=[.E11]*[.E11]+[.E12]*[.E12]+[.E13]*[.E13]" office:value-type="float" office:value="0.0985303296588463">
            <text:p>0.09853033</text:p>
          </table:table-cell>
          <table:table-cell table:formula="of:=[.F11]*[.F11]+[.F12]*[.F12]+[.F13]*[.F13]" office:value-type="float" office:value="0.0365768439504085">
            <text:p>0.03657684</text:p>
          </table:table-cell>
          <table:table-cell table:formula="of:=[.G11]*[.G11]+[.G12]*[.G12]+[.G13]*[.G13]" office:value-type="float" office:value="0.0116865135365716">
            <text:p>0.01168651</text:p>
          </table:table-cell>
          <table:table-cell table:formula="of:=[.H11]*[.H11]+[.H12]*[.H12]+[.H13]*[.H13]" office:value-type="float" office:value="0.00344687174769669">
            <text:p>0.00344687</text:p>
          </table:table-cell>
          <table:table-cell table:formula="of:=[.I11]*[.I11]+[.I12]*[.I12]+[.I13]*[.I13]" office:value-type="float" office:value="0.000964745214566668">
            <text:p>0.00096475</text:p>
          </table:table-cell>
          <table:table-cell table:formula="of:=[.J11]*[.J11]+[.J12]*[.J12]+[.J13]*[.J13]" office:value-type="float" office:value="0.000258752120718029">
            <text:p>0.00025875</text:p>
          </table:table-cell>
          <table:table-cell table:formula="of:=[.K11]*[.K11]+[.K12]*[.K12]+[.K13]*[.K13]" office:value-type="float" office:value="0.0000663885639133294">
            <text:p>0.00006639</text:p>
          </table:table-cell>
          <table:table-cell table:number-columns-repeated="1013"/>
        </table:table-row>
        <table:table-row table:style-name="ro1">
          <table:table-cell office:value-type="string">
            <text:p>gamma</text:p>
          </table:table-cell>
          <table:table-cell office:value-type="float" office:value="0.9">
            <text:p>0.90000000</text:p>
          </table:table-cell>
          <table:table-cell table:number-columns-repeated="1022"/>
        </table:table-row>
        <table:table-row table:style-name="ro1">
          <table:table-cell office:value-type="string">
            <text:p>eta</text:p>
          </table:table-cell>
          <table:table-cell office:value-type="float" office:value="1">
            <text:p>1.00000000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m" table:style-name="ta1" table:print="false">
        <table:table-column table:style-name="co1" table:default-cell-style-name="ce4"/>
        <table:table-column table:style-name="co2" table:default-cell-style-name="ce4"/>
        <table:table-column table:style-name="co2" table:default-cell-style-name="ce9"/>
        <table:table-column table:style-name="co3" table:default-cell-style-name="ce9"/>
        <table:table-column table:style-name="co4" table:number-columns-repeated="6" table:default-cell-style-name="ce9"/>
        <table:table-column table:style-name="co1" table:number-columns-repeated="1014" table:default-cell-style-name="ce4"/>
        <table:table-row table:style-name="ro1">
          <table:table-cell table:style-name="ce1" office:value-type="string">
            <text:p>x</text:p>
          </table:table-cell>
          <table:table-cell table:style-name="ce1"/>
          <table:table-cell table:style-name="ce5" office:value-type="float" office:value="1">
            <text:p>1.00000000</text:p>
          </table:table-cell>
          <table:table-cell table:style-name="ce5" table:formula="of:=[.C1] +[.C14]" office:value-type="float" office:value="0.901960784313726">
            <text:p>0.90196078</text:p>
          </table:table-cell>
          <table:table-cell table:style-name="ce5" table:formula="of:=[.D1] +[.D14]" office:value-type="float" office:value="0.803530528882883">
            <text:p>0.80353053</text:p>
          </table:table-cell>
          <table:table-cell table:style-name="ce5" table:formula="of:=[.E1] +[.E14]" office:value-type="float" office:value="0.704342325840046">
            <text:p>0.70434233</text:p>
          </table:table-cell>
          <table:table-cell table:style-name="ce5" table:formula="of:=[.F1] +[.F14]" office:value-type="float" office:value="0.603982994942731">
            <text:p>0.60398299</text:p>
          </table:table-cell>
          <table:table-cell table:style-name="ce5" table:formula="of:=[.G1] +[.G14]" office:value-type="float" office:value="0.501981810386281">
            <text:p>0.50198181</text:p>
          </table:table-cell>
          <table:table-cell table:style-name="ce5" table:formula="of:=[.H1] +[.H14]" office:value-type="float" office:value="0.397800018051026">
            <text:p>0.39780002</text:p>
          </table:table-cell>
          <table:table-cell table:style-name="ce5" table:formula="of:=[.I1] +[.I14]" office:value-type="float" office:value="0.290835059843225">
            <text:p>0.29083506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>
            <text:p>y</text:p>
          </table:table-cell>
          <table:table-cell table:style-name="ce1"/>
          <table:table-cell table:style-name="ce5" office:value-type="float" office:value="1">
            <text:p>1.00000000</text:p>
          </table:table-cell>
          <table:table-cell table:style-name="ce5" table:formula="of:=[.C2] +[.C15]" office:value-type="float" office:value="0.909090909090909">
            <text:p>0.90909091</text:p>
          </table:table-cell>
          <table:table-cell table:style-name="ce5" table:formula="of:=[.D2] +[.D15]" office:value-type="float" office:value="0.81818465195284">
            <text:p>0.81818465</text:p>
          </table:table-cell>
          <table:table-cell table:style-name="ce5" table:formula="of:=[.E2] +[.E15]" office:value-type="float" office:value="0.727074542507704">
            <text:p>0.72707454</text:p>
          </table:table-cell>
          <table:table-cell table:style-name="ce5" table:formula="of:=[.F2] +[.F15]" office:value-type="float" office:value="0.635549444799195">
            <text:p>0.63554944</text:p>
          </table:table-cell>
          <table:table-cell table:style-name="ce5" table:formula="of:=[.G2] +[.G15]" office:value-type="float" office:value="0.543395816217474">
            <text:p>0.54339582</text:p>
          </table:table-cell>
          <table:table-cell table:style-name="ce5" table:formula="of:=[.H2] +[.H15]" office:value-type="float" office:value="0.450400073985726">
            <text:p>0.45040007</text:p>
          </table:table-cell>
          <table:table-cell table:style-name="ce5" table:formula="of:=[.I2] +[.I15]" office:value-type="float" office:value="0.356351865095056">
            <text:p>0.35635187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>
            <text:p>z</text:p>
          </table:table-cell>
          <table:table-cell table:style-name="ce1"/>
          <table:table-cell table:style-name="ce5" office:value-type="float" office:value="1">
            <text:p>1.00000000</text:p>
          </table:table-cell>
          <table:table-cell table:style-name="ce5" table:formula="of:=[.C3] +[.C16]" office:value-type="float" office:value="0.901960784313726">
            <text:p>0.90196078</text:p>
          </table:table-cell>
          <table:table-cell table:style-name="ce5" table:formula="of:=[.D3] +[.D16]" office:value-type="float" office:value="0.803530528882883">
            <text:p>0.80353053</text:p>
          </table:table-cell>
          <table:table-cell table:style-name="ce5" table:formula="of:=[.E3] +[.E16]" office:value-type="float" office:value="0.704342325840046">
            <text:p>0.70434233</text:p>
          </table:table-cell>
          <table:table-cell table:style-name="ce5" table:formula="of:=[.F3] +[.F16]" office:value-type="float" office:value="0.603982994942731">
            <text:p>0.60398299</text:p>
          </table:table-cell>
          <table:table-cell table:style-name="ce5" table:formula="of:=[.G3] +[.G16]" office:value-type="float" office:value="0.501981810386281">
            <text:p>0.50198181</text:p>
          </table:table-cell>
          <table:table-cell table:style-name="ce5" table:formula="of:=[.H3] +[.H16]" office:value-type="float" office:value="0.397800018051026">
            <text:p>0.39780002</text:p>
          </table:table-cell>
          <table:table-cell table:style-name="ce5" table:formula="of:=[.I3] +[.I16]" office:value-type="float" office:value="0.290835059843225">
            <text:p>0.29083506</text:p>
          </table:table-cell>
          <table:table-cell table:style-name="ce1" table:number-columns-repeated="1014"/>
        </table:table-row>
        <table:table-row table:style-name="ro1">
          <table:table-cell table:style-name="Default" office:value-type="string">
            <text:p>f</text:p>
          </table:table-cell>
          <table:table-cell table:style-name="Default"/>
          <table:table-cell table:style-name="ce6" table:formula="of:=([.C1]+[.C2]+[.C3])*([.C1]+[.C2]+[.C3]) + 2*([.C1]-[.C2]+[.C3])*([.C1]-[.C2]+[.C3]) + 4*([.C1]-[.C3])*([.C1]-[.C3])" office:value-type="float" office:value="11">
            <text:p>11.00000000</text:p>
          </table:table-cell>
          <table:table-cell table:style-name="ce6" table:formula="of:=([.D1]+[.D2]+[.D3])*([.D1]+[.D2]+[.D3]) + 2*([.D1]-[.D2]+[.D3])*([.D1]-[.D2]+[.D3]) + 4*([.D1]-[.D3])*([.D1]-[.D3])" office:value-type="float" office:value="8.96188052274872">
            <text:p>8.96188052</text:p>
          </table:table-cell>
          <table:table-cell table:style-name="ce6" table:formula="of:=([.E1]+[.E2]+[.E3])*([.E1]+[.E2]+[.E3]) + 2*([.E1]-[.E2]+[.E3])*([.E1]-[.E2]+[.E3]) + 4*([.E1]-[.E3])*([.E1]-[.E3])" office:value-type="float" office:value="7.12646871980515">
            <text:p>7.12646872</text:p>
          </table:table-cell>
          <table:table-cell table:style-name="ce6" table:formula="of:=([.F1]+[.F2]+[.F3])*([.F1]+[.F2]+[.F3]) + 2*([.F1]-[.F2]+[.F3])*([.F1]-[.F2]+[.F3]) + 4*([.F1]-[.F3])*([.F1]-[.F3])" office:value-type="float" office:value="5.49065201740969">
            <text:p>5.49065202</text:p>
          </table:table-cell>
          <table:table-cell table:style-name="ce6" table:formula="of:=([.G1]+[.G2]+[.G3])*([.G1]+[.G2]+[.G3]) + 2*([.G1]-[.G2]+[.G3])*([.G1]-[.G2]+[.G3]) + 4*([.G1]-[.G3])*([.G1]-[.G3])" office:value-type="float" office:value="4.05387056009756">
            <text:p>4.05387056</text:p>
          </table:table-cell>
          <table:table-cell table:style-name="ce6" table:formula="of:=([.H1]+[.H2]+[.H3])*([.H1]+[.H2]+[.H3]) + 2*([.H1]-[.H2]+[.H3])*([.H1]-[.H2]+[.H3]) + 4*([.H1]-[.H3])*([.H1]-[.H3])" office:value-type="float" office:value="2.81856663242751">
            <text:p>2.81856663</text:p>
          </table:table-cell>
          <table:table-cell table:style-name="ce6" table:formula="of:=([.I1]+[.I2]+[.I3])*([.I1]+[.I2]+[.I3]) + 2*([.I1]-[.I2]+[.I3])*([.I1]-[.I2]+[.I3]) + 4*([.I1]-[.I3])*([.I1]-[.I3])" office:value-type="float" office:value="1.79084230202898">
            <text:p>1.79084230</text:p>
          </table:table-cell>
          <table:table-cell table:style-name="ce6" table:formula="of:=([.J1]+[.J2]+[.J3])*([.J1]+[.J2]+[.J3]) + 2*([.J1]-[.J2]+[.J3])*([.J1]-[.J2]+[.J3]) + 4*([.J1]-[.J3])*([.J1]-[.J3])" office:value-type="float" office:value="0.98142187563766">
            <text:p>0.98142188</text:p>
          </table:table-cell>
          <table:table-cell table:style-name="Default" table:number-columns-repeated="1014"/>
        </table:table-row>
        <table:table-row table:style-name="ro1">
          <table:table-cell table:style-name="ce2" office:value-type="string">
            <text:p>dfx</text:p>
          </table:table-cell>
          <table:table-cell table:style-name="ce2"/>
          <table:table-cell table:style-name="ce7" table:formula="of:=2*([.C1]+[.C2]+[.C3]) + 4*([.C1]-[.C2]+[.C3]) + 8*([.C1]-[.C3])" office:value-type="float" office:value="10">
            <text:p>10.00000000</text:p>
          </table:table-cell>
          <table:table-cell table:style-name="ce7" table:formula="of:=2*([.D1]+[.D2]+[.D3]) + 4*([.D1]-[.D2]+[.D3]) + 8*([.D1]-[.D3])" office:value-type="float" office:value="9.00534759358289">
            <text:p>9.00534759</text:p>
          </table:table-cell>
          <table:table-cell table:style-name="ce7" table:formula="of:=2*([.E1]+[.E2]+[.E3]) + 4*([.E1]-[.E2]+[.E3]) + 8*([.E1]-[.E3])" office:value-type="float" office:value="8.00599704268892">
            <text:p>8.00599704</text:p>
          </table:table-cell>
          <table:table-cell table:style-name="ce7" table:formula="of:=2*([.F1]+[.F2]+[.F3]) + 4*([.F1]-[.F2]+[.F3]) + 8*([.F1]-[.F3])" office:value-type="float" office:value="6.99795882506514">
            <text:p>6.99795883</text:p>
          </table:table-cell>
          <table:table-cell table:style-name="ce7" table:formula="of:=2*([.G1]+[.G2]+[.G3]) + 4*([.G1]-[.G2]+[.G3]) + 8*([.G1]-[.G3])" office:value-type="float" office:value="5.97669704971438">
            <text:p>5.97669705</text:p>
          </table:table-cell>
          <table:table-cell table:style-name="ce7" table:formula="of:=2*([.H1]+[.H2]+[.H3]) + 4*([.H1]-[.H2]+[.H3]) + 8*([.H1]-[.H3])" office:value-type="float" office:value="4.93699009220043">
            <text:p>4.93699009</text:p>
          </table:table-cell>
          <table:table-cell table:style-name="ce7" table:formula="of:=2*([.I1]+[.I2]+[.I3]) + 4*([.I1]-[.I2]+[.I3]) + 8*([.I1]-[.I3])" office:value-type="float" office:value="3.87280006864087">
            <text:p>3.87280007</text:p>
          </table:table-cell>
          <table:table-cell table:style-name="ce7" table:formula="of:=2*([.J1]+[.J2]+[.J3]) + 4*([.J1]-[.J2]+[.J3]) + 8*([.J1]-[.J3])" office:value-type="float" office:value="2.77731698792859">
            <text:p>2.7773169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dfy</text:p>
          </table:table-cell>
          <table:table-cell table:style-name="ce2"/>
          <table:table-cell table:style-name="ce7" table:formula="of:=2*([.C1]+[.C2]+[.C3]) - 4*([.C1]-[.C2]+[.C3])" office:value-type="float" office:value="2">
            <text:p>2.00000000</text:p>
          </table:table-cell>
          <table:table-cell table:style-name="ce7" table:formula="of:=2*([.D1]+[.D2]+[.D3]) - 4*([.D1]-[.D2]+[.D3])" office:value-type="float" office:value="1.84670231729055">
            <text:p>1.84670232</text:p>
          </table:table-cell>
          <table:table-cell table:style-name="ce7" table:formula="of:=2*([.E1]+[.E2]+[.E3]) - 4*([.E1]-[.E2]+[.E3])" office:value-type="float" office:value="1.69498579618551">
            <text:p>1.69498580</text:p>
          </table:table-cell>
          <table:table-cell table:style-name="ce7" table:formula="of:=2*([.F1]+[.F2]+[.F3]) - 4*([.F1]-[.F2]+[.F3])" office:value-type="float" office:value="1.54507795168604">
            <text:p>1.54507795</text:p>
          </table:table-cell>
          <table:table-cell table:style-name="ce7" table:formula="of:=2*([.G1]+[.G2]+[.G3]) - 4*([.G1]-[.G2]+[.G3])" office:value-type="float" office:value="1.39736468902425">
            <text:p>1.39736469</text:p>
          </table:table-cell>
          <table:table-cell table:style-name="ce7" table:formula="of:=2*([.H1]+[.H2]+[.H3]) - 4*([.H1]-[.H2]+[.H3])" office:value-type="float" office:value="1.25244765575972">
            <text:p>1.25244766</text:p>
          </table:table-cell>
          <table:table-cell table:style-name="ce7" table:formula="of:=2*([.I1]+[.I2]+[.I3]) - 4*([.I1]-[.I2]+[.I3])" office:value-type="float" office:value="1.11120037171025">
            <text:p>1.11120037</text:p>
          </table:table-cell>
          <table:table-cell table:style-name="ce7" table:formula="of:=2*([.J1]+[.J2]+[.J3]) - 4*([.J1]-[.J2]+[.J3])" office:value-type="float" office:value="0.974770951197435">
            <text:p>0.9747709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dfz</text:p>
          </table:table-cell>
          <table:table-cell table:style-name="ce2"/>
          <table:table-cell table:style-name="ce7" table:formula="of:=2*([.C1]+[.C2]+[.C3]) +4*([.C1]-[.C2]+[.C3]) - 8*([.C1]-[.C3])" office:value-type="float" office:value="10">
            <text:p>10.00000000</text:p>
          </table:table-cell>
          <table:table-cell table:style-name="ce7" table:formula="of:=2*([.D1]+[.D2]+[.D3]) +4*([.D1]-[.D2]+[.D3]) - 8*([.D1]-[.D3])" office:value-type="float" office:value="9.00534759358289">
            <text:p>9.00534759</text:p>
          </table:table-cell>
          <table:table-cell table:style-name="ce7" table:formula="of:=2*([.E1]+[.E2]+[.E3]) +4*([.E1]-[.E2]+[.E3]) - 8*([.E1]-[.E3])" office:value-type="float" office:value="8.00599704268892">
            <text:p>8.00599704</text:p>
          </table:table-cell>
          <table:table-cell table:style-name="ce7" table:formula="of:=2*([.F1]+[.F2]+[.F3]) +4*([.F1]-[.F2]+[.F3]) - 8*([.F1]-[.F3])" office:value-type="float" office:value="6.99795882506514">
            <text:p>6.99795883</text:p>
          </table:table-cell>
          <table:table-cell table:style-name="ce7" table:formula="of:=2*([.G1]+[.G2]+[.G3]) +4*([.G1]-[.G2]+[.G3]) - 8*([.G1]-[.G3])" office:value-type="float" office:value="5.97669704971438">
            <text:p>5.97669705</text:p>
          </table:table-cell>
          <table:table-cell table:style-name="ce7" table:formula="of:=2*([.H1]+[.H2]+[.H3]) +4*([.H1]-[.H2]+[.H3]) - 8*([.H1]-[.H3])" office:value-type="float" office:value="4.93699009220043">
            <text:p>4.93699009</text:p>
          </table:table-cell>
          <table:table-cell table:style-name="ce7" table:formula="of:=2*([.I1]+[.I2]+[.I3]) +4*([.I1]-[.I2]+[.I3]) - 8*([.I1]-[.I3])" office:value-type="float" office:value="3.87280006864087">
            <text:p>3.87280007</text:p>
          </table:table-cell>
          <table:table-cell table:style-name="ce7" table:formula="of:=2*([.J1]+[.J2]+[.J3]) +4*([.J1]-[.J2]+[.J3]) - 8*([.J1]-[.J3])" office:value-type="float" office:value="2.77731698792859">
            <text:p>2.77731699</text:p>
          </table:table-cell>
          <table:table-cell table:style-name="ce2" table:number-columns-repeated="1014"/>
        </table:table-row>
        <table:table-row table:style-name="ro1">
          <table:table-cell table:style-name="ce10" office:value-type="string">
            <text:p>mx</text:p>
          </table:table-cell>
          <table:table-cell table:style-name="ce11" office:value-type="float" office:value="0">
            <text:p>0.00000000</text:p>
          </table:table-cell>
          <table:table-cell table:style-name="ce11" table:formula="of:=[.$B$21]*[.B8] + (1-[.$B$21])*[.C5]" office:value-type="float" office:value="1">
            <text:p>1.00000000</text:p>
          </table:table-cell>
          <table:table-cell table:style-name="ce11" table:formula="of:=[.$B$21]*[.C8] + (1-[.$B$21])*[.D5]" office:value-type="float" office:value="1.80053475935829">
            <text:p>1.80053476</text:p>
          </table:table-cell>
          <table:table-cell table:style-name="ce11" table:formula="of:=[.$B$21]*[.D8] + (1-[.$B$21])*[.E5]" office:value-type="float" office:value="2.42108098769135">
            <text:p>2.42108099</text:p>
          </table:table-cell>
          <table:table-cell table:style-name="ce11" table:formula="of:=[.$B$21]*[.E8] + (1-[.$B$21])*[.F5]" office:value-type="float" office:value="2.87876877142873">
            <text:p>2.87876877</text:p>
          </table:table-cell>
          <table:table-cell table:style-name="ce11" table:formula="of:=[.$B$21]*[.F8] + (1-[.$B$21])*[.G5]" office:value-type="float" office:value="3.1885615992573">
            <text:p>3.18856160</text:p>
          </table:table-cell>
          <table:table-cell table:style-name="ce11" table:formula="of:=[.$B$21]*[.G8] + (1-[.$B$21])*[.H5]" office:value-type="float" office:value="3.36340444855161">
            <text:p>3.36340445</text:p>
          </table:table-cell>
          <table:table-cell table:style-name="ce11" table:formula="of:=[.$B$21]*[.H8] + (1-[.$B$21])*[.I5]" office:value-type="float" office:value="3.41434401056053">
            <text:p>3.41434401</text:p>
          </table:table-cell>
          <table:table-cell table:style-name="ce11" table:formula="of:=[.$B$21]*[.I8] + (1-[.$B$21])*[.J5]" office:value-type="float" office:value="3.35064130829734">
            <text:p>3.35064131</text:p>
          </table:table-cell>
          <table:table-cell table:style-name="ce10" table:number-columns-repeated="1014"/>
        </table:table-row>
        <table:table-row table:style-name="ro1">
          <table:table-cell table:style-name="ce10" office:value-type="string">
            <text:p>my</text:p>
          </table:table-cell>
          <table:table-cell table:style-name="ce11" office:value-type="float" office:value="0">
            <text:p>0.00000000</text:p>
          </table:table-cell>
          <table:table-cell table:style-name="ce11" table:formula="of:=[.$B$21]*[.B9] + (1-[.$B$21])*[.C6]" office:value-type="float" office:value="0.2">
            <text:p>0.20000000</text:p>
          </table:table-cell>
          <table:table-cell table:style-name="ce11" table:formula="of:=[.$B$21]*[.C9] + (1-[.$B$21])*[.D6]" office:value-type="float" office:value="0.364670231729055">
            <text:p>0.36467023</text:p>
          </table:table-cell>
          <table:table-cell table:style-name="ce11" table:formula="of:=[.$B$21]*[.D9] + (1-[.$B$21])*[.E6]" office:value-type="float" office:value="0.4977017881747">
            <text:p>0.49770179</text:p>
          </table:table-cell>
          <table:table-cell table:style-name="ce11" table:formula="of:=[.$B$21]*[.E9] + (1-[.$B$21])*[.F6]" office:value-type="float" office:value="0.602439404525834">
            <text:p>0.60243940</text:p>
          </table:table-cell>
          <table:table-cell table:style-name="ce11" table:formula="of:=[.$B$21]*[.F9] + (1-[.$B$21])*[.G6]" office:value-type="float" office:value="0.681931932975675">
            <text:p>0.68193193</text:p>
          </table:table-cell>
          <table:table-cell table:style-name="ce11" table:formula="of:=[.$B$21]*[.G9] + (1-[.$B$21])*[.H6]" office:value-type="float" office:value="0.73898350525408">
            <text:p>0.73898351</text:p>
          </table:table-cell>
          <table:table-cell table:style-name="ce11" table:formula="of:=[.$B$21]*[.H9] + (1-[.$B$21])*[.I6]" office:value-type="float" office:value="0.776205191899697">
            <text:p>0.77620519</text:p>
          </table:table-cell>
          <table:table-cell table:style-name="ce11" table:formula="of:=[.$B$21]*[.I9] + (1-[.$B$21])*[.J6]" office:value-type="float" office:value="0.79606176782947">
            <text:p>0.79606177</text:p>
          </table:table-cell>
          <table:table-cell table:style-name="ce10" table:number-columns-repeated="1014"/>
        </table:table-row>
        <table:table-row table:style-name="ro1">
          <table:table-cell table:style-name="ce10" office:value-type="string">
            <text:p>mz</text:p>
          </table:table-cell>
          <table:table-cell table:style-name="ce11" office:value-type="float" office:value="0">
            <text:p>0.00000000</text:p>
          </table:table-cell>
          <table:table-cell table:style-name="ce11" table:formula="of:=[.$B$21]*[.B10] + (1-[.$B$21])*[.C7]" office:value-type="float" office:value="1">
            <text:p>1.00000000</text:p>
          </table:table-cell>
          <table:table-cell table:style-name="ce11" table:formula="of:=[.$B$21]*[.C10] + (1-[.$B$21])*[.D7]" office:value-type="float" office:value="1.80053475935829">
            <text:p>1.80053476</text:p>
          </table:table-cell>
          <table:table-cell table:style-name="ce11" table:formula="of:=[.$B$21]*[.D10] + (1-[.$B$21])*[.E7]" office:value-type="float" office:value="2.42108098769135">
            <text:p>2.42108099</text:p>
          </table:table-cell>
          <table:table-cell table:style-name="ce11" table:formula="of:=[.$B$21]*[.E10] + (1-[.$B$21])*[.F7]" office:value-type="float" office:value="2.87876877142873">
            <text:p>2.87876877</text:p>
          </table:table-cell>
          <table:table-cell table:style-name="ce11" table:formula="of:=[.$B$21]*[.F10] + (1-[.$B$21])*[.G7]" office:value-type="float" office:value="3.1885615992573">
            <text:p>3.18856160</text:p>
          </table:table-cell>
          <table:table-cell table:style-name="ce11" table:formula="of:=[.$B$21]*[.G10] + (1-[.$B$21])*[.H7]" office:value-type="float" office:value="3.36340444855161">
            <text:p>3.36340445</text:p>
          </table:table-cell>
          <table:table-cell table:style-name="ce11" table:formula="of:=[.$B$21]*[.H10] + (1-[.$B$21])*[.I7]" office:value-type="float" office:value="3.41434401056053">
            <text:p>3.41434401</text:p>
          </table:table-cell>
          <table:table-cell table:style-name="ce11" table:formula="of:=[.$B$21]*[.I10] + (1-[.$B$21])*[.J7]" office:value-type="float" office:value="3.35064130829734">
            <text:p>3.35064131</text:p>
          </table:table-cell>
          <table:table-cell table:style-name="ce10" table:number-columns-repeated="1014"/>
        </table:table-row>
        <table:table-row table:style-name="ro1">
          <table:table-cell table:style-name="ce16" office:value-type="string">
            <text:p>vx</text:p>
          </table:table-cell>
          <table:table-cell table:style-name="ce18" office:value-type="float" office:value="0">
            <text:p>0.00000000</text:p>
          </table:table-cell>
          <table:table-cell table:style-name="ce18" table:formula="of:=[.$B$22]*[.B11] + (1-[.$B$22])*[.C5]*[.C5]" office:value-type="float" office:value="30">
            <text:p>30.00000000</text:p>
          </table:table-cell>
          <table:table-cell table:style-name="ce18" table:formula="of:=[.$B$22]*[.C11] + (1-[.$B$22])*[.D5]*[.D5]" office:value-type="float" office:value="45.3288855843747">
            <text:p>45.32888558</text:p>
          </table:table-cell>
          <table:table-cell table:style-name="ce18" table:formula="of:=[.$B$22]*[.D11] + (1-[.$B$22])*[.E5]*[.E5]" office:value-type="float" office:value="50.9590165033254">
            <text:p>50.95901650</text:p>
          </table:table-cell>
          <table:table-cell table:style-name="ce18" table:formula="of:=[.$B$22]*[.E11] + (1-[.$B$22])*[.F5]*[.F5]" office:value-type="float" office:value="50.3627398675199">
            <text:p>50.36273987</text:p>
          </table:table-cell>
          <table:table-cell table:style-name="ce18" table:formula="of:=[.$B$22]*[.F11] + (1-[.$B$22])*[.G5]*[.G5]" office:value-type="float" office:value="45.9701901944833">
            <text:p>45.97019019</text:p>
          </table:table-cell>
          <table:table-cell table:style-name="ce18" table:formula="of:=[.$B$22]*[.G11] + (1-[.$B$22])*[.H5]*[.H5]" office:value-type="float" office:value="39.4912944872839">
            <text:p>39.49129449</text:p>
          </table:table-cell>
          <table:table-cell table:style-name="ce18" table:formula="of:=[.$B$22]*[.H11] + (1-[.$B$22])*[.I5]*[.I5]" office:value-type="float" office:value="32.1434802525981">
            <text:p>32.14348025</text:p>
          </table:table-cell>
          <table:table-cell table:style-name="ce18" table:formula="of:=[.$B$22]*[.I11] + (1-[.$B$22])*[.J5]*[.J5]" office:value-type="float" office:value="24.8144830722497">
            <text:p>24.81448307</text:p>
          </table:table-cell>
          <table:table-cell table:style-name="ce16" table:number-columns-repeated="1014"/>
        </table:table-row>
        <table:table-row table:style-name="ro1">
          <table:table-cell table:style-name="ce16" office:value-type="string">
            <text:p>vy</text:p>
          </table:table-cell>
          <table:table-cell table:style-name="ce18" office:value-type="float" office:value="0">
            <text:p>0.00000000</text:p>
          </table:table-cell>
          <table:table-cell table:style-name="ce18" table:formula="of:=[.$B$22]*[.B12] + (1-[.$B$22])*[.C6]*[.C6]" office:value-type="float" office:value="1.2">
            <text:p>1.20000000</text:p>
          </table:table-cell>
          <table:table-cell table:style-name="ce18" table:formula="of:=[.$B$22]*[.C12] + (1-[.$B$22])*[.D6]*[.D6]" office:value-type="float" office:value="1.86309283460589">
            <text:p>1.86309283</text:p>
          </table:table-cell>
          <table:table-cell table:style-name="ce18" table:formula="of:=[.$B$22]*[.D12] + (1-[.$B$22])*[.E6]*[.E6]" office:value-type="float" office:value="2.16605803900531">
            <text:p>2.16605804</text:p>
          </table:table-cell>
          <table:table-cell table:style-name="ce18" table:formula="of:=[.$B$22]*[.E12] + (1-[.$B$22])*[.F6]*[.F6]" office:value-type="float" office:value="2.23242039033961">
            <text:p>2.23242039</text:p>
          </table:table-cell>
          <table:table-cell table:style-name="ce18" table:formula="of:=[.$B$22]*[.F12] + (1-[.$B$22])*[.G6]*[.G6]" office:value-type="float" office:value="2.14848269547728">
            <text:p>2.14848270</text:p>
          </table:table-cell>
          <table:table-cell table:style-name="ce18" table:formula="of:=[.$B$22]*[.G12] + (1-[.$B$22])*[.H6]*[.H6]" office:value-type="float" office:value="1.9745254259595">
            <text:p>1.97452543</text:p>
          </table:table-cell>
          <table:table-cell table:style-name="ce18" table:formula="of:=[.$B$22]*[.H12] + (1-[.$B$22])*[.I6]*[.I6]" office:value-type="float" office:value="1.75259767799835">
            <text:p>1.75259768</text:p>
          </table:table-cell>
          <table:table-cell table:style-name="ce18" table:formula="of:=[.$B$22]*[.I12] + (1-[.$B$22])*[.J6]*[.J6]" office:value-type="float" office:value="1.51187189678835">
            <text:p>1.51187190</text:p>
          </table:table-cell>
          <table:table-cell table:style-name="ce16" table:number-columns-repeated="1014"/>
        </table:table-row>
        <table:table-row table:style-name="ro1">
          <table:table-cell table:style-name="ce16" office:value-type="string">
            <text:p>vz</text:p>
          </table:table-cell>
          <table:table-cell table:style-name="ce18" office:value-type="float" office:value="0">
            <text:p>0.00000000</text:p>
          </table:table-cell>
          <table:table-cell table:style-name="ce18" table:formula="of:=[.$B$22]*[.B13] + (1-[.$B$22])*[.C7]*[.C7]" office:value-type="float" office:value="30">
            <text:p>30.00000000</text:p>
          </table:table-cell>
          <table:table-cell table:style-name="ce18" table:formula="of:=[.$B$22]*[.C13] + (1-[.$B$22])*[.D7]*[.D7]" office:value-type="float" office:value="45.3288855843747">
            <text:p>45.32888558</text:p>
          </table:table-cell>
          <table:table-cell table:style-name="ce18" table:formula="of:=[.$B$22]*[.D13] + (1-[.$B$22])*[.E7]*[.E7]" office:value-type="float" office:value="50.9590165033254">
            <text:p>50.95901650</text:p>
          </table:table-cell>
          <table:table-cell table:style-name="ce18" table:formula="of:=[.$B$22]*[.E13] + (1-[.$B$22])*[.F7]*[.F7]" office:value-type="float" office:value="50.3627398675199">
            <text:p>50.36273987</text:p>
          </table:table-cell>
          <table:table-cell table:style-name="ce18" table:formula="of:=[.$B$22]*[.F13] + (1-[.$B$22])*[.G7]*[.G7]" office:value-type="float" office:value="45.9701901944833">
            <text:p>45.97019019</text:p>
          </table:table-cell>
          <table:table-cell table:style-name="ce18" table:formula="of:=[.$B$22]*[.G13] + (1-[.$B$22])*[.H7]*[.H7]" office:value-type="float" office:value="39.4912944872839">
            <text:p>39.49129449</text:p>
          </table:table-cell>
          <table:table-cell table:style-name="ce18" table:formula="of:=[.$B$22]*[.H13] + (1-[.$B$22])*[.I7]*[.I7]" office:value-type="float" office:value="32.1434802525981">
            <text:p>32.14348025</text:p>
          </table:table-cell>
          <table:table-cell table:style-name="ce18" table:formula="of:=[.$B$22]*[.I13] + (1-[.$B$22])*[.J7]*[.J7]" office:value-type="float" office:value="24.8144830722497">
            <text:p>24.81448307</text:p>
          </table:table-cell>
          <table:table-cell table:style-name="ce16" table:number-columns-repeated="1014"/>
        </table:table-row>
        <table:table-row table:style-name="ro1">
          <table:table-cell table:style-name="ce3" office:value-type="string">
            <text:p>dx</text:p>
          </table:table-cell>
          <table:table-cell table:style-name="ce3"/>
          <table:table-cell table:style-name="ce8" table:formula="of:=-[.$B$19] * ([.C8] / (1-POWER([.$B$21]; [.C$17]))) / ( SQRT([.C11] / (1 - POWER([.$B$22]; [.C$17]))) +[.$B$20])" office:value-type="float" office:value="-0.0980392156862745">
            <text:p>-0.09803922</text:p>
          </table:table-cell>
          <table:table-cell table:style-name="ce8" table:formula="of:=-[.$B$19] * ([.D8] / (1-POWER([.$B$21]; [.D$17]))) / ( SQRT([.D11] / (1 - POWER([.$B$22]; [.D$17]))) +[.$B$20])" office:value-type="float" office:value="-0.0984302554308423">
            <text:p>-0.09843026</text:p>
          </table:table-cell>
          <table:table-cell table:style-name="ce8" table:formula="of:=-[.$B$19] * ([.E8] / (1-POWER([.$B$21]; [.E$17]))) / ( SQRT([.E11] / (1 - POWER([.$B$22]; [.E$17]))) +[.$B$20])" office:value-type="float" office:value="-0.0991882030428375">
            <text:p>-0.09918820</text:p>
          </table:table-cell>
          <table:table-cell table:style-name="ce8" table:formula="of:=-[.$B$19] * ([.F8] / (1-POWER([.$B$21]; [.F$17]))) / ( SQRT([.F11] / (1 - POWER([.$B$22]; [.F$17]))) +[.$B$20])" office:value-type="float" office:value="-0.100359330897315">
            <text:p>-0.10035933</text:p>
          </table:table-cell>
          <table:table-cell table:style-name="ce8" table:formula="of:=-[.$B$19] * ([.G8] / (1-POWER([.$B$21]; [.G$17]))) / ( SQRT([.G11] / (1 - POWER([.$B$22]; [.G$17]))) +[.$B$20])" office:value-type="float" office:value="-0.10200118455645">
            <text:p>-0.10200118</text:p>
          </table:table-cell>
          <table:table-cell table:style-name="ce8" table:formula="of:=-[.$B$19] * ([.H8] / (1-POWER([.$B$21]; [.H$17]))) / ( SQRT([.H11] / (1 - POWER([.$B$22]; [.H$17]))) +[.$B$20])" office:value-type="float" office:value="-0.104181792335255">
            <text:p>-0.10418179</text:p>
          </table:table-cell>
          <table:table-cell table:style-name="ce8" table:formula="of:=-[.$B$19] * ([.I8] / (1-POWER([.$B$21]; [.I$17]))) / ( SQRT([.I11] / (1 - POWER([.$B$22]; [.I$17]))) +[.$B$20])" office:value-type="float" office:value="-0.106964958207802">
            <text:p>-0.10696496</text:p>
          </table:table-cell>
          <table:table-cell table:style-name="ce8" table:formula="of:=-[.$B$19] * ([.J8] / (1-POWER([.$B$21]; [.J$17]))) / ( SQRT([.J11] / (1 - POWER([.$B$22]; [.J$17]))) +[.$B$20])" office:value-type="float" office:value="-0.110346394863469">
            <text:p>-0.11034639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>
            <text:p>dy</text:p>
          </table:table-cell>
          <table:table-cell table:style-name="ce3"/>
          <table:table-cell table:style-name="ce8" table:formula="of:=-[.$B$19] * ([.C9] / (1-POWER([.$B$21]; [.C$17]))) / ( SQRT([.C12] / (1 - POWER([.$B$22]; [.C$17]))) +[.$B$20])" office:value-type="float" office:value="-0.0909090909090909">
            <text:p>-0.09090909</text:p>
          </table:table-cell>
          <table:table-cell table:style-name="ce8" table:formula="of:=-[.$B$19] * ([.D9] / (1-POWER([.$B$21]; [.D$17]))) / ( SQRT([.D12] / (1 - POWER([.$B$22]; [.D$17]))) +[.$B$20])" office:value-type="float" office:value="-0.0909062571380694">
            <text:p>-0.09090626</text:p>
          </table:table-cell>
          <table:table-cell table:style-name="ce8" table:formula="of:=-[.$B$19] * ([.E9] / (1-POWER([.$B$21]; [.E$17]))) / ( SQRT([.E12] / (1 - POWER([.$B$22]; [.E$17]))) +[.$B$20])" office:value-type="float" office:value="-0.091110109445136">
            <text:p>-0.09111011</text:p>
          </table:table-cell>
          <table:table-cell table:style-name="ce8" table:formula="of:=-[.$B$19] * ([.F9] / (1-POWER([.$B$21]; [.F$17]))) / ( SQRT([.F12] / (1 - POWER([.$B$22]; [.F$17]))) +[.$B$20])" office:value-type="float" office:value="-0.0915250977085083">
            <text:p>-0.09152510</text:p>
          </table:table-cell>
          <table:table-cell table:style-name="ce8" table:formula="of:=-[.$B$19] * ([.G9] / (1-POWER([.$B$21]; [.G$17]))) / ( SQRT([.G12] / (1 - POWER([.$B$22]; [.G$17]))) +[.$B$20])" office:value-type="float" office:value="-0.0921536285817215">
            <text:p>-0.09215363</text:p>
          </table:table-cell>
          <table:table-cell table:style-name="ce8" table:formula="of:=-[.$B$19] * ([.H9] / (1-POWER([.$B$21]; [.H$17]))) / ( SQRT([.H12] / (1 - POWER([.$B$22]; [.H$17]))) +[.$B$20])" office:value-type="float" office:value="-0.0929957422317479">
            <text:p>-0.09299574</text:p>
          </table:table-cell>
          <table:table-cell table:style-name="ce8" table:formula="of:=-[.$B$19] * ([.I9] / (1-POWER([.$B$21]; [.I$17]))) / ( SQRT([.I12] / (1 - POWER([.$B$22]; [.I$17]))) +[.$B$20])" office:value-type="float" office:value="-0.09404820889067">
            <text:p>-0.09404821</text:p>
          </table:table-cell>
          <table:table-cell table:style-name="ce8" table:formula="of:=-[.$B$19] * ([.J9] / (1-POWER([.$B$21]; [.J$17]))) / ( SQRT([.J12] / (1 - POWER([.$B$22]; [.J$17]))) +[.$B$20])" office:value-type="float" office:value="-0.095302978825515">
            <text:p>-0.09530298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>
            <text:p>dz</text:p>
          </table:table-cell>
          <table:table-cell table:style-name="ce3"/>
          <table:table-cell table:style-name="ce8" table:formula="of:=-[.$B$19] * ([.C10] / (1-POWER([.$B$21]; [.C$17]))) / ( SQRT([.C13] / (1 - POWER([.$B$22]; [.C$17]))) +[.$B$20])" office:value-type="float" office:value="-0.0980392156862745">
            <text:p>-0.09803922</text:p>
          </table:table-cell>
          <table:table-cell table:style-name="ce8" table:formula="of:=-[.$B$19] * ([.D10] / (1-POWER([.$B$21]; [.D$17]))) / ( SQRT([.D13] / (1 - POWER([.$B$22]; [.D$17]))) +[.$B$20])" office:value-type="float" office:value="-0.0984302554308423">
            <text:p>-0.09843026</text:p>
          </table:table-cell>
          <table:table-cell table:style-name="ce8" table:formula="of:=-[.$B$19] * ([.E10] / (1-POWER([.$B$21]; [.E$17]))) / ( SQRT([.E13] / (1 - POWER([.$B$22]; [.E$17]))) +[.$B$20])" office:value-type="float" office:value="-0.0991882030428375">
            <text:p>-0.09918820</text:p>
          </table:table-cell>
          <table:table-cell table:style-name="ce8" table:formula="of:=-[.$B$19] * ([.F10] / (1-POWER([.$B$21]; [.F$17]))) / ( SQRT([.F13] / (1 - POWER([.$B$22]; [.F$17]))) +[.$B$20])" office:value-type="float" office:value="-0.100359330897315">
            <text:p>-0.10035933</text:p>
          </table:table-cell>
          <table:table-cell table:style-name="ce8" table:formula="of:=-[.$B$19] * ([.G10] / (1-POWER([.$B$21]; [.G$17]))) / ( SQRT([.G13] / (1 - POWER([.$B$22]; [.G$17]))) +[.$B$20])" office:value-type="float" office:value="-0.10200118455645">
            <text:p>-0.10200118</text:p>
          </table:table-cell>
          <table:table-cell table:style-name="ce8" table:formula="of:=-[.$B$19] * ([.H10] / (1-POWER([.$B$21]; [.H$17]))) / ( SQRT([.H13] / (1 - POWER([.$B$22]; [.H$17]))) +[.$B$20])" office:value-type="float" office:value="-0.104181792335255">
            <text:p>-0.10418179</text:p>
          </table:table-cell>
          <table:table-cell table:style-name="ce8" table:formula="of:=-[.$B$19] * ([.I10] / (1-POWER([.$B$21]; [.I$17]))) / ( SQRT([.I13] / (1 - POWER([.$B$22]; [.I$17]))) +[.$B$20])" office:value-type="float" office:value="-0.106964958207802">
            <text:p>-0.10696496</text:p>
          </table:table-cell>
          <table:table-cell table:style-name="ce8" table:formula="of:=-[.$B$19] * ([.J10] / (1-POWER([.$B$21]; [.J$17]))) / ( SQRT([.J13] / (1 - POWER([.$B$22]; [.J$17]))) +[.$B$20])" office:value-type="float" office:value="-0.110346394863469">
            <text:p>-0.11034639</text:p>
          </table:table-cell>
          <table:table-cell table:style-name="ce3" table:number-columns-repeated="1014"/>
        </table:table-row>
        <table:table-row table:style-name="ro1">
          <table:table-cell table:style-name="ce17" office:value-type="string">
            <text:p>t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7" table:number-columns-repeated="1014"/>
        </table:table-row>
        <table:table-row table:style-name="ro1">
          <table:table-cell table:style-name="ce6" office:value-type="string">
            <text:p>ds2</text:p>
          </table:table-cell>
          <table:table-cell table:style-name="ce6"/>
          <table:table-cell table:style-name="ce6" table:formula="of:=[.C14]*[.C14]+[.C15]*[.C15]+[.C16]*[.C16]" office:value-type="float" office:value="0.0274878384346771">
            <text:p>0.02748784</text:p>
          </table:table-cell>
          <table:table-cell table:style-name="ce6" table:formula="of:=[.D14]*[.D14]+[.D15]*[.D15]+[.D16]*[.D16]" office:value-type="float" office:value="0.0276409779552145">
            <text:p>0.02764098</text:p>
          </table:table-cell>
          <table:table-cell table:style-name="ce6" table:formula="of:=[.E14]*[.E14]+[.E15]*[.E15]+[.E16]*[.E16]" office:value-type="float" office:value="0.027977651288839">
            <text:p>0.02797765</text:p>
          </table:table-cell>
          <table:table-cell table:style-name="ce6" table:formula="of:=[.F14]*[.F14]+[.F15]*[.F15]+[.F16]*[.F16]" office:value-type="float" office:value="0.0285208341068654">
            <text:p>0.02852083</text:p>
          </table:table-cell>
          <table:table-cell table:style-name="ce6" table:formula="of:=[.G14]*[.G14]+[.G15]*[.G15]+[.G16]*[.G16]" office:value-type="float" office:value="0.0293007745626158">
            <text:p>0.02930077</text:p>
          </table:table-cell>
          <table:table-cell table:style-name="ce6" table:formula="of:=[.H14]*[.H14]+[.H15]*[.H15]+[.H16]*[.H16]" office:value-type="float" office:value="0.0303558997816059">
            <text:p>0.03035590</text:p>
          </table:table-cell>
          <table:table-cell table:style-name="ce6" table:formula="of:=[.I14]*[.I14]+[.I15]*[.I15]+[.I16]*[.I16]" office:value-type="float" office:value="0.0317280701643366">
            <text:p>0.03172807</text:p>
          </table:table-cell>
          <table:table-cell table:style-name="ce6" table:formula="of:=[.J14]*[.J14]+[.J15]*[.J15]+[.J16]*[.J16]" office:value-type="float" office:value="0.0334353114917457">
            <text:p>0.03343531</text:p>
          </table:table-cell>
          <table:table-cell table:style-name="ce6" table:number-columns-repeated="1014"/>
        </table:table-row>
        <table:table-row table:style-name="ro1">
          <table:table-cell table:style-name="Default" office:value-type="string">
            <text:p>lr</text:p>
          </table:table-cell>
          <table:table-cell table:style-name="ce6" office:value-type="float" office:value="0.1">
            <text:p>0.10000000</text:p>
          </table:table-cell>
          <table:table-cell table:style-name="Default"/>
          <table:table-cell table:style-name="ce6" table:number-columns-repeated="7"/>
          <table:table-cell table:style-name="Default" table:number-columns-repeated="1014"/>
        </table:table-row>
        <table:table-row table:style-name="ro1">
          <table:table-cell table:style-name="Default" office:value-type="string">
            <text:p>eps</text:p>
          </table:table-cell>
          <table:table-cell table:style-name="ce6" office:value-type="float" office:value="0.2">
            <text:p>0.20000000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>
            <text:p>beta1</text:p>
          </table:table-cell>
          <table:table-cell table:style-name="ce6" office:value-type="float" office:value="0.9">
            <text:p>0.90000000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>
            <text:p>beta2</text:p>
          </table:table-cell>
          <table:table-cell table:style-name="ce6" office:value-type="float" office:value="0.7">
            <text:p>0.70000000</text:p>
          </table:table-cell>
          <table:table-cell table:style-name="Default" table:number-columns-repeated="1022"/>
        </table:table-row>
        <table:table-row table:style-name="ro1">
          <table:table-cell table:number-columns-repeated="2"/>
          <table:table-cell table:style-name="ce4" table:number-columns-repeated="8"/>
          <table:table-cell table:number-columns-repeated="1014"/>
        </table:table-row>
        <table:table-row table:style-name="ro1" table:number-rows-repeated="16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4" table:number-columns-repeated="7"/>
          <table:table-cell table:number-columns-repeated="1014"/>
        </table:table-row>
        <table:table-row table:style-name="ro1">
          <table:table-cell table:number-columns-repeated="2"/>
          <table:table-cell table:style-name="ce4" table:number-columns-repeated="8"/>
          <table:table-cell table:number-columns-repeated="1014"/>
        </table:table-row>
        <table:table-row table:style-name="ro1">
          <table:table-cell table:number-columns-repeated="2"/>
          <table:table-cell table:style-name="ce4" table:number-columns-repeated="8"/>
          <table:table-cell table:number-columns-repeated="1014"/>
        </table:table-row>
      </table:table>
      <table:table table:name="Adamax" table:style-name="ta1" table:print="false">
        <table:table-column table:style-name="co1" table:default-cell-style-name="ce4"/>
        <table:table-column table:style-name="co2" table:default-cell-style-name="ce4"/>
        <table:table-column table:style-name="co2" table:default-cell-style-name="ce9"/>
        <table:table-column table:style-name="co3" table:default-cell-style-name="ce9"/>
        <table:table-column table:style-name="co4" table:number-columns-repeated="6" table:default-cell-style-name="ce9"/>
        <table:table-column table:style-name="co1" table:number-columns-repeated="1014" table:default-cell-style-name="ce4"/>
        <table:table-row table:style-name="ro1">
          <table:table-cell table:style-name="ce1" office:value-type="string">
            <text:p>x</text:p>
          </table:table-cell>
          <table:table-cell table:style-name="ce1"/>
          <table:table-cell table:style-name="ce5" office:value-type="float" office:value="1">
            <text:p>1.00000000</text:p>
          </table:table-cell>
          <table:table-cell table:style-name="ce5" table:formula="of:=[.C1] +[.C14]" office:value-type="float" office:value="0.900071377587437">
            <text:p>0.90007138</text:p>
          </table:table-cell>
          <table:table-cell table:style-name="ce5" table:formula="of:=[.D1] +[.D14]" office:value-type="float" office:value="0.794896097181419">
            <text:p>0.79489610</text:p>
          </table:table-cell>
          <table:table-cell table:style-name="ce5" table:formula="of:=[.E1] +[.E14]" office:value-type="float" office:value="0.68289103438585">
            <text:p>0.68289103</text:p>
          </table:table-cell>
          <table:table-cell table:style-name="ce5" table:formula="of:=[.F1] +[.F14]" office:value-type="float" office:value="0.561393041994584">
            <text:p>0.56139304</text:p>
          </table:table-cell>
          <table:table-cell table:style-name="ce5" table:formula="of:=[.G1] +[.G14]" office:value-type="float" office:value="0.425329310154268">
            <text:p>0.42532931</text:p>
          </table:table-cell>
          <table:table-cell table:style-name="ce5" table:formula="of:=[.H1] +[.H14]" office:value-type="float" office:value="0.262823627041819">
            <text:p>0.26282363</text:p>
          </table:table-cell>
          <table:table-cell table:style-name="ce5" table:formula="of:=[.I1] +[.I14]" office:value-type="float" office:value="0.0584237568196518">
            <text:p>0.05842376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>
            <text:p>y</text:p>
          </table:table-cell>
          <table:table-cell table:style-name="ce1"/>
          <table:table-cell table:style-name="ce5" office:value-type="float" office:value="-1">
            <text:p>-1.00000000</text:p>
          </table:table-cell>
          <table:table-cell table:style-name="ce5" table:formula="of:=[.C2] +[.C15]" office:value-type="float" office:value="-0.9000999000999">
            <text:p>-0.90009990</text:p>
          </table:table-cell>
          <table:table-cell table:style-name="ce5" table:formula="of:=[.D2] +[.D15]" office:value-type="float" office:value="-0.794958728652698">
            <text:p>-0.79495873</text:p>
          </table:table-cell>
          <table:table-cell table:style-name="ce5" table:formula="of:=[.E2] +[.E15]" office:value-type="float" office:value="-0.682996029668128">
            <text:p>-0.68299603</text:p>
          </table:table-cell>
          <table:table-cell table:style-name="ce5" table:formula="of:=[.F2] +[.F15]" office:value-type="float" office:value="-0.561553732912153">
            <text:p>-0.56155373</text:p>
          </table:table-cell>
          <table:table-cell table:style-name="ce5" table:formula="of:=[.G2] +[.G15]" office:value-type="float" office:value="-0.425570399533813">
            <text:p>-0.42557040</text:p>
          </table:table-cell>
          <table:table-cell table:style-name="ce5" table:formula="of:=[.H2] +[.H15]" office:value-type="float" office:value="-0.263203340137492">
            <text:p>-0.26320334</text:p>
          </table:table-cell>
          <table:table-cell table:style-name="ce5" table:formula="of:=[.I2] +[.I15]" office:value-type="float" office:value="-0.0590264104603708">
            <text:p>-0.05902641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>
            <text:p>z</text:p>
          </table:table-cell>
          <table:table-cell table:style-name="ce1"/>
          <table:table-cell table:style-name="ce5" office:value-type="float" office:value="1">
            <text:p>1.00000000</text:p>
          </table:table-cell>
          <table:table-cell table:style-name="ce5" table:formula="of:=[.C3] +[.C16]" office:value-type="float" office:value="0.900071377587437">
            <text:p>0.90007138</text:p>
          </table:table-cell>
          <table:table-cell table:style-name="ce5" table:formula="of:=[.D3] +[.D16]" office:value-type="float" office:value="0.794896097181419">
            <text:p>0.79489610</text:p>
          </table:table-cell>
          <table:table-cell table:style-name="ce5" table:formula="of:=[.E3] +[.E16]" office:value-type="float" office:value="0.68289103438585">
            <text:p>0.68289103</text:p>
          </table:table-cell>
          <table:table-cell table:style-name="ce5" table:formula="of:=[.F3] +[.F16]" office:value-type="float" office:value="0.561393041994584">
            <text:p>0.56139304</text:p>
          </table:table-cell>
          <table:table-cell table:style-name="ce5" table:formula="of:=[.G3] +[.G16]" office:value-type="float" office:value="0.425329310154268">
            <text:p>0.42532931</text:p>
          </table:table-cell>
          <table:table-cell table:style-name="ce5" table:formula="of:=[.H3] +[.H16]" office:value-type="float" office:value="0.262823627041819">
            <text:p>0.26282363</text:p>
          </table:table-cell>
          <table:table-cell table:style-name="ce5" table:formula="of:=[.I3] +[.I16]" office:value-type="float" office:value="0.0584237568196518">
            <text:p>0.05842376</text:p>
          </table:table-cell>
          <table:table-cell table:style-name="ce1" table:number-columns-repeated="1014"/>
        </table:table-row>
        <table:table-row table:style-name="ro1">
          <table:table-cell table:style-name="Default" office:value-type="string">
            <text:p>f</text:p>
          </table:table-cell>
          <table:table-cell table:style-name="Default"/>
          <table:table-cell table:style-name="ce6" table:formula="of:=([.C1]+[.C2]+[.C3])*([.C1]+[.C2]+[.C3]) + 2*([.C1]-[.C2]+[.C3])*([.C1]-[.C2]+[.C3]) + 4*([.C1]-[.C3])*([.C1]-[.C3])" office:value-type="float" office:value="19">
            <text:p>19.00000000</text:p>
          </table:table-cell>
          <table:table-cell table:style-name="ce6" table:formula="of:=([.D1]+[.D2]+[.D3])*([.D1]+[.D2]+[.D3]) + 2*([.D1]-[.D2]+[.D3])*([.D1]-[.D2]+[.D3]) + 4*([.D1]-[.D3])*([.D1]-[.D3])" office:value-type="float" office:value="15.3926979357022">
            <text:p>15.39269794</text:p>
          </table:table-cell>
          <table:table-cell table:style-name="ce6" table:formula="of:=([.E1]+[.E2]+[.E3])*([.E1]+[.E2]+[.E3]) + 2*([.E1]-[.E2]+[.E3])*([.E1]-[.E2]+[.E3]) + 4*([.E1]-[.E3])*([.E1]-[.E3])" office:value-type="float" office:value="12.0058341678597">
            <text:p>12.00583417</text:p>
          </table:table-cell>
          <table:table-cell table:style-name="ce6" table:formula="of:=([.F1]+[.F2]+[.F3])*([.F1]+[.F2]+[.F3]) + 2*([.F1]-[.F2]+[.F3])*([.F1]-[.F2]+[.F3]) + 4*([.F1]-[.F3])*([.F1]-[.F3])" office:value-type="float" office:value="8.86118016848818">
            <text:p>8.86118017</text:p>
          </table:table-cell>
          <table:table-cell table:style-name="ce6" table:formula="of:=([.G1]+[.G2]+[.G3])*([.G1]+[.G2]+[.G3]) + 2*([.G1]-[.G2]+[.G3])*([.G1]-[.G2]+[.G3]) + 4*([.G1]-[.G3])*([.G1]-[.G3])" office:value-type="float" office:value="5.98898298949379">
            <text:p>5.98898299</text:p>
          </table:table-cell>
          <table:table-cell table:style-name="ce6" table:formula="of:=([.H1]+[.H2]+[.H3])*([.H1]+[.H2]+[.H3]) + 2*([.H1]-[.H2]+[.H3])*([.H1]-[.H2]+[.H3]) + 4*([.H1]-[.H3])*([.H1]-[.H3])" office:value-type="float" office:value="3.43822101761695">
            <text:p>3.43822102</text:p>
          </table:table-cell>
          <table:table-cell table:style-name="ce6" table:formula="of:=([.I1]+[.I2]+[.I3])*([.I1]+[.I2]+[.I3]) + 2*([.I1]-[.I2]+[.I3])*([.I1]-[.I2]+[.I3]) + 4*([.I1]-[.I3])*([.I1]-[.I3])" office:value-type="float" office:value="1.31344732797343">
            <text:p>1.31344733</text:p>
          </table:table-cell>
          <table:table-cell table:style-name="ce6" table:formula="of:=([.J1]+[.J2]+[.J3])*([.J1]+[.J2]+[.J3]) + 2*([.J1]-[.J2]+[.J3])*([.J1]-[.J2]+[.J3]) + 4*([.J1]-[.J3])*([.J1]-[.J3])" office:value-type="float" office:value="0.0652065543292648">
            <text:p>0.06520655</text:p>
          </table:table-cell>
          <table:table-cell table:style-name="Default" table:number-columns-repeated="1014"/>
        </table:table-row>
        <table:table-row table:style-name="ro1">
          <table:table-cell table:style-name="ce2" office:value-type="string">
            <text:p>dfx</text:p>
          </table:table-cell>
          <table:table-cell table:style-name="ce2"/>
          <table:table-cell table:style-name="ce7" table:formula="of:=2*([.C1]+[.C2]+[.C3]) + 4*([.C1]-[.C2]+[.C3]) + 8*([.C1]-[.C3])" office:value-type="float" office:value="14">
            <text:p>14.00000000</text:p>
          </table:table-cell>
          <table:table-cell table:style-name="ce7" table:formula="of:=2*([.D1]+[.D2]+[.D3]) + 4*([.D1]-[.D2]+[.D3]) + 8*([.D1]-[.D3])" office:value-type="float" office:value="12.6010563312491">
            <text:p>12.60105633</text:p>
          </table:table-cell>
          <table:table-cell table:style-name="ce7" table:formula="of:=2*([.E1]+[.E2]+[.E3]) + 4*([.E1]-[.E2]+[.E3]) + 8*([.E1]-[.E3])" office:value-type="float" office:value="11.1286706234824">
            <text:p>11.12867062</text:p>
          </table:table-cell>
          <table:table-cell table:style-name="ce7" table:formula="of:=2*([.F1]+[.F2]+[.F3]) + 4*([.F1]-[.F2]+[.F3]) + 8*([.F1]-[.F3])" office:value-type="float" office:value="9.56068447196645">
            <text:p>9.56068447</text:p>
          </table:table-cell>
          <table:table-cell table:style-name="ce7" table:formula="of:=2*([.G1]+[.G2]+[.G3]) + 4*([.G1]-[.G2]+[.G3]) + 8*([.G1]-[.G3])" office:value-type="float" office:value="7.85982396975932">
            <text:p>7.85982397</text:p>
          </table:table-cell>
          <table:table-cell table:style-name="ce7" table:formula="of:=2*([.H1]+[.H2]+[.H3]) + 4*([.H1]-[.H2]+[.H3]) + 8*([.H1]-[.H3])" office:value-type="float" office:value="5.95509252091884">
            <text:p>5.95509252</text:p>
          </table:table-cell>
          <table:table-cell table:style-name="ce7" table:formula="of:=2*([.I1]+[.I2]+[.I3]) + 4*([.I1]-[.I2]+[.I3]) + 8*([.I1]-[.I3])" office:value-type="float" office:value="3.68029020477681">
            <text:p>3.68029020</text:p>
          </table:table-cell>
          <table:table-cell table:style-name="ce7" table:formula="of:=2*([.J1]+[.J2]+[.J3]) + 4*([.J1]-[.J2]+[.J3]) + 8*([.J1]-[.J3])" office:value-type="float" office:value="0.819137902756563">
            <text:p>0.81913790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dfy</text:p>
          </table:table-cell>
          <table:table-cell table:style-name="ce2"/>
          <table:table-cell table:style-name="ce7" table:formula="of:=2*([.C1]+[.C2]+[.C3]) - 4*([.C1]-[.C2]+[.C3])" office:value-type="float" office:value="-10">
            <text:p>-10.00000000</text:p>
          </table:table-cell>
          <table:table-cell table:style-name="ce7" table:formula="of:=2*([.D1]+[.D2]+[.D3]) - 4*([.D1]-[.D2]+[.D3])" office:value-type="float" office:value="-9.00088491094915">
            <text:p>-9.00088491</text:p>
          </table:table-cell>
          <table:table-cell table:style-name="ce7" table:formula="of:=2*([.E1]+[.E2]+[.E3]) - 4*([.E1]-[.E2]+[.E3])" office:value-type="float" office:value="-7.94933676064186">
            <text:p>-7.94933676</text:p>
          </table:table-cell>
          <table:table-cell table:style-name="ce7" table:formula="of:=2*([.F1]+[.F2]+[.F3]) - 4*([.F1]-[.F2]+[.F3])" office:value-type="float" office:value="-6.82954031555217">
            <text:p>-6.82954032</text:p>
          </table:table-cell>
          <table:table-cell table:style-name="ce7" table:formula="of:=2*([.G1]+[.G2]+[.G3]) - 4*([.G1]-[.G2]+[.G3])" office:value-type="float" office:value="-5.61489456545126">
            <text:p>-5.61489457</text:p>
          </table:table-cell>
          <table:table-cell table:style-name="ce7" table:formula="of:=2*([.H1]+[.H2]+[.H3]) - 4*([.H1]-[.H2]+[.H3])" office:value-type="float" office:value="-4.25473963781995">
            <text:p>-4.25473964</text:p>
          </table:table-cell>
          <table:table-cell table:style-name="ce7" table:formula="of:=2*([.I1]+[.I2]+[.I3]) - 4*([.I1]-[.I2]+[.I3])" office:value-type="float" office:value="-2.63051454899223">
            <text:p>-2.63051455</text:p>
          </table:table-cell>
          <table:table-cell table:style-name="ce7" table:formula="of:=2*([.J1]+[.J2]+[.J3]) - 4*([.J1]-[.J2]+[.J3])" office:value-type="float" office:value="-0.587853490040832">
            <text:p>-0.5878534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dfz</text:p>
          </table:table-cell>
          <table:table-cell table:style-name="ce2"/>
          <table:table-cell table:style-name="ce7" table:formula="of:=2*([.C1]+[.C2]+[.C3]) +4*([.C1]-[.C2]+[.C3]) - 8*([.C1]-[.C3])" office:value-type="float" office:value="14">
            <text:p>14.00000000</text:p>
          </table:table-cell>
          <table:table-cell table:style-name="ce7" table:formula="of:=2*([.D1]+[.D2]+[.D3]) +4*([.D1]-[.D2]+[.D3]) - 8*([.D1]-[.D3])" office:value-type="float" office:value="12.6010563312491">
            <text:p>12.60105633</text:p>
          </table:table-cell>
          <table:table-cell table:style-name="ce7" table:formula="of:=2*([.E1]+[.E2]+[.E3]) +4*([.E1]-[.E2]+[.E3]) - 8*([.E1]-[.E3])" office:value-type="float" office:value="11.1286706234824">
            <text:p>11.12867062</text:p>
          </table:table-cell>
          <table:table-cell table:style-name="ce7" table:formula="of:=2*([.F1]+[.F2]+[.F3]) +4*([.F1]-[.F2]+[.F3]) - 8*([.F1]-[.F3])" office:value-type="float" office:value="9.56068447196645">
            <text:p>9.56068447</text:p>
          </table:table-cell>
          <table:table-cell table:style-name="ce7" table:formula="of:=2*([.G1]+[.G2]+[.G3]) +4*([.G1]-[.G2]+[.G3]) - 8*([.G1]-[.G3])" office:value-type="float" office:value="7.85982396975932">
            <text:p>7.85982397</text:p>
          </table:table-cell>
          <table:table-cell table:style-name="ce7" table:formula="of:=2*([.H1]+[.H2]+[.H3]) +4*([.H1]-[.H2]+[.H3]) - 8*([.H1]-[.H3])" office:value-type="float" office:value="5.95509252091884">
            <text:p>5.95509252</text:p>
          </table:table-cell>
          <table:table-cell table:style-name="ce7" table:formula="of:=2*([.I1]+[.I2]+[.I3]) +4*([.I1]-[.I2]+[.I3]) - 8*([.I1]-[.I3])" office:value-type="float" office:value="3.68029020477681">
            <text:p>3.68029020</text:p>
          </table:table-cell>
          <table:table-cell table:style-name="ce7" table:formula="of:=2*([.J1]+[.J2]+[.J3]) +4*([.J1]-[.J2]+[.J3]) - 8*([.J1]-[.J3])" office:value-type="float" office:value="0.819137902756563">
            <text:p>0.81913790</text:p>
          </table:table-cell>
          <table:table-cell table:style-name="ce2" table:number-columns-repeated="1014"/>
        </table:table-row>
        <table:table-row table:style-name="ro1">
          <table:table-cell table:style-name="ce10" office:value-type="string">
            <text:p>mx</text:p>
          </table:table-cell>
          <table:table-cell table:style-name="ce11" office:value-type="float" office:value="0">
            <text:p>0.00000000</text:p>
          </table:table-cell>
          <table:table-cell table:style-name="ce11" table:formula="of:=[.$B$21]*[.B8] + (1-[.$B$21])*[.C5]" office:value-type="float" office:value="1.4">
            <text:p>1.40000000</text:p>
          </table:table-cell>
          <table:table-cell table:style-name="ce11" table:formula="of:=[.$B$21]*[.C8] + (1-[.$B$21])*[.D5]" office:value-type="float" office:value="2.5201056331249">
            <text:p>2.52010563</text:p>
          </table:table-cell>
          <table:table-cell table:style-name="ce11" table:formula="of:=[.$B$21]*[.D8] + (1-[.$B$21])*[.E5]" office:value-type="float" office:value="3.38096213216066">
            <text:p>3.38096213</text:p>
          </table:table-cell>
          <table:table-cell table:style-name="ce11" table:formula="of:=[.$B$21]*[.E8] + (1-[.$B$21])*[.F5]" office:value-type="float" office:value="3.99893436614124">
            <text:p>3.99893437</text:p>
          </table:table-cell>
          <table:table-cell table:style-name="ce11" table:formula="of:=[.$B$21]*[.F8] + (1-[.$B$21])*[.G5]" office:value-type="float" office:value="4.38502332650304">
            <text:p>4.38502333</text:p>
          </table:table-cell>
          <table:table-cell table:style-name="ce11" table:formula="of:=[.$B$21]*[.G8] + (1-[.$B$21])*[.H5]" office:value-type="float" office:value="4.54203024594462">
            <text:p>4.54203025</text:p>
          </table:table-cell>
          <table:table-cell table:style-name="ce11" table:formula="of:=[.$B$21]*[.H8] + (1-[.$B$21])*[.I5]" office:value-type="float" office:value="4.45585624182784">
            <text:p>4.45585624</text:p>
          </table:table-cell>
          <table:table-cell table:style-name="ce11" table:formula="of:=[.$B$21]*[.I8] + (1-[.$B$21])*[.J5]" office:value-type="float" office:value="4.09218440792072">
            <text:p>4.09218441</text:p>
          </table:table-cell>
          <table:table-cell table:style-name="ce10" table:number-columns-repeated="1014"/>
        </table:table-row>
        <table:table-row table:style-name="ro1">
          <table:table-cell table:style-name="ce10" office:value-type="string">
            <text:p>my</text:p>
          </table:table-cell>
          <table:table-cell table:style-name="ce11" office:value-type="float" office:value="0">
            <text:p>0.00000000</text:p>
          </table:table-cell>
          <table:table-cell table:style-name="ce11" table:formula="of:=[.$B$21]*[.B9] + (1-[.$B$21])*[.C6]" office:value-type="float" office:value="-1">
            <text:p>-1.00000000</text:p>
          </table:table-cell>
          <table:table-cell table:style-name="ce11" table:formula="of:=[.$B$21]*[.C9] + (1-[.$B$21])*[.D6]" office:value-type="float" office:value="-1.80008849109491">
            <text:p>-1.80008849</text:p>
          </table:table-cell>
          <table:table-cell table:style-name="ce11" table:formula="of:=[.$B$21]*[.D9] + (1-[.$B$21])*[.E6]" office:value-type="float" office:value="-2.41501331804961">
            <text:p>-2.41501332</text:p>
          </table:table-cell>
          <table:table-cell table:style-name="ce11" table:formula="of:=[.$B$21]*[.E9] + (1-[.$B$21])*[.F6]" office:value-type="float" office:value="-2.85646601779987">
            <text:p>-2.85646602</text:p>
          </table:table-cell>
          <table:table-cell table:style-name="ce11" table:formula="of:=[.$B$21]*[.F9] + (1-[.$B$21])*[.G6]" office:value-type="float" office:value="-3.132308872565">
            <text:p>-3.13230887</text:p>
          </table:table-cell>
          <table:table-cell table:style-name="ce11" table:formula="of:=[.$B$21]*[.G9] + (1-[.$B$21])*[.H6]" office:value-type="float" office:value="-3.2445519490905">
            <text:p>-3.24455195</text:p>
          </table:table-cell>
          <table:table-cell table:style-name="ce11" table:formula="of:=[.$B$21]*[.H9] + (1-[.$B$21])*[.I6]" office:value-type="float" office:value="-3.18314820908067">
            <text:p>-3.18314821</text:p>
          </table:table-cell>
          <table:table-cell table:style-name="ce11" table:formula="of:=[.$B$21]*[.I9] + (1-[.$B$21])*[.J6]" office:value-type="float" office:value="-2.92361873717669">
            <text:p>-2.92361874</text:p>
          </table:table-cell>
          <table:table-cell table:style-name="ce10" table:number-columns-repeated="1014"/>
        </table:table-row>
        <table:table-row table:style-name="ro1">
          <table:table-cell table:style-name="ce10" office:value-type="string">
            <text:p>mz</text:p>
          </table:table-cell>
          <table:table-cell table:style-name="ce11" office:value-type="float" office:value="0">
            <text:p>0.00000000</text:p>
          </table:table-cell>
          <table:table-cell table:style-name="ce11" table:formula="of:=[.$B$21]*[.B10] + (1-[.$B$21])*[.C7]" office:value-type="float" office:value="1.4">
            <text:p>1.40000000</text:p>
          </table:table-cell>
          <table:table-cell table:style-name="ce11" table:formula="of:=[.$B$21]*[.C10] + (1-[.$B$21])*[.D7]" office:value-type="float" office:value="2.5201056331249">
            <text:p>2.52010563</text:p>
          </table:table-cell>
          <table:table-cell table:style-name="ce11" table:formula="of:=[.$B$21]*[.D10] + (1-[.$B$21])*[.E7]" office:value-type="float" office:value="3.38096213216066">
            <text:p>3.38096213</text:p>
          </table:table-cell>
          <table:table-cell table:style-name="ce11" table:formula="of:=[.$B$21]*[.E10] + (1-[.$B$21])*[.F7]" office:value-type="float" office:value="3.99893436614124">
            <text:p>3.99893437</text:p>
          </table:table-cell>
          <table:table-cell table:style-name="ce11" table:formula="of:=[.$B$21]*[.F10] + (1-[.$B$21])*[.G7]" office:value-type="float" office:value="4.38502332650304">
            <text:p>4.38502333</text:p>
          </table:table-cell>
          <table:table-cell table:style-name="ce11" table:formula="of:=[.$B$21]*[.G10] + (1-[.$B$21])*[.H7]" office:value-type="float" office:value="4.54203024594462">
            <text:p>4.54203025</text:p>
          </table:table-cell>
          <table:table-cell table:style-name="ce11" table:formula="of:=[.$B$21]*[.H10] + (1-[.$B$21])*[.I7]" office:value-type="float" office:value="4.45585624182784">
            <text:p>4.45585624</text:p>
          </table:table-cell>
          <table:table-cell table:style-name="ce11" table:formula="of:=[.$B$21]*[.I10] + (1-[.$B$21])*[.J7]" office:value-type="float" office:value="4.09218440792072">
            <text:p>4.09218441</text:p>
          </table:table-cell>
          <table:table-cell table:style-name="ce10" table:number-columns-repeated="1014"/>
        </table:table-row>
        <table:table-row table:style-name="ro1">
          <table:table-cell table:style-name="ce16" office:value-type="string">
            <text:p>ux</text:p>
          </table:table-cell>
          <table:table-cell table:style-name="ce18" office:value-type="float" office:value="0">
            <text:p>0.00000000</text:p>
          </table:table-cell>
          <table:table-cell table:style-name="ce18" table:formula="of:= MAX([.$B$22]*[.B11]; ABS([.C5]))" office:value-type="float" office:value="14">
            <text:p>14.00000000</text:p>
          </table:table-cell>
          <table:table-cell table:style-name="ce18" table:formula="of:= MAX([.$B$22]*[.C11]; ABS([.D5]))" office:value-type="float" office:value="12.6010563312491">
            <text:p>12.60105633</text:p>
          </table:table-cell>
          <table:table-cell table:style-name="ce18" table:formula="of:= MAX([.$B$22]*[.D11]; ABS([.E5]))" office:value-type="float" office:value="11.1286706234824">
            <text:p>11.12867062</text:p>
          </table:table-cell>
          <table:table-cell table:style-name="ce18" table:formula="of:= MAX([.$B$22]*[.E11]; ABS([.F5]))" office:value-type="float" office:value="9.56068447196645">
            <text:p>9.56068447</text:p>
          </table:table-cell>
          <table:table-cell table:style-name="ce18" table:formula="of:= MAX([.$B$22]*[.F11]; ABS([.G5]))" office:value-type="float" office:value="7.85982396975932">
            <text:p>7.85982397</text:p>
          </table:table-cell>
          <table:table-cell table:style-name="ce18" table:formula="of:= MAX([.$B$22]*[.G11]; ABS([.H5]))" office:value-type="float" office:value="5.95509252091884">
            <text:p>5.95509252</text:p>
          </table:table-cell>
          <table:table-cell table:style-name="ce18" table:formula="of:= MAX([.$B$22]*[.H11]; ABS([.I5]))" office:value-type="float" office:value="4.16856476464319">
            <text:p>4.16856476</text:p>
          </table:table-cell>
          <table:table-cell table:style-name="ce18" table:formula="of:= MAX([.$B$22]*[.I11]; ABS([.J5]))" office:value-type="float" office:value="2.91799533525023">
            <text:p>2.91799534</text:p>
          </table:table-cell>
          <table:table-cell table:style-name="ce16" table:number-columns-repeated="1014"/>
        </table:table-row>
        <table:table-row table:style-name="ro1">
          <table:table-cell table:style-name="ce16" office:value-type="string">
            <text:p>uy</text:p>
          </table:table-cell>
          <table:table-cell table:style-name="ce18" office:value-type="float" office:value="0">
            <text:p>0.00000000</text:p>
          </table:table-cell>
          <table:table-cell table:style-name="ce18" table:formula="of:= MAX([.$B$22]*[.B12]; ABS([.C6]))" office:value-type="float" office:value="10">
            <text:p>10.00000000</text:p>
          </table:table-cell>
          <table:table-cell table:style-name="ce18" table:formula="of:= MAX([.$B$22]*[.C12]; ABS([.D6]))" office:value-type="float" office:value="9.00088491094915">
            <text:p>9.00088491</text:p>
          </table:table-cell>
          <table:table-cell table:style-name="ce18" table:formula="of:= MAX([.$B$22]*[.D12]; ABS([.E6]))" office:value-type="float" office:value="7.94933676064186">
            <text:p>7.94933676</text:p>
          </table:table-cell>
          <table:table-cell table:style-name="ce18" table:formula="of:= MAX([.$B$22]*[.E12]; ABS([.F6]))" office:value-type="float" office:value="6.82954031555217">
            <text:p>6.82954032</text:p>
          </table:table-cell>
          <table:table-cell table:style-name="ce18" table:formula="of:= MAX([.$B$22]*[.F12]; ABS([.G6]))" office:value-type="float" office:value="5.61489456545126">
            <text:p>5.61489457</text:p>
          </table:table-cell>
          <table:table-cell table:style-name="ce18" table:formula="of:= MAX([.$B$22]*[.G12]; ABS([.H6]))" office:value-type="float" office:value="4.25473963781995">
            <text:p>4.25473964</text:p>
          </table:table-cell>
          <table:table-cell table:style-name="ce18" table:formula="of:= MAX([.$B$22]*[.H12]; ABS([.I6]))" office:value-type="float" office:value="2.97831774647397">
            <text:p>2.97831775</text:p>
          </table:table-cell>
          <table:table-cell table:style-name="ce18" table:formula="of:= MAX([.$B$22]*[.I12]; ABS([.J6]))" office:value-type="float" office:value="2.08482242253178">
            <text:p>2.08482242</text:p>
          </table:table-cell>
          <table:table-cell table:style-name="ce16" table:number-columns-repeated="1014"/>
        </table:table-row>
        <table:table-row table:style-name="ro1">
          <table:table-cell table:style-name="ce16" office:value-type="string">
            <text:p>uz</text:p>
          </table:table-cell>
          <table:table-cell table:style-name="ce18" office:value-type="float" office:value="0">
            <text:p>0.00000000</text:p>
          </table:table-cell>
          <table:table-cell table:style-name="ce18" table:formula="of:= MAX([.$B$22]*[.B13]; ABS([.C7]))" office:value-type="float" office:value="14">
            <text:p>14.00000000</text:p>
          </table:table-cell>
          <table:table-cell table:style-name="ce18" table:formula="of:= MAX([.$B$22]*[.C13]; ABS([.D7]))" office:value-type="float" office:value="12.6010563312491">
            <text:p>12.60105633</text:p>
          </table:table-cell>
          <table:table-cell table:style-name="ce18" table:formula="of:= MAX([.$B$22]*[.D13]; ABS([.E7]))" office:value-type="float" office:value="11.1286706234824">
            <text:p>11.12867062</text:p>
          </table:table-cell>
          <table:table-cell table:style-name="ce18" table:formula="of:= MAX([.$B$22]*[.E13]; ABS([.F7]))" office:value-type="float" office:value="9.56068447196645">
            <text:p>9.56068447</text:p>
          </table:table-cell>
          <table:table-cell table:style-name="ce18" table:formula="of:= MAX([.$B$22]*[.F13]; ABS([.G7]))" office:value-type="float" office:value="7.85982396975932">
            <text:p>7.85982397</text:p>
          </table:table-cell>
          <table:table-cell table:style-name="ce18" table:formula="of:= MAX([.$B$22]*[.G13]; ABS([.H7]))" office:value-type="float" office:value="5.95509252091884">
            <text:p>5.95509252</text:p>
          </table:table-cell>
          <table:table-cell table:style-name="ce18" table:formula="of:= MAX([.$B$22]*[.H13]; ABS([.I7]))" office:value-type="float" office:value="4.16856476464319">
            <text:p>4.16856476</text:p>
          </table:table-cell>
          <table:table-cell table:style-name="ce18" table:formula="of:= MAX([.$B$22]*[.I13]; ABS([.J7]))" office:value-type="float" office:value="2.91799533525023">
            <text:p>2.91799534</text:p>
          </table:table-cell>
          <table:table-cell table:style-name="ce16" table:number-columns-repeated="1014"/>
        </table:table-row>
        <table:table-row table:style-name="ro1">
          <table:table-cell table:style-name="ce3" office:value-type="string">
            <text:p>dx</text:p>
          </table:table-cell>
          <table:table-cell table:style-name="ce3"/>
          <table:table-cell table:style-name="ce8" table:formula="of:=-[.$B$19] * ([.C8] / (1-POWER([.$B$21]; [.C$17]))) / ([.C11]+[.$B$20])" office:value-type="float" office:value="-0.0999286224125625">
            <text:p>-0.09992862</text:p>
          </table:table-cell>
          <table:table-cell table:style-name="ce8" table:formula="of:=-[.$B$19] * ([.D8] / (1-POWER([.$B$21]; [.D$17]))) / ([.D11]+[.$B$20])" office:value-type="float" office:value="-0.105175280406018">
            <text:p>-0.10517528</text:p>
          </table:table-cell>
          <table:table-cell table:style-name="ce8" table:formula="of:=-[.$B$19] * ([.E8] / (1-POWER([.$B$21]; [.E$17]))) / ([.E11]+[.$B$20])" office:value-type="float" office:value="-0.112005062795569">
            <text:p>-0.11200506</text:p>
          </table:table-cell>
          <table:table-cell table:style-name="ce8" table:formula="of:=-[.$B$19] * ([.F8] / (1-POWER([.$B$21]; [.F$17]))) / ([.F11]+[.$B$20])" office:value-type="float" office:value="-0.121497992391266">
            <text:p>-0.12149799</text:p>
          </table:table-cell>
          <table:table-cell table:style-name="ce8" table:formula="of:=-[.$B$19] * ([.G8] / (1-POWER([.$B$21]; [.G$17]))) / ([.G11]+[.$B$20])" office:value-type="float" office:value="-0.136063731840316">
            <text:p>-0.13606373</text:p>
          </table:table-cell>
          <table:table-cell table:style-name="ce8" table:formula="of:=-[.$B$19] * ([.H8] / (1-POWER([.$B$21]; [.H$17]))) / ([.H11]+[.$B$20])" office:value-type="float" office:value="-0.162505683112449">
            <text:p>-0.16250568</text:p>
          </table:table-cell>
          <table:table-cell table:style-name="ce8" table:formula="of:=-[.$B$19] * ([.I8] / (1-POWER([.$B$21]; [.I$17]))) / ([.I11]+[.$B$20])" office:value-type="float" office:value="-0.204399870222167">
            <text:p>-0.20439987</text:p>
          </table:table-cell>
          <table:table-cell table:style-name="ce8" table:formula="of:=-[.$B$19] * ([.J8] / (1-POWER([.$B$21]; [.J$17]))) / ([.J11]+[.$B$20])" office:value-type="float" office:value="-0.245395210880349">
            <text:p>-0.24539521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>
            <text:p>dy</text:p>
          </table:table-cell>
          <table:table-cell table:style-name="ce3"/>
          <table:table-cell table:style-name="ce8" table:formula="of:=-[.$B$19] * ([.C9] / (1-POWER([.$B$21]; [.C$17]))) / ([.C12]+[.$B$20])" office:value-type="float" office:value="0.0999000999000999">
            <text:p>0.09990010</text:p>
          </table:table-cell>
          <table:table-cell table:style-name="ce8" table:formula="of:=-[.$B$19] * ([.D9] / (1-POWER([.$B$21]; [.D$17]))) / ([.D12]+[.$B$20])" office:value-type="float" office:value="0.105141171447202">
            <text:p>0.10514117</text:p>
          </table:table-cell>
          <table:table-cell table:style-name="ce8" table:formula="of:=-[.$B$19] * ([.E9] / (1-POWER([.$B$21]; [.E$17]))) / ([.E12]+[.$B$20])" office:value-type="float" office:value="0.11196269898457">
            <text:p>0.11196270</text:p>
          </table:table-cell>
          <table:table-cell table:style-name="ce8" table:formula="of:=-[.$B$19] * ([.F9] / (1-POWER([.$B$21]; [.F$17]))) / ([.F12]+[.$B$20])" office:value-type="float" office:value="0.121442296755975">
            <text:p>0.12144230</text:p>
          </table:table-cell>
          <table:table-cell table:style-name="ce8" table:formula="of:=-[.$B$19] * ([.G9] / (1-POWER([.$B$21]; [.G$17]))) / ([.G12]+[.$B$20])" office:value-type="float" office:value="0.13598333337834">
            <text:p>0.13598333</text:p>
          </table:table-cell>
          <table:table-cell table:style-name="ce8" table:formula="of:=-[.$B$19] * ([.H9] / (1-POWER([.$B$21]; [.H$17]))) / ([.H12]+[.$B$20])" office:value-type="float" office:value="0.162367059396321">
            <text:p>0.16236706</text:p>
          </table:table-cell>
          <table:table-cell table:style-name="ce8" table:formula="of:=-[.$B$19] * ([.I9] / (1-POWER([.$B$21]; [.I$17]))) / ([.I12]+[.$B$20])" office:value-type="float" office:value="0.204176929677122">
            <text:p>0.20417693</text:p>
          </table:table-cell>
          <table:table-cell table:style-name="ce8" table:formula="of:=-[.$B$19] * ([.J9] / (1-POWER([.$B$21]; [.J$17]))) / ([.J12]+[.$B$20])" office:value-type="float" office:value="0.245050046765276">
            <text:p>0.24505005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>
            <text:p>dz</text:p>
          </table:table-cell>
          <table:table-cell table:style-name="ce3"/>
          <table:table-cell table:style-name="ce8" table:formula="of:=-[.$B$19] * ([.C10] / (1-POWER([.$B$21]; [.C$17]))) / ([.C13]+[.$B$20])" office:value-type="float" office:value="-0.0999286224125625">
            <text:p>-0.09992862</text:p>
          </table:table-cell>
          <table:table-cell table:style-name="ce8" table:formula="of:=-[.$B$19] * ([.D10] / (1-POWER([.$B$21]; [.D$17]))) / ([.D13]+[.$B$20])" office:value-type="float" office:value="-0.105175280406018">
            <text:p>-0.10517528</text:p>
          </table:table-cell>
          <table:table-cell table:style-name="ce8" table:formula="of:=-[.$B$19] * ([.E10] / (1-POWER([.$B$21]; [.E$17]))) / ([.E13]+[.$B$20])" office:value-type="float" office:value="-0.112005062795569">
            <text:p>-0.11200506</text:p>
          </table:table-cell>
          <table:table-cell table:style-name="ce8" table:formula="of:=-[.$B$19] * ([.F10] / (1-POWER([.$B$21]; [.F$17]))) / ([.F13]+[.$B$20])" office:value-type="float" office:value="-0.121497992391266">
            <text:p>-0.12149799</text:p>
          </table:table-cell>
          <table:table-cell table:style-name="ce8" table:formula="of:=-[.$B$19] * ([.G10] / (1-POWER([.$B$21]; [.G$17]))) / ([.G13]+[.$B$20])" office:value-type="float" office:value="-0.136063731840316">
            <text:p>-0.13606373</text:p>
          </table:table-cell>
          <table:table-cell table:style-name="ce8" table:formula="of:=-[.$B$19] * ([.H10] / (1-POWER([.$B$21]; [.H$17]))) / ([.H13]+[.$B$20])" office:value-type="float" office:value="-0.162505683112449">
            <text:p>-0.16250568</text:p>
          </table:table-cell>
          <table:table-cell table:style-name="ce8" table:formula="of:=-[.$B$19] * ([.I10] / (1-POWER([.$B$21]; [.I$17]))) / ([.I13]+[.$B$20])" office:value-type="float" office:value="-0.204399870222167">
            <text:p>-0.20439987</text:p>
          </table:table-cell>
          <table:table-cell table:style-name="ce8" table:formula="of:=-[.$B$19] * ([.J10] / (1-POWER([.$B$21]; [.J$17]))) / ([.J13]+[.$B$20])" office:value-type="float" office:value="-0.245395210880349">
            <text:p>-0.24539521</text:p>
          </table:table-cell>
          <table:table-cell table:style-name="ce3" table:number-columns-repeated="1014"/>
        </table:table-row>
        <table:table-row table:style-name="ro1">
          <table:table-cell table:style-name="ce17" office:value-type="string">
            <text:p>t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7" table:number-columns-repeated="1014"/>
        </table:table-row>
        <table:table-row table:style-name="ro1">
          <table:table-cell table:style-name="ce6" office:value-type="string">
            <text:p>ds2</text:p>
          </table:table-cell>
          <table:table-cell table:style-name="ce6"/>
          <table:table-cell table:style-name="ce6" table:formula="of:=[.C14]*[.C14]+[.C15]*[.C15]+[.C16]*[.C16]" office:value-type="float" office:value="0.0299514891145949">
            <text:p>0.02995149</text:p>
          </table:table-cell>
          <table:table-cell table:style-name="ce6" table:formula="of:=[.D14]*[.D14]+[.D15]*[.D15]+[.D16]*[.D16]" office:value-type="float" office:value="0.0331783451502592">
            <text:p>0.03317835</text:p>
          </table:table-cell>
          <table:table-cell table:style-name="ce6" table:formula="of:=[.E14]*[.E14]+[.E15]*[.E15]+[.E16]*[.E16]" office:value-type="float" office:value="0.0376259141475881">
            <text:p>0.03762591</text:p>
          </table:table-cell>
          <table:table-cell table:style-name="ce6" table:formula="of:=[.F14]*[.F14]+[.F15]*[.F15]+[.F16]*[.F16]" office:value-type="float" office:value="0.0442717557515822">
            <text:p>0.04427176</text:p>
          </table:table-cell>
          <table:table-cell table:style-name="ce6" table:formula="of:=[.G14]*[.G14]+[.G15]*[.G15]+[.G16]*[.G16]" office:value-type="float" office:value="0.0555181452013118">
            <text:p>0.05551815</text:p>
          </table:table-cell>
          <table:table-cell table:style-name="ce6" table:formula="of:=[.H14]*[.H14]+[.H15]*[.H15]+[.H16]*[.H16]" office:value-type="float" office:value="0.0791792560646957">
            <text:p>0.07917926</text:p>
          </table:table-cell>
          <table:table-cell table:style-name="ce6" table:formula="of:=[.I14]*[.I14]+[.I15]*[.I15]+[.I16]*[.I16]" office:value-type="float" office:value="0.125246832506054">
            <text:p>0.12524683</text:p>
          </table:table-cell>
          <table:table-cell table:style-name="ce6" table:formula="of:=[.J14]*[.J14]+[.J15]*[.J15]+[.J16]*[.J16]" office:value-type="float" office:value="0.180487144465686">
            <text:p>0.18048714</text:p>
          </table:table-cell>
          <table:table-cell table:style-name="ce6" table:number-columns-repeated="1014"/>
        </table:table-row>
        <table:table-row table:style-name="ro1">
          <table:table-cell table:style-name="Default" office:value-type="string">
            <text:p>lr</text:p>
          </table:table-cell>
          <table:table-cell table:style-name="ce6" office:value-type="float" office:value="0.1">
            <text:p>0.10000000</text:p>
          </table:table-cell>
          <table:table-cell table:style-name="Default"/>
          <table:table-cell table:style-name="ce6" table:number-columns-repeated="7"/>
          <table:table-cell table:style-name="Default" table:number-columns-repeated="1014"/>
        </table:table-row>
        <table:table-row table:style-name="ro1">
          <table:table-cell table:style-name="Default" office:value-type="string">
            <text:p>eps</text:p>
          </table:table-cell>
          <table:table-cell table:style-name="ce6" office:value-type="float" office:value="0.01">
            <text:p>0.01000000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>
            <text:p>beta1</text:p>
          </table:table-cell>
          <table:table-cell table:style-name="ce6" office:value-type="float" office:value="0.9">
            <text:p>0.90000000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>
            <text:p>beta2</text:p>
          </table:table-cell>
          <table:table-cell table:style-name="ce6" office:value-type="float" office:value="0.7">
            <text:p>0.70000000</text:p>
          </table:table-cell>
          <table:table-cell table:style-name="Default" table:number-columns-repeated="1022"/>
        </table:table-row>
        <table:table-row table:style-name="ro1">
          <table:table-cell table:number-columns-repeated="2"/>
          <table:table-cell table:style-name="ce4" table:number-columns-repeated="8"/>
          <table:table-cell table:number-columns-repeated="1014"/>
        </table:table-row>
        <table:table-row table:style-name="ro1" table:number-rows-repeated="16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4" table:number-columns-repeated="7"/>
          <table:table-cell table:number-columns-repeated="1014"/>
        </table:table-row>
        <table:table-row table:style-name="ro1">
          <table:table-cell table:number-columns-repeated="2"/>
          <table:table-cell table:style-name="ce4" table:number-columns-repeated="8"/>
          <table:table-cell table:number-columns-repeated="1014"/>
        </table:table-row>
        <table:table-row table:style-name="ro1">
          <table:table-cell table:number-columns-repeated="2"/>
          <table:table-cell table:style-name="ce4" table:number-columns-repeated="8"/>
          <table:table-cell table:number-columns-repeated="1014"/>
        </table:table-row>
      </table:table>
      <table:table table:name="Nesterov" table:style-name="ta1" table:print="false">
        <table:table-column table:style-name="co1" table:default-cell-style-name="ce1"/>
        <table:table-column table:style-name="co1" table:default-cell-style-name="ce6"/>
        <table:table-column table:style-name="co1" table:number-columns-repeated="13" table:default-cell-style-name="ce5"/>
        <table:table-column table:style-name="co1" table:number-columns-repeated="1009" table:default-cell-style-name="Default"/>
        <table:table-row table:style-name="ro1">
          <table:table-cell office:value-type="string">
            <text:p>x</text:p>
          </table:table-cell>
          <table:table-cell table:style-name="ce5" office:value-type="float" office:value="1">
            <text:p>1.00000000</text:p>
          </table:table-cell>
          <table:table-cell table:formula="of:=[.B1] +[.C11]" office:value-type="float" office:value="0.81">
            <text:p>0.81000000</text:p>
          </table:table-cell>
          <table:table-cell table:formula="of:=[.C1] +[.D11]" office:value-type="float" office:value="0.580876">
            <text:p>0.58087600</text:p>
          </table:table-cell>
          <table:table-cell table:formula="of:=[.D1] +[.E11]" office:value-type="float" office:value="0.346500968">
            <text:p>0.34650097</text:p>
          </table:table-cell>
          <table:table-cell table:formula="of:=[.E1] +[.F11]" office:value-type="float" office:value="0.13370504504">
            <text:p>0.13370505</text:p>
          </table:table-cell>
          <table:table-cell table:formula="of:=[.F1] +[.G11]" office:value-type="float" office:value="-0.0394124353859519">
            <text:p>-0.03941244</text:p>
          </table:table-cell>
          <table:table-cell table:formula="of:=[.G1] +[.H11]" office:value-type="float" office:value="-0.16369743356537">
            <text:p>-0.16369743</text:p>
          </table:table-cell>
          <table:table-cell table:formula="of:=[.H1] +[.I11]" office:value-type="float" office:value="-0.237982119597909">
            <text:p>-0.23798212</text:p>
          </table:table-cell>
          <table:table-cell table:formula="of:=[.I1] +[.J11]" office:value-type="float" office:value="-0.267337476095337">
            <text:p>-0.26733748</text:p>
          </table:table-cell>
          <table:table-cell table:formula="of:=[.J1] +[.K11]" office:value-type="float" office:value="-0.260939309579592">
            <text:p>-0.26093931</text:p>
          </table:table-cell>
          <table:table-cell table:formula="of:=[.K1] +[.L11]" office:value-type="float" office:value="-0.229909950861359">
            <text:p>-0.22990995</text:p>
          </table:table-cell>
          <table:table-cell table:formula="of:=[.L1] +[.M11]" office:value-type="float" office:value="-0.185420012454782">
            <text:p>-0.18542001</text:p>
          </table:table-cell>
          <table:table-cell table:formula="of:=[.M1] +[.N11]" office:value-type="float" office:value="-0.137236837807719">
            <text:p>-0.13723684</text:p>
          </table:table-cell>
          <table:table-cell table:formula="of:=[.N1] +[.O11]" office:value-type="float" office:value="-0.0928058762981834">
            <text:p>-0.09280588</text:p>
          </table:table-cell>
          <table:table-cell table:style-name="ce1" table:number-columns-repeated="1009"/>
        </table:table-row>
        <table:table-row table:style-name="ro1">
          <table:table-cell office:value-type="string">
            <text:p>y</text:p>
          </table:table-cell>
          <table:table-cell table:style-name="ce5" office:value-type="float" office:value="1">
            <text:p>1.00000000</text:p>
          </table:table-cell>
          <table:table-cell table:formula="of:=[.B2] +[.C12]" office:value-type="float" office:value="0.962">
            <text:p>0.96200000</text:p>
          </table:table-cell>
          <table:table-cell table:formula="of:=[.C2] +[.D12]" office:value-type="float" office:value="0.897692">
            <text:p>0.89769200</text:p>
          </table:table-cell>
          <table:table-cell table:formula="of:=[.D2] +[.E12]" office:value-type="float" office:value="0.804412488">
            <text:p>0.80441249</text:p>
          </table:table-cell>
          <table:table-cell table:formula="of:=[.E2] +[.F12]" office:value-type="float" office:value="0.682655809136">
            <text:p>0.68265581</text:p>
          </table:table-cell>
          <table:table-cell table:formula="of:=[.F2] +[.G12]" office:value-type="float" office:value="0.536377858843936">
            <text:p>0.53637786</text:p>
          </table:table-cell>
          <table:table-cell table:formula="of:=[.G2] +[.H12]" office:value-type="float" office:value="0.372635314655441">
            <text:p>0.37263531</text:p>
          </table:table-cell>
          <table:table-cell table:formula="of:=[.H2] +[.I12]" office:value-type="float" office:value="0.200728846115575">
            <text:p>0.20072885</text:p>
          </table:table-cell>
          <table:table-cell table:formula="of:=[.I2] +[.J12]" office:value-type="float" office:value="0.031058709482825">
            <text:p>0.03105871</text:p>
          </table:table-cell>
          <table:table-cell table:formula="of:=[.J2] +[.K12]" office:value-type="float" office:value="-0.126096040555172">
            <text:p>-0.12609604</text:p>
          </table:table-cell>
          <table:table-cell table:formula="of:=[.K2] +[.L12]" office:value-type="float" office:value="-0.261690435042623">
            <text:p>-0.26169044</text:p>
          </table:table-cell>
          <table:table-cell table:formula="of:=[.L2] +[.M12]" office:value-type="float" office:value="-0.368781207797048">
            <text:p>-0.36878121</text:p>
          </table:table-cell>
          <table:table-cell table:formula="of:=[.M2] +[.N12]" office:value-type="float" office:value="-0.443068291795023">
            <text:p>-0.44306829</text:p>
          </table:table-cell>
          <table:table-cell table:formula="of:=[.N2] +[.O12]" office:value-type="float" office:value="-0.483085946574623">
            <text:p>-0.48308595</text:p>
          </table:table-cell>
          <table:table-cell table:style-name="ce1" table:number-columns-repeated="1009"/>
        </table:table-row>
        <table:table-row table:style-name="ro1">
          <table:table-cell office:value-type="string">
            <text:p>z</text:p>
          </table:table-cell>
          <table:table-cell table:style-name="ce5" office:value-type="float" office:value="1">
            <text:p>1.00000000</text:p>
          </table:table-cell>
          <table:table-cell table:formula="of:=[.B3] +[.C13]" office:value-type="float" office:value="0.81">
            <text:p>0.81000000</text:p>
          </table:table-cell>
          <table:table-cell table:formula="of:=[.C3] +[.D13]" office:value-type="float" office:value="0.580876">
            <text:p>0.58087600</text:p>
          </table:table-cell>
          <table:table-cell table:formula="of:=[.D3] +[.E13]" office:value-type="float" office:value="0.346500968">
            <text:p>0.34650097</text:p>
          </table:table-cell>
          <table:table-cell table:formula="of:=[.E3] +[.F13]" office:value-type="float" office:value="0.13370504504">
            <text:p>0.13370505</text:p>
          </table:table-cell>
          <table:table-cell table:formula="of:=[.F3] +[.G13]" office:value-type="float" office:value="-0.0394124353859519">
            <text:p>-0.03941244</text:p>
          </table:table-cell>
          <table:table-cell table:formula="of:=[.G3] +[.H13]" office:value-type="float" office:value="-0.16369743356537">
            <text:p>-0.16369743</text:p>
          </table:table-cell>
          <table:table-cell table:formula="of:=[.H3] +[.I13]" office:value-type="float" office:value="-0.237982119597909">
            <text:p>-0.23798212</text:p>
          </table:table-cell>
          <table:table-cell table:formula="of:=[.I3] +[.J13]" office:value-type="float" office:value="-0.267337476095337">
            <text:p>-0.26733748</text:p>
          </table:table-cell>
          <table:table-cell table:formula="of:=[.J3] +[.K13]" office:value-type="float" office:value="-0.260939309579592">
            <text:p>-0.26093931</text:p>
          </table:table-cell>
          <table:table-cell table:formula="of:=[.K3] +[.L13]" office:value-type="float" office:value="-0.229909950861359">
            <text:p>-0.22990995</text:p>
          </table:table-cell>
          <table:table-cell table:formula="of:=[.L3] +[.M13]" office:value-type="float" office:value="-0.185420012454782">
            <text:p>-0.18542001</text:p>
          </table:table-cell>
          <table:table-cell table:formula="of:=[.M3] +[.N13]" office:value-type="float" office:value="-0.137236837807719">
            <text:p>-0.13723684</text:p>
          </table:table-cell>
          <table:table-cell table:formula="of:=[.N3] +[.O13]" office:value-type="float" office:value="-0.0928058762981834">
            <text:p>-0.09280588</text:p>
          </table:table-cell>
          <table:table-cell table:style-name="ce1" table:number-columns-repeated="1009"/>
        </table:table-row>
        <table:table-row table:style-name="ro1">
          <table:table-cell table:style-name="Default" office:value-type="string">
            <text:p>f</text:p>
          </table:table-cell>
          <table:table-cell table:formula="of:=([.B1]+[.B2]+[.B3])*([.B1]+[.B2]+[.B3]) + 2*([.B1]-[.B2]+[.B3])*([.B1]-[.B2]+[.B3]) + 4*([.B1]-[.B3])*([.B1]-[.B3])" office:value-type="float" office:value="11">
            <text:p>11.00000000</text:p>
          </table:table-cell>
          <table:table-cell table:style-name="ce6" table:formula="of:=([.C1]+[.C2]+[.C3])*([.C1]+[.C2]+[.C3]) + 2*([.C1]-[.C2]+[.C3])*([.C1]-[.C2]+[.C3]) + 4*([.C1]-[.C3])*([.C1]-[.C3])" office:value-type="float" office:value="7.532652">
            <text:p>7.53265200</text:p>
          </table:table-cell>
          <table:table-cell table:style-name="ce6" table:formula="of:=([.D1]+[.D2]+[.D3])*([.D1]+[.D2]+[.D3]) + 2*([.D1]-[.D2]+[.D3])*([.D1]-[.D2]+[.D3]) + 4*([.D1]-[.D3])*([.D1]-[.D3])" office:value-type="float" office:value="4.380764956336">
            <text:p>4.38076496</text:p>
          </table:table-cell>
          <table:table-cell table:style-name="ce6" table:formula="of:=([.E1]+[.E2]+[.E3])*([.E1]+[.E2]+[.E3]) + 2*([.E1]-[.E2]+[.E3])*([.E1]-[.E2]+[.E3]) + 4*([.E1]-[.E3])*([.E1]-[.E3])" office:value-type="float" office:value="2.26707457939714">
            <text:p>2.26707458</text:p>
          </table:table-cell>
          <table:table-cell table:style-name="ce6" table:formula="of:=([.F1]+[.F2]+[.F3])*([.F1]+[.F2]+[.F3]) + 2*([.F1]-[.F2]+[.F3])*([.F1]-[.F2]+[.F3]) + 4*([.F1]-[.F3])*([.F1]-[.F3])" office:value-type="float" office:value="1.24748322724178">
            <text:p>1.24748323</text:p>
          </table:table-cell>
          <table:table-cell table:style-name="ce6" table:formula="of:=([.G1]+[.G2]+[.G3])*([.G1]+[.G2]+[.G3]) + 2*([.G1]-[.G2]+[.G3])*([.G1]-[.G2]+[.G3]) + 4*([.G1]-[.G3])*([.G1]-[.G3])" office:value-type="float" office:value="0.966303533947206">
            <text:p>0.96630353</text:p>
          </table:table-cell>
          <table:table-cell table:style-name="ce6" table:formula="of:=([.H1]+[.H2]+[.H3])*([.H1]+[.H2]+[.H3]) + 2*([.H1]-[.H2]+[.H3])*([.H1]-[.H2]+[.H3]) + 4*([.H1]-[.H3])*([.H1]-[.H3])" office:value-type="float" office:value="0.982131208915424">
            <text:p>0.98213121</text:p>
          </table:table-cell>
          <table:table-cell table:style-name="ce6" table:formula="of:=([.I1]+[.I2]+[.I3])*([.I1]+[.I2]+[.I3]) + 2*([.I1]-[.I2]+[.I3])*([.I1]-[.I2]+[.I3]) + 4*([.I1]-[.I3])*([.I1]-[.I3])" office:value-type="float" office:value="0.991581585020539">
            <text:p>0.99158159</text:p>
          </table:table-cell>
          <table:table-cell table:style-name="ce6" table:formula="of:=([.J1]+[.J2]+[.J3])*([.J1]+[.J2]+[.J3]) + 2*([.J1]-[.J2]+[.J3])*([.J1]-[.J2]+[.J3]) + 4*([.J1]-[.J3])*([.J1]-[.J3])" office:value-type="float" office:value="0.89373847182018">
            <text:p>0.89373847</text:p>
          </table:table-cell>
          <table:table-cell table:style-name="ce6" table:formula="of:=([.K1]+[.K2]+[.K3])*([.K1]+[.K2]+[.K3]) + 2*([.K1]-[.K2]+[.K3])*([.K1]-[.K2]+[.K3]) + 4*([.K1]-[.K3])*([.K1]-[.K3])" office:value-type="float" office:value="0.733158858684819">
            <text:p>0.73315886</text:p>
          </table:table-cell>
          <table:table-cell table:style-name="ce6" table:formula="of:=([.L1]+[.L2]+[.L3])*([.L1]+[.L2]+[.L3]) + 2*([.L1]-[.L2]+[.L3])*([.L1]-[.L2]+[.L3]) + 4*([.L1]-[.L3])*([.L1]-[.L3])" office:value-type="float" office:value="0.599087737193113">
            <text:p>0.59908774</text:p>
          </table:table-cell>
          <table:table-cell table:style-name="ce6" table:formula="of:=([.M1]+[.M2]+[.M3])*([.M1]+[.M2]+[.M3]) + 2*([.M1]-[.M2]+[.M3])*([.M1]-[.M2]+[.M3]) + 4*([.M1]-[.M3])*([.M1]-[.M3])" office:value-type="float" office:value="0.547048045326252">
            <text:p>0.54704805</text:p>
          </table:table-cell>
          <table:table-cell table:style-name="ce6" table:formula="of:=([.N1]+[.N2]+[.N3])*([.N1]+[.N2]+[.N3]) + 2*([.N1]-[.N2]+[.N3])*([.N1]-[.N2]+[.N3]) + 4*([.N1]-[.N3])*([.N1]-[.N3])" office:value-type="float" office:value="0.571714764204758">
            <text:p>0.57171476</text:p>
          </table:table-cell>
          <table:table-cell table:style-name="ce6" table:formula="of:=([.O1]+[.O2]+[.O3])*([.O1]+[.O2]+[.O3]) + 2*([.O1]-[.O2]+[.O3])*([.O1]-[.O2]+[.O3]) + 4*([.O1]-[.O3])*([.O1]-[.O3])" office:value-type="float" office:value="0.624138405042601">
            <text:p>0.62413841</text:p>
          </table:table-cell>
          <table:table-cell table:number-columns-repeated="1009"/>
        </table:table-row>
        <table:table-row table:style-name="ro1">
          <table:table-cell table:style-name="ce10" office:value-type="string">
            <text:p>vx</text:p>
          </table:table-cell>
          <table:table-cell table:style-name="ce11" office:value-type="float" office:value="0">
            <text:p>0.00000000</text:p>
          </table:table-cell>
          <table:table-cell table:style-name="ce11" table:formula="of:=[.$B$16]*[.B5] - [.$B$15] * [.B8]" office:value-type="float" office:value="-0.1">
            <text:p>-0.10000000</text:p>
          </table:table-cell>
          <table:table-cell table:style-name="ce11" table:formula="of:=[.$B$16]*[.C5] - [.$B$15] * [.C8]" office:value-type="float" office:value="-0.16796">
            <text:p>-0.16796000</text:p>
          </table:table-cell>
          <table:table-cell table:style-name="ce11" table:formula="of:=[.$B$16]*[.D5] - [.$B$15] * [.D8]" office:value-type="float" office:value="-0.20291528">
            <text:p>-0.20291528</text:p>
          </table:table-cell>
          <table:table-cell table:style-name="ce11" table:formula="of:=[.$B$16]*[.E5] - [.$B$15] * [.E8]" office:value-type="float" office:value="-0.2081156184">
            <text:p>-0.20811562</text:p>
          </table:table-cell>
          <table:table-cell table:style-name="ce11" table:formula="of:=[.$B$16]*[.F5] - [.$B$15] * [.F8]" office:value-type="float" office:value="-0.18969554578208">
            <text:p>-0.18969555</text:p>
          </table:table-cell>
          <table:table-cell table:style-name="ce11" table:formula="of:=[.$B$16]*[.G5] - [.$B$15] * [.G8]" office:value-type="float" office:value="-0.155268941780679">
            <text:p>-0.15526894</text:p>
          </table:table-cell>
          <table:table-cell table:style-name="ce11" table:formula="of:=[.$B$16]*[.H5] - [.$B$15] * [.H8]" office:value-type="float" office:value="-0.112645649281658">
            <text:p>-0.11264565</text:p>
          </table:table-cell>
          <table:table-cell table:style-name="ce11" table:formula="of:=[.$B$16]*[.I5] - [.$B$15] * [.I8]" office:value-type="float" office:value="-0.0688086530794316">
            <text:p>-0.06880865</text:p>
          </table:table-cell>
          <table:table-cell table:style-name="ce11" table:formula="of:=[.$B$16]*[.J5] - [.$B$15] * [.J8]" office:value-type="float" office:value="-0.0292261164503915">
            <text:p>-0.02922612</text:p>
          </table:table-cell>
          <table:table-cell table:style-name="ce11" table:formula="of:=[.$B$16]*[.K5] - [.$B$15] * [.K8]" office:value-type="float" office:value="0.0024872915330953">
            <text:p>0.00248729</text:p>
          </table:table-cell>
          <table:table-cell table:style-name="ce11" table:formula="of:=[.$B$16]*[.L5] - [.$B$15] * [.L8]" office:value-type="float" office:value="0.0245939477822964">
            <text:p>0.02459395</text:p>
          </table:table-cell>
          <table:table-cell table:style-name="ce11" table:formula="of:=[.$B$16]*[.M5] - [.$B$15] * [.M8]" office:value-type="float" office:value="0.0370093303426996">
            <text:p>0.03700933</text:p>
          </table:table-cell>
          <table:table-cell table:style-name="ce11" table:formula="of:=[.$B$16]*[.N5] - [.$B$15] * [.N8]" office:value-type="float" office:value="0.0409154520094554">
            <text:p>0.04091545</text:p>
          </table:table-cell>
          <table:table-cell table:style-name="ce10" table:number-columns-repeated="1009"/>
        </table:table-row>
        <table:table-row table:style-name="ro1">
          <table:table-cell table:style-name="ce10" office:value-type="string">
            <text:p>vy</text:p>
          </table:table-cell>
          <table:table-cell table:style-name="ce11" office:value-type="float" office:value="0">
            <text:p>0.00000000</text:p>
          </table:table-cell>
          <table:table-cell table:style-name="ce11" table:formula="of:=[.$B$16]*[.B6] - [.$B$15] * [.B9]" office:value-type="float" office:value="-0.02">
            <text:p>-0.02000000</text:p>
          </table:table-cell>
          <table:table-cell table:style-name="ce11" table:formula="of:=[.$B$16]*[.C6] - [.$B$15] * [.C9]" office:value-type="float" office:value="-0.04332">
            <text:p>-0.04332000</text:p>
          </table:table-cell>
          <table:table-cell table:style-name="ce11" table:formula="of:=[.$B$16]*[.D6] - [.$B$15] * [.D9]" office:value-type="float" office:value="-0.06961448">
            <text:p>-0.06961448</text:p>
          </table:table-cell>
          <table:table-cell table:style-name="ce11" table:formula="of:=[.$B$16]*[.E6] - [.$B$15] * [.E9]" office:value-type="float" office:value="-0.09705774256">
            <text:p>-0.09705774</text:p>
          </table:table-cell>
          <table:table-cell table:style-name="ce11" table:formula="of:=[.$B$16]*[.F6] - [.$B$15] * [.F9]" office:value-type="float" office:value="-0.12296311505056">
            <text:p>-0.12296312</text:p>
          </table:table-cell>
          <table:table-cell table:style-name="ce11" table:formula="of:=[.$B$16]*[.G6] - [.$B$15] * [.G9]" office:value-type="float" office:value="-0.144425972491578">
            <text:p>-0.14442597</text:p>
          </table:table-cell>
          <table:table-cell table:style-name="ce11" table:formula="of:=[.$B$16]*[.H6] - [.$B$15] * [.H9]" office:value-type="float" office:value="-0.158889391464362">
            <text:p>-0.15888939</text:p>
          </table:table-cell>
          <table:table-cell table:style-name="ce11" table:formula="of:=[.$B$16]*[.I6] - [.$B$15] * [.I9]" office:value-type="float" office:value="-0.164563467868776">
            <text:p>-0.16456347</text:p>
          </table:table-cell>
          <table:table-cell table:style-name="ce11" table:formula="of:=[.$B$16]*[.J6] - [.$B$15] * [.J9]" office:value-type="float" office:value="-0.160664142694682">
            <text:p>-0.16066414</text:p>
          </table:table-cell>
          <table:table-cell table:style-name="ce11" table:formula="of:=[.$B$16]*[.K6] - [.$B$15] * [.K9]" office:value-type="float" office:value="-0.147469538375087">
            <text:p>-0.14746954</text:p>
          </table:table-cell>
          <table:table-cell table:style-name="ce11" table:formula="of:=[.$B$16]*[.L6] - [.$B$15] * [.L9]" office:value-type="float" office:value="-0.126217556469475">
            <text:p>-0.12621756</text:p>
          </table:table-cell>
          <table:table-cell table:style-name="ce11" table:formula="of:=[.$B$16]*[.M6] - [.$B$15] * [.M9]" office:value-type="float" office:value="-0.0988857288528961">
            <text:p>-0.09888573</text:p>
          </table:table-cell>
          <table:table-cell table:style-name="ce11" table:formula="of:=[.$B$16]*[.N6] - [.$B$15] * [.N9]" office:value-type="float" office:value="-0.0679025319722139">
            <text:p>-0.06790253</text:p>
          </table:table-cell>
          <table:table-cell table:style-name="ce10" table:number-columns-repeated="1009"/>
        </table:table-row>
        <table:table-row table:style-name="ro1">
          <table:table-cell table:style-name="ce10" office:value-type="string">
            <text:p>vz</text:p>
          </table:table-cell>
          <table:table-cell table:style-name="ce11" office:value-type="float" office:value="0">
            <text:p>0.00000000</text:p>
          </table:table-cell>
          <table:table-cell table:style-name="ce11" table:formula="of:=[.$B$16]*[.B7] - [.$B$15] * [.B10]" office:value-type="float" office:value="-0.1">
            <text:p>-0.10000000</text:p>
          </table:table-cell>
          <table:table-cell table:style-name="ce11" table:formula="of:=[.$B$16]*[.C7] - [.$B$15] * [.C10]" office:value-type="float" office:value="-0.16796">
            <text:p>-0.16796000</text:p>
          </table:table-cell>
          <table:table-cell table:style-name="ce11" table:formula="of:=[.$B$16]*[.D7] - [.$B$15] * [.D10]" office:value-type="float" office:value="-0.20291528">
            <text:p>-0.20291528</text:p>
          </table:table-cell>
          <table:table-cell table:style-name="ce11" table:formula="of:=[.$B$16]*[.E7] - [.$B$15] * [.E10]" office:value-type="float" office:value="-0.2081156184">
            <text:p>-0.20811562</text:p>
          </table:table-cell>
          <table:table-cell table:style-name="ce11" table:formula="of:=[.$B$16]*[.F7] - [.$B$15] * [.F10]" office:value-type="float" office:value="-0.18969554578208">
            <text:p>-0.18969555</text:p>
          </table:table-cell>
          <table:table-cell table:style-name="ce11" table:formula="of:=[.$B$16]*[.G7] - [.$B$15] * [.G10]" office:value-type="float" office:value="-0.155268941780679">
            <text:p>-0.15526894</text:p>
          </table:table-cell>
          <table:table-cell table:style-name="ce11" table:formula="of:=[.$B$16]*[.H7] - [.$B$15] * [.H10]" office:value-type="float" office:value="-0.112645649281658">
            <text:p>-0.11264565</text:p>
          </table:table-cell>
          <table:table-cell table:style-name="ce11" table:formula="of:=[.$B$16]*[.I7] - [.$B$15] * [.I10]" office:value-type="float" office:value="-0.0688086530794316">
            <text:p>-0.06880865</text:p>
          </table:table-cell>
          <table:table-cell table:style-name="ce11" table:formula="of:=[.$B$16]*[.J7] - [.$B$15] * [.J10]" office:value-type="float" office:value="-0.0292261164503915">
            <text:p>-0.02922612</text:p>
          </table:table-cell>
          <table:table-cell table:style-name="ce11" table:formula="of:=[.$B$16]*[.K7] - [.$B$15] * [.K10]" office:value-type="float" office:value="0.0024872915330953">
            <text:p>0.00248729</text:p>
          </table:table-cell>
          <table:table-cell table:style-name="ce11" table:formula="of:=[.$B$16]*[.L7] - [.$B$15] * [.L10]" office:value-type="float" office:value="0.0245939477822964">
            <text:p>0.02459395</text:p>
          </table:table-cell>
          <table:table-cell table:style-name="ce11" table:formula="of:=[.$B$16]*[.M7] - [.$B$15] * [.M10]" office:value-type="float" office:value="0.0370093303426996">
            <text:p>0.03700933</text:p>
          </table:table-cell>
          <table:table-cell table:style-name="ce11" table:formula="of:=[.$B$16]*[.N7] - [.$B$15] * [.N10]" office:value-type="float" office:value="0.0409154520094554">
            <text:p>0.04091545</text:p>
          </table:table-cell>
          <table:table-cell table:style-name="ce10" table:number-columns-repeated="1009"/>
        </table:table-row>
        <table:table-row table:style-name="ro1">
          <table:table-cell table:style-name="ce2" office:value-type="string">
            <text:p>dfx</text:p>
          </table:table-cell>
          <table:table-cell table:style-name="ce7" table:formula="of:=2*([.B1]+[.B2]+[.B3]) + 4*([.B1]-[.B2]+[.B3]) + 8*([.B1]-[.B3])" office:value-type="float" office:value="10">
            <text:p>10.00000000</text:p>
          </table:table-cell>
          <table:table-cell table:style-name="ce7" table:formula="of:=2*([.C1]+[.C2]+[.C3]) + 4*([.C1]-[.C2]+[.C3]) + 8*([.C1]-[.C3])" office:value-type="float" office:value="7.796">
            <text:p>7.79600000</text:p>
          </table:table-cell>
          <table:table-cell table:style-name="ce7" table:formula="of:=2*([.D1]+[.D2]+[.D3]) + 4*([.D1]-[.D2]+[.D3]) + 8*([.D1]-[.D3])" office:value-type="float" office:value="5.175128">
            <text:p>5.17512800</text:p>
          </table:table-cell>
          <table:table-cell table:style-name="ce7" table:formula="of:=2*([.E1]+[.E2]+[.E3]) + 4*([.E1]-[.E2]+[.E3]) + 8*([.E1]-[.E3])" office:value-type="float" office:value="2.54918664">
            <text:p>2.54918664</text:p>
          </table:table-cell>
          <table:table-cell table:style-name="ce7" table:formula="of:=2*([.F1]+[.F2]+[.F3]) + 4*([.F1]-[.F2]+[.F3]) + 8*([.F1]-[.F3])" office:value-type="float" office:value="0.239148922208002">
            <text:p>0.23914892</text:p>
          </table:table-cell>
          <table:table-cell table:style-name="ce7" table:formula="of:=2*([.G1]+[.G2]+[.G3]) + 4*([.G1]-[.G2]+[.G3]) + 8*([.G1]-[.G3])" office:value-type="float" office:value="-1.54570494231929">
            <text:p>-1.54570494</text:p>
          </table:table-cell>
          <table:table-cell table:style-name="ce7" table:formula="of:=2*([.H1]+[.H2]+[.H3]) + 4*([.H1]-[.H2]+[.H3]) + 8*([.H1]-[.H3])" office:value-type="float" office:value="-2.70963983209532">
            <text:p>-2.70963983</text:p>
          </table:table-cell>
          <table:table-cell table:style-name="ce7" table:formula="of:=2*([.I1]+[.I2]+[.I3]) + 4*([.I1]-[.I2]+[.I3]) + 8*([.I1]-[.I3])" office:value-type="float" office:value="-3.25724312740606">
            <text:p>-3.25724313</text:p>
          </table:table-cell>
          <table:table-cell table:style-name="ce7" table:formula="of:=2*([.J1]+[.J2]+[.J3]) + 4*([.J1]-[.J2]+[.J3]) + 8*([.J1]-[.J3])" office:value-type="float" office:value="-3.27016713210969">
            <text:p>-3.27016713</text:p>
          </table:table-cell>
          <table:table-cell table:style-name="ce7" table:formula="of:=2*([.K1]+[.K2]+[.K3]) + 4*([.K1]-[.K2]+[.K3]) + 8*([.K1]-[.K3])" office:value-type="float" office:value="-2.87907963384476">
            <text:p>-2.87907963</text:p>
          </table:table-cell>
          <table:table-cell table:style-name="ce7" table:formula="of:=2*([.L1]+[.L2]+[.L3]) + 4*([.L1]-[.L2]+[.L3]) + 8*([.L1]-[.L3])" office:value-type="float" office:value="-2.23553854025106">
            <text:p>-2.23553854</text:p>
          </table:table-cell>
          <table:table-cell table:style-name="ce7" table:formula="of:=2*([.M1]+[.M2]+[.M3]) + 4*([.M1]-[.M2]+[.M3]) + 8*([.M1]-[.M3])" office:value-type="float" office:value="-1.48747773386328">
            <text:p>-1.48747773</text:p>
          </table:table-cell>
          <table:table-cell table:style-name="ce7" table:formula="of:=2*([.N1]+[.N2]+[.N3]) + 4*([.N1]-[.N2]+[.N3]) + 8*([.N1]-[.N3])" office:value-type="float" office:value="-0.760705470102584">
            <text:p>-0.76070547</text:p>
          </table:table-cell>
          <table:table-cell table:style-name="ce7" table:formula="of:=2*([.O1]+[.O2]+[.O3]) + 4*([.O1]-[.O2]+[.O3]) + 8*([.O1]-[.O3])" office:value-type="float" office:value="-0.147498622428955">
            <text:p>-0.14749862</text:p>
          </table:table-cell>
          <table:table-cell table:style-name="ce2" table:number-columns-repeated="1009"/>
        </table:table-row>
        <table:table-row table:style-name="ro1">
          <table:table-cell table:style-name="ce2" office:value-type="string">
            <text:p>dfy</text:p>
          </table:table-cell>
          <table:table-cell table:style-name="ce7" table:formula="of:=2*([.B1]+[.B2]+[.B3]) - 4*([.B1]-[.B2]+[.B3])" office:value-type="float" office:value="2">
            <text:p>2.00000000</text:p>
          </table:table-cell>
          <table:table-cell table:style-name="ce7" table:formula="of:=2*([.C1]+[.C2]+[.C3]) - 4*([.C1]-[.C2]+[.C3])" office:value-type="float" office:value="2.532">
            <text:p>2.53200000</text:p>
          </table:table-cell>
          <table:table-cell table:style-name="ce7" table:formula="of:=2*([.D1]+[.D2]+[.D3]) - 4*([.D1]-[.D2]+[.D3])" office:value-type="float" office:value="3.062648">
            <text:p>3.06264800</text:p>
          </table:table-cell>
          <table:table-cell table:style-name="ce7" table:formula="of:=2*([.E1]+[.E2]+[.E3]) - 4*([.E1]-[.E2]+[.E3])" office:value-type="float" office:value="3.440471056">
            <text:p>3.44047106</text:p>
          </table:table-cell>
          <table:table-cell table:style-name="ce7" table:formula="of:=2*([.F1]+[.F2]+[.F3]) - 4*([.F1]-[.F2]+[.F3])" office:value-type="float" office:value="3.561114674656">
            <text:p>3.56111467</text:p>
          </table:table-cell>
          <table:table-cell table:style-name="ce7" table:formula="of:=2*([.G1]+[.G2]+[.G3]) - 4*([.G1]-[.G2]+[.G3])" office:value-type="float" office:value="3.37591689460742">
            <text:p>3.37591689</text:p>
          </table:table-cell>
          <table:table-cell table:style-name="ce7" table:formula="of:=2*([.H1]+[.H2]+[.H3]) - 4*([.H1]-[.H2]+[.H3])" office:value-type="float" office:value="2.89060162219413">
            <text:p>2.89060162</text:p>
          </table:table-cell>
          <table:table-cell table:style-name="ce7" table:formula="of:=2*([.I1]+[.I2]+[.I3]) - 4*([.I1]-[.I2]+[.I3])" office:value-type="float" office:value="2.15630155508508">
            <text:p>2.15630156</text:p>
          </table:table-cell>
          <table:table-cell table:style-name="ce7" table:formula="of:=2*([.J1]+[.J2]+[.J3]) - 4*([.J1]-[.J2]+[.J3])" office:value-type="float" office:value="1.2557021612783">
            <text:p>1.25570216</text:p>
          </table:table-cell>
          <table:table-cell table:style-name="ce7" table:formula="of:=2*([.K1]+[.K2]+[.K3]) - 4*([.K1]-[.K2]+[.K3])" office:value-type="float" office:value="0.28718099498734">
            <text:p>0.28718099</text:p>
          </table:table-cell>
          <table:table-cell table:style-name="ce7" table:formula="of:=2*([.L1]+[.L2]+[.L3]) - 4*([.L1]-[.L2]+[.L3])" office:value-type="float" office:value="-0.650502806810304">
            <text:p>-0.65050281</text:p>
          </table:table-cell>
          <table:table-cell table:style-name="ce7" table:formula="of:=2*([.M1]+[.M2]+[.M3]) - 4*([.M1]-[.M2]+[.M3])" office:value-type="float" office:value="-1.47100719696316">
            <text:p>-1.47100720</text:p>
          </table:table-cell>
          <table:table-cell table:style-name="ce7" table:formula="of:=2*([.N1]+[.N2]+[.N3]) - 4*([.N1]-[.N2]+[.N3])" office:value-type="float" office:value="-2.10946239953926">
            <text:p>-2.10946240</text:p>
          </table:table-cell>
          <table:table-cell table:style-name="ce7" table:formula="of:=2*([.O1]+[.O2]+[.O3]) - 4*([.O1]-[.O2]+[.O3])" office:value-type="float" office:value="-2.527292174255">
            <text:p>-2.52729217</text:p>
          </table:table-cell>
          <table:table-cell table:style-name="ce2" table:number-columns-repeated="1009"/>
        </table:table-row>
        <table:table-row table:style-name="ro1">
          <table:table-cell table:style-name="ce2" office:value-type="string">
            <text:p>dfz</text:p>
          </table:table-cell>
          <table:table-cell table:style-name="ce7" table:formula="of:=2*([.B1]+[.B2]+[.B3]) +4*([.B1]-[.B2]+[.B3]) - 8*([.B1]-[.B3])" office:value-type="float" office:value="10">
            <text:p>10.00000000</text:p>
          </table:table-cell>
          <table:table-cell table:style-name="ce7" table:formula="of:=2*([.C1]+[.C2]+[.C3]) +4*([.C1]-[.C2]+[.C3]) - 8*([.C1]-[.C3])" office:value-type="float" office:value="7.796">
            <text:p>7.79600000</text:p>
          </table:table-cell>
          <table:table-cell table:style-name="ce7" table:formula="of:=2*([.D1]+[.D2]+[.D3]) +4*([.D1]-[.D2]+[.D3]) - 8*([.D1]-[.D3])" office:value-type="float" office:value="5.175128">
            <text:p>5.17512800</text:p>
          </table:table-cell>
          <table:table-cell table:style-name="ce7" table:formula="of:=2*([.E1]+[.E2]+[.E3]) +4*([.E1]-[.E2]+[.E3]) - 8*([.E1]-[.E3])" office:value-type="float" office:value="2.54918664">
            <text:p>2.54918664</text:p>
          </table:table-cell>
          <table:table-cell table:style-name="ce7" table:formula="of:=2*([.F1]+[.F2]+[.F3]) +4*([.F1]-[.F2]+[.F3]) - 8*([.F1]-[.F3])" office:value-type="float" office:value="0.239148922208002">
            <text:p>0.23914892</text:p>
          </table:table-cell>
          <table:table-cell table:style-name="ce7" table:formula="of:=2*([.G1]+[.G2]+[.G3]) +4*([.G1]-[.G2]+[.G3]) - 8*([.G1]-[.G3])" office:value-type="float" office:value="-1.54570494231929">
            <text:p>-1.54570494</text:p>
          </table:table-cell>
          <table:table-cell table:style-name="ce7" table:formula="of:=2*([.H1]+[.H2]+[.H3]) +4*([.H1]-[.H2]+[.H3]) - 8*([.H1]-[.H3])" office:value-type="float" office:value="-2.70963983209532">
            <text:p>-2.70963983</text:p>
          </table:table-cell>
          <table:table-cell table:style-name="ce7" table:formula="of:=2*([.I1]+[.I2]+[.I3]) +4*([.I1]-[.I2]+[.I3]) - 8*([.I1]-[.I3])" office:value-type="float" office:value="-3.25724312740606">
            <text:p>-3.25724313</text:p>
          </table:table-cell>
          <table:table-cell table:style-name="ce7" table:formula="of:=2*([.J1]+[.J2]+[.J3]) +4*([.J1]-[.J2]+[.J3]) - 8*([.J1]-[.J3])" office:value-type="float" office:value="-3.27016713210969">
            <text:p>-3.27016713</text:p>
          </table:table-cell>
          <table:table-cell table:style-name="ce7" table:formula="of:=2*([.K1]+[.K2]+[.K3]) +4*([.K1]-[.K2]+[.K3]) - 8*([.K1]-[.K3])" office:value-type="float" office:value="-2.87907963384476">
            <text:p>-2.87907963</text:p>
          </table:table-cell>
          <table:table-cell table:style-name="ce7" table:formula="of:=2*([.L1]+[.L2]+[.L3]) +4*([.L1]-[.L2]+[.L3]) - 8*([.L1]-[.L3])" office:value-type="float" office:value="-2.23553854025106">
            <text:p>-2.23553854</text:p>
          </table:table-cell>
          <table:table-cell table:style-name="ce7" table:formula="of:=2*([.M1]+[.M2]+[.M3]) +4*([.M1]-[.M2]+[.M3]) - 8*([.M1]-[.M3])" office:value-type="float" office:value="-1.48747773386328">
            <text:p>-1.48747773</text:p>
          </table:table-cell>
          <table:table-cell table:style-name="ce7" table:formula="of:=2*([.N1]+[.N2]+[.N3]) +4*([.N1]-[.N2]+[.N3]) - 8*([.N1]-[.N3])" office:value-type="float" office:value="-0.760705470102584">
            <text:p>-0.76070547</text:p>
          </table:table-cell>
          <table:table-cell table:style-name="ce7" table:formula="of:=2*([.O1]+[.O2]+[.O3]) +4*([.O1]-[.O2]+[.O3]) - 8*([.O1]-[.O3])" office:value-type="float" office:value="-0.147498622428955">
            <text:p>-0.14749862</text:p>
          </table:table-cell>
          <table:table-cell table:style-name="ce2" table:number-columns-repeated="1009"/>
        </table:table-row>
        <table:table-row table:style-name="ro1">
          <table:table-cell table:style-name="ce8" office:value-type="string">
            <text:p>dx</text:p>
          </table:table-cell>
          <table:table-cell table:style-name="ce8"/>
          <table:table-cell table:style-name="ce8" table:formula="of:=- [.$B$16]*[.B5] + (1+[.$B$16])*[.C5]" office:value-type="float" office:value="-0.19">
            <text:p>-0.19000000</text:p>
          </table:table-cell>
          <table:table-cell table:style-name="ce8" table:formula="of:=- [.$B$16]*[.C5] + (1+[.$B$16])*[.D5]" office:value-type="float" office:value="-0.229124">
            <text:p>-0.22912400</text:p>
          </table:table-cell>
          <table:table-cell table:style-name="ce8" table:formula="of:=- [.$B$16]*[.D5] + (1+[.$B$16])*[.E5]" office:value-type="float" office:value="-0.234375032">
            <text:p>-0.23437503</text:p>
          </table:table-cell>
          <table:table-cell table:style-name="ce8" table:formula="of:=- [.$B$16]*[.E5] + (1+[.$B$16])*[.F5]" office:value-type="float" office:value="-0.21279592296">
            <text:p>-0.21279592</text:p>
          </table:table-cell>
          <table:table-cell table:style-name="ce8" table:formula="of:=- [.$B$16]*[.F5] + (1+[.$B$16])*[.G5]" office:value-type="float" office:value="-0.173117480425952">
            <text:p>-0.17311748</text:p>
          </table:table-cell>
          <table:table-cell table:style-name="ce8" table:formula="of:=- [.$B$16]*[.G5] + (1+[.$B$16])*[.H5]" office:value-type="float" office:value="-0.124284998179418">
            <text:p>-0.12428500</text:p>
          </table:table-cell>
          <table:table-cell table:style-name="ce8" table:formula="of:=- [.$B$16]*[.H5] + (1+[.$B$16])*[.I5]" office:value-type="float" office:value="-0.0742846860325389">
            <text:p>-0.07428469</text:p>
          </table:table-cell>
          <table:table-cell table:style-name="ce8" table:formula="of:=- [.$B$16]*[.I5] + (1+[.$B$16])*[.J5]" office:value-type="float" office:value="-0.0293553564974278">
            <text:p>-0.02935536</text:p>
          </table:table-cell>
          <table:table-cell table:style-name="ce8" table:formula="of:=- [.$B$16]*[.J5] + (1+[.$B$16])*[.K5]" office:value-type="float" office:value="0.00639816651574458">
            <text:p>0.00639817</text:p>
          </table:table-cell>
          <table:table-cell table:style-name="ce8" table:formula="of:=- [.$B$16]*[.K5] + (1+[.$B$16])*[.L5]" office:value-type="float" office:value="0.0310293587182334">
            <text:p>0.03102936</text:p>
          </table:table-cell>
          <table:table-cell table:style-name="ce8" table:formula="of:=- [.$B$16]*[.L5] + (1+[.$B$16])*[.M5]" office:value-type="float" office:value="0.0444899384065773">
            <text:p>0.04448994</text:p>
          </table:table-cell>
          <table:table-cell table:style-name="ce8" table:formula="of:=- [.$B$16]*[.M5] + (1+[.$B$16])*[.N5]" office:value-type="float" office:value="0.0481831746470624">
            <text:p>0.04818317</text:p>
          </table:table-cell>
          <table:table-cell table:style-name="ce8" table:formula="of:=- [.$B$16]*[.N5] + (1+[.$B$16])*[.O5]" office:value-type="float" office:value="0.0444309615095357">
            <text:p>0.04443096</text:p>
          </table:table-cell>
          <table:table-cell table:style-name="ce3" table:number-columns-repeated="1009"/>
        </table:table-row>
        <table:table-row table:style-name="ro1">
          <table:table-cell table:style-name="ce8" office:value-type="string">
            <text:p>dy</text:p>
          </table:table-cell>
          <table:table-cell table:style-name="ce8"/>
          <table:table-cell table:style-name="ce8" table:formula="of:=- [.$B$16]*[.B6] + (1+[.$B$16])*[.C6]" office:value-type="float" office:value="-0.038">
            <text:p>-0.03800000</text:p>
          </table:table-cell>
          <table:table-cell table:style-name="ce8" table:formula="of:=- [.$B$16]*[.C6] + (1+[.$B$16])*[.D6]" office:value-type="float" office:value="-0.064308">
            <text:p>-0.06430800</text:p>
          </table:table-cell>
          <table:table-cell table:style-name="ce8" table:formula="of:=- [.$B$16]*[.D6] + (1+[.$B$16])*[.E6]" office:value-type="float" office:value="-0.093279512">
            <text:p>-0.09327951</text:p>
          </table:table-cell>
          <table:table-cell table:style-name="ce8" table:formula="of:=- [.$B$16]*[.E6] + (1+[.$B$16])*[.F6]" office:value-type="float" office:value="-0.121756678864">
            <text:p>-0.12175668</text:p>
          </table:table-cell>
          <table:table-cell table:style-name="ce8" table:formula="of:=- [.$B$16]*[.F6] + (1+[.$B$16])*[.G6]" office:value-type="float" office:value="-0.146277950292064">
            <text:p>-0.14627795</text:p>
          </table:table-cell>
          <table:table-cell table:style-name="ce8" table:formula="of:=- [.$B$16]*[.G6] + (1+[.$B$16])*[.H6]" office:value-type="float" office:value="-0.163742544188495">
            <text:p>-0.16374254</text:p>
          </table:table-cell>
          <table:table-cell table:style-name="ce8" table:formula="of:=- [.$B$16]*[.H6] + (1+[.$B$16])*[.I6]" office:value-type="float" office:value="-0.171906468539867">
            <text:p>-0.17190647</text:p>
          </table:table-cell>
          <table:table-cell table:style-name="ce8" table:formula="of:=- [.$B$16]*[.I6] + (1+[.$B$16])*[.J6]" office:value-type="float" office:value="-0.16967013663275">
            <text:p>-0.16967014</text:p>
          </table:table-cell>
          <table:table-cell table:style-name="ce8" table:formula="of:=- [.$B$16]*[.J6] + (1+[.$B$16])*[.K6]" office:value-type="float" office:value="-0.157154750037997">
            <text:p>-0.15715475</text:p>
          </table:table-cell>
          <table:table-cell table:style-name="ce8" table:formula="of:=- [.$B$16]*[.K6] + (1+[.$B$16])*[.L6]" office:value-type="float" office:value="-0.135594394487452">
            <text:p>-0.13559439</text:p>
          </table:table-cell>
          <table:table-cell table:style-name="ce8" table:formula="of:=- [.$B$16]*[.L6] + (1+[.$B$16])*[.M6]" office:value-type="float" office:value="-0.107090772754425">
            <text:p>-0.10709077</text:p>
          </table:table-cell>
          <table:table-cell table:style-name="ce8" table:formula="of:=- [.$B$16]*[.M6] + (1+[.$B$16])*[.N6]" office:value-type="float" office:value="-0.0742870839979749">
            <text:p>-0.07428708</text:p>
          </table:table-cell>
          <table:table-cell table:style-name="ce8" table:formula="of:=- [.$B$16]*[.N6] + (1+[.$B$16])*[.O6]" office:value-type="float" office:value="-0.0400176547795999">
            <text:p>-0.04001765</text:p>
          </table:table-cell>
          <table:table-cell table:style-name="ce3" table:number-columns-repeated="1009"/>
        </table:table-row>
        <table:table-row table:style-name="ro1">
          <table:table-cell table:style-name="ce8" office:value-type="string">
            <text:p>dz</text:p>
          </table:table-cell>
          <table:table-cell table:style-name="ce8"/>
          <table:table-cell table:style-name="ce8" table:formula="of:=- [.$B$16]*[.B7] + (1+[.$B$16])*[.C7]" office:value-type="float" office:value="-0.19">
            <text:p>-0.19000000</text:p>
          </table:table-cell>
          <table:table-cell table:style-name="ce8" table:formula="of:=- [.$B$16]*[.C7] + (1+[.$B$16])*[.D7]" office:value-type="float" office:value="-0.229124">
            <text:p>-0.22912400</text:p>
          </table:table-cell>
          <table:table-cell table:style-name="ce8" table:formula="of:=- [.$B$16]*[.D7] + (1+[.$B$16])*[.E7]" office:value-type="float" office:value="-0.234375032">
            <text:p>-0.23437503</text:p>
          </table:table-cell>
          <table:table-cell table:style-name="ce8" table:formula="of:=- [.$B$16]*[.E7] + (1+[.$B$16])*[.F7]" office:value-type="float" office:value="-0.21279592296">
            <text:p>-0.21279592</text:p>
          </table:table-cell>
          <table:table-cell table:style-name="ce8" table:formula="of:=- [.$B$16]*[.F7] + (1+[.$B$16])*[.G7]" office:value-type="float" office:value="-0.173117480425952">
            <text:p>-0.17311748</text:p>
          </table:table-cell>
          <table:table-cell table:style-name="ce8" table:formula="of:=- [.$B$16]*[.G7] + (1+[.$B$16])*[.H7]" office:value-type="float" office:value="-0.124284998179418">
            <text:p>-0.12428500</text:p>
          </table:table-cell>
          <table:table-cell table:style-name="ce8" table:formula="of:=- [.$B$16]*[.H7] + (1+[.$B$16])*[.I7]" office:value-type="float" office:value="-0.0742846860325389">
            <text:p>-0.07428469</text:p>
          </table:table-cell>
          <table:table-cell table:style-name="ce8" table:formula="of:=- [.$B$16]*[.I7] + (1+[.$B$16])*[.J7]" office:value-type="float" office:value="-0.0293553564974278">
            <text:p>-0.02935536</text:p>
          </table:table-cell>
          <table:table-cell table:style-name="ce8" table:formula="of:=- [.$B$16]*[.J7] + (1+[.$B$16])*[.K7]" office:value-type="float" office:value="0.00639816651574458">
            <text:p>0.00639817</text:p>
          </table:table-cell>
          <table:table-cell table:style-name="ce8" table:formula="of:=- [.$B$16]*[.K7] + (1+[.$B$16])*[.L7]" office:value-type="float" office:value="0.0310293587182334">
            <text:p>0.03102936</text:p>
          </table:table-cell>
          <table:table-cell table:style-name="ce8" table:formula="of:=- [.$B$16]*[.L7] + (1+[.$B$16])*[.M7]" office:value-type="float" office:value="0.0444899384065773">
            <text:p>0.04448994</text:p>
          </table:table-cell>
          <table:table-cell table:style-name="ce8" table:formula="of:=- [.$B$16]*[.M7] + (1+[.$B$16])*[.N7]" office:value-type="float" office:value="0.0481831746470624">
            <text:p>0.04818317</text:p>
          </table:table-cell>
          <table:table-cell table:style-name="ce8" table:formula="of:=- [.$B$16]*[.N7] + (1+[.$B$16])*[.O7]" office:value-type="float" office:value="0.0444309615095357">
            <text:p>0.04443096</text:p>
          </table:table-cell>
          <table:table-cell table:style-name="ce3" table:number-columns-repeated="1009"/>
        </table:table-row>
        <table:table-row table:style-name="ro1">
          <table:table-cell table:style-name="ce6"/>
          <table:table-cell/>
          <table:table-cell table:style-name="ce6" table:formula="of:=[.C11]*[.C11] + [.C12]*[.C12] + [.C13]*[.C13]" office:value-type="float" office:value="0.073644">
            <text:p>0.07364400</text:p>
          </table:table-cell>
          <table:table-cell table:style-name="ce6" table:formula="of:=[.D11]*[.D11] + [.D12]*[.D12] + [.D13]*[.D13]" office:value-type="float" office:value="0.109131133616">
            <text:p>0.10913113</text:p>
          </table:table-cell>
          <table:table-cell table:style-name="ce6" table:formula="of:=[.E11]*[.E11] + [.E12]*[.E12] + [.E13]*[.E13]" office:value-type="float" office:value="0.11856437860896">
            <text:p>0.11856438</text:p>
          </table:table-cell>
          <table:table-cell table:style-name="ce6" table:formula="of:=[.F11]*[.F11] + [.F12]*[.F12] + [.F13]*[.F13]" office:value-type="float" office:value="0.105388898504788">
            <text:p>0.10538890</text:p>
          </table:table-cell>
          <table:table-cell table:style-name="ce6" table:formula="of:=[.G11]*[.G11] + [.G12]*[.G12] + [.G13]*[.G13]" office:value-type="float" office:value="0.0813365627997073">
            <text:p>0.08133656</text:p>
          </table:table-cell>
          <table:table-cell table:style-name="ce6" table:formula="of:=[.H11]*[.H11] + [.H12]*[.H12] + [.H13]*[.H13]" office:value-type="float" office:value="0.0577051423222371">
            <text:p>0.05770514</text:p>
          </table:table-cell>
          <table:table-cell table:style-name="ce6" table:formula="of:=[.I11]*[.I11] + [.I12]*[.I12] + [.I13]*[.I13]" office:value-type="float" office:value="0.040588263083754">
            <text:p>0.04058826</text:p>
          </table:table-cell>
          <table:table-cell table:style-name="ce6" table:formula="of:=[.J11]*[.J11] + [.J12]*[.J12] + [.J13]*[.J13]" office:value-type="float" office:value="0.0305114291751581">
            <text:p>0.03051143</text:p>
          </table:table-cell>
          <table:table-cell table:style-name="ce6" table:formula="of:=[.K11]*[.K11] + [.K12]*[.K12] + [.K13]*[.K13]" office:value-type="float" office:value="0.0247794885290315">
            <text:p>0.02477949</text:p>
          </table:table-cell>
          <table:table-cell table:style-name="ce6" table:formula="of:=[.L11]*[.L11] + [.L12]*[.L12] + [.L13]*[.L13]" office:value-type="float" office:value="0.0203114820213483">
            <text:p>0.02031148</text:p>
          </table:table-cell>
          <table:table-cell table:style-name="ce6" table:formula="of:=[.M11]*[.M11] + [.M12]*[.M12] + [.M13]*[.M13]" office:value-type="float" office:value="0.0154271428479819">
            <text:p>0.01542714</text:p>
          </table:table-cell>
          <table:table-cell table:style-name="ce6" table:formula="of:=[.N11]*[.N11] + [.N12]*[.N12] + [.N13]*[.N13]" office:value-type="float" office:value="0.0101618074870608">
            <text:p>0.01016181</text:p>
          </table:table-cell>
          <table:table-cell table:style-name="ce6" table:formula="of:=[.O11]*[.O11] + [.O12]*[.O12] + [.O13]*[.O13]" office:value-type="float" office:value="0.00554963337538293">
            <text:p>0.00554963</text:p>
          </table:table-cell>
          <table:table-cell table:number-columns-repeated="1009"/>
        </table:table-row>
        <table:table-row table:style-name="ro1">
          <table:table-cell table:style-name="Default" office:value-type="string">
            <text:p>lr</text:p>
          </table:table-cell>
          <table:table-cell office:value-type="float" office:value="0.01">
            <text:p>0.01000000</text:p>
          </table:table-cell>
          <table:table-cell table:style-name="ce6" table:number-columns-repeated="7"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Default" office:value-type="string">
            <text:p>mu</text:p>
          </table:table-cell>
          <table:table-cell office:value-type="float" office:value="0.9">
            <text:p>0.90000000</text:p>
          </table:table-cell>
          <table:table-cell table:style-name="Default" table:number-columns-repeated="13"/>
          <table:table-cell table:number-columns-repeated="100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15" number:min-integer-digits="1"/>
    </number:number-style>
    <number:number-style style:name="N119">
      <number:number number:decimal-places="13" number:min-integer-digits="1"/>
    </number:number-style>
    <number:number-style style:name="N120">
      <number:number number:decimal-places="12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5/23/2017</text:date>, <text:time>20:3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53S</meta:editing-duration>
    <meta:editing-cycles>19</meta:editing-cycles>
    <meta:generator>OpenOffice/4.1.2$Win32 OpenOffice.org_project/412m3$Build-9782</meta:generator>
    <dc:date>2017-05-23T20:39:39.02</dc:date>
    <dc:creator>Serge P</dc:creator>
    <meta:document-statistic meta:table-count="8" meta:cell-count="1197" meta:object-count="0"/>
    <meta:user-defined meta:name="Info 1"/>
    <meta:user-defined meta:name="Info 2"/>
    <meta:user-defined meta:name="Info 3"/>
    <meta:user-defined meta:name="Info 4"/>
  </office:meta>
</office:document-meta>
</file>